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9.05pt"/>
    </style:style>
    <style:style style:name="co2" style:family="table-column">
      <style:table-column-properties fo:break-before="auto" style:column-width="36.06pt"/>
    </style:style>
    <style:style style:name="co3" style:family="table-column">
      <style:table-column-properties fo:break-before="auto" style:column-width="350.36pt"/>
    </style:style>
    <style:style style:name="co4" style:family="table-column">
      <style:table-column-properties fo:break-before="auto" style:column-width="35.29pt"/>
    </style:style>
    <style:style style:name="co5" style:family="table-column">
      <style:table-column-properties fo:break-before="auto" style:column-width="56.21pt"/>
    </style:style>
    <style:style style:name="co6" style:family="table-column">
      <style:table-column-properties fo:break-before="auto" style:column-width="32.46pt"/>
    </style:style>
    <style:style style:name="co7" style:family="table-column">
      <style:table-column-properties fo:break-before="auto" style:column-width="31.75pt"/>
    </style:style>
    <style:style style:name="co8" style:family="table-column">
      <style:table-column-properties fo:break-before="auto" style:column-width="99.44pt"/>
    </style:style>
    <style:style style:name="co9" style:family="table-column">
      <style:table-column-properties fo:break-before="auto" style:column-width="45.41pt"/>
    </style:style>
    <style:style style:name="co10" style:family="table-column">
      <style:table-column-properties fo:break-before="auto" style:column-width="80.76pt"/>
    </style:style>
    <style:style style:name="co11" style:family="table-column">
      <style:table-column-properties fo:break-before="auto" style:column-width="49.01pt"/>
    </style:style>
    <style:style style:name="co12" style:family="table-column">
      <style:table-column-properties fo:break-before="auto" style:column-width="43.94pt"/>
    </style:style>
    <style:style style:name="co13" style:family="table-column">
      <style:table-column-properties fo:break-before="auto" style:column-width="72.79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data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 office:value-type="string" calcext:value-type="string">
            <text:p>PassengerId</text:p>
          </table:table-cell>
          <table:table-cell table:style-name="ce1" office:value-type="string" calcext:value-type="string">
            <text:p>Pcla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SibSp</text:p>
          </table:table-cell>
          <table:table-cell table:style-name="ce1" office:value-type="string" calcext:value-type="string">
            <text:p>Parch</text:p>
          </table:table-cell>
          <table:table-cell table:style-name="ce1" office:value-type="string" calcext:value-type="string">
            <text:p>Ticket</text:p>
          </table:table-cell>
          <table:table-cell table:style-name="ce1" office:value-type="string" calcext:value-type="string">
            <text:p>Fare</text:p>
          </table:table-cell>
          <table:table-cell table:style-name="ce1" office:value-type="string" calcext:value-type="string">
            <text:p>Cabin</text:p>
          </table:table-cell>
          <table:table-cell table:style-name="ce1" office:value-type="string" calcext:value-type="string">
            <text:p>Embarked</text:p>
          </table:table-cell>
          <table:table-cell table:style-name="ce4" office:value-type="string" calcext:value-type="string">
            <text:p>Survived</text:p>
          </table:table-cell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raund, Mr. Owen Harri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2" calcext:value-type="float">
            <text:p>22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5 21171</text:p>
          </table:table-cell>
          <table:table-cell table:style-name="ce3" office:value-type="float" office:value="7.25" calcext:value-type="float">
            <text:p>7.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umings, Mrs. John Bradley (Florence Briggs Thayer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8" calcext:value-type="float">
            <text:p>38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599</text:p>
          </table:table-cell>
          <table:table-cell table:style-name="ce3" office:value-type="float" office:value="71.2833" calcext:value-type="float">
            <text:p>71.28</text:p>
          </table:table-cell>
          <table:table-cell table:style-name="ce1" office:value-type="string" calcext:value-type="string">
            <text:p>C85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eikkinen, Miss. Lain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6" calcext:value-type="float">
            <text:p>2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ON/O2. 3101282</text:p>
          </table:table-cell>
          <table:table-cell table:style-name="ce3" office:value-type="float" office:value="7.925" calcext:value-type="float">
            <text:p>7.9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utrelle, Mrs. Jacques Heath (Lily May Peel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5" calcext:value-type="float">
            <text:p>35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3803" calcext:value-type="float">
            <text:p>113803</text:p>
          </table:table-cell>
          <table:table-cell table:style-name="ce3" office:value-type="float" office:value="53.1" calcext:value-type="float">
            <text:p>53.10</text:p>
          </table:table-cell>
          <table:table-cell table:style-name="ce1" office:value-type="string" calcext:value-type="string">
            <text:p>C123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len, Mr. William Henry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5" calcext:value-type="float">
            <text:p>3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3450" calcext:value-type="float">
            <text:p>373450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oran, Mr. James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0877" calcext:value-type="float">
            <text:p>330877</text:p>
          </table:table-cell>
          <table:table-cell table:style-name="ce3" office:value-type="float" office:value="8.4583" calcext:value-type="float">
            <text:p>8.46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cCarthy, Mr. Timothy J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54" calcext:value-type="float">
            <text:p>5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463" calcext:value-type="float">
            <text:p>17463</text:p>
          </table:table-cell>
          <table:table-cell table:style-name="ce3" office:value-type="float" office:value="51.8625" calcext:value-type="float">
            <text:p>51.86</text:p>
          </table:table-cell>
          <table:table-cell table:style-name="ce1" office:value-type="string" calcext:value-type="string">
            <text:p>E46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lsson, Master. Gosta Leonar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" calcext:value-type="float">
            <text:p>2.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49909" calcext:value-type="float">
            <text:p>349909</text:p>
          </table:table-cell>
          <table:table-cell table:style-name="ce3" office:value-type="float" office:value="21.075" calcext:value-type="float">
            <text:p>21.0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ohnson, Mrs. Oscar W (Elisabeth Vilhelmina Berg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7" calcext:value-type="float">
            <text:p>27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7742" calcext:value-type="float">
            <text:p>347742</text:p>
          </table:table-cell>
          <table:table-cell table:style-name="ce3" office:value-type="float" office:value="11.1333" calcext:value-type="float">
            <text:p>11.1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asser, Mrs. Nicholas (Adele Achem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4" calcext:value-type="float">
            <text:p>14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7736" calcext:value-type="float">
            <text:p>237736</text:p>
          </table:table-cell>
          <table:table-cell table:style-name="ce3" office:value-type="float" office:value="30.0708" calcext:value-type="float">
            <text:p>30.07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ndstrom, Miss. Marguerite Rut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" calcext:value-type="float">
            <text:p>4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P 9549</text:p>
          </table:table-cell>
          <table:table-cell table:style-name="ce3" office:value-type="float" office:value="16.7" calcext:value-type="float">
            <text:p>16.70</text:p>
          </table:table-cell>
          <table:table-cell table:style-name="ce1" office:value-type="string" calcext:value-type="string">
            <text:p>G6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onnell, Miss. Elizabeth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58" calcext:value-type="float">
            <text:p>5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783" calcext:value-type="float">
            <text:p>113783</text:p>
          </table:table-cell>
          <table:table-cell table:style-name="ce3" office:value-type="float" office:value="26.55" calcext:value-type="float">
            <text:p>26.55</text:p>
          </table:table-cell>
          <table:table-cell table:style-name="ce1" office:value-type="string" calcext:value-type="string">
            <text:p>C103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undercock, Mr. William Henry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0" calcext:value-type="float">
            <text:p>2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5. 2151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dersson, Mr. Anders Joha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9" calcext:value-type="float">
            <text:p>39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47082" calcext:value-type="float">
            <text:p>347082</text:p>
          </table:table-cell>
          <table:table-cell table:style-name="ce3" office:value-type="float" office:value="31.275" calcext:value-type="float">
            <text:p>31.2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estrom, Miss. Hulda Amanda Adolfin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4" calcext:value-type="float">
            <text:p>1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406" calcext:value-type="float">
            <text:p>350406</text:p>
          </table:table-cell>
          <table:table-cell table:style-name="ce3" office:value-type="float" office:value="7.8542" calcext:value-type="float">
            <text:p>7.8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ewlett, Mrs. (Mary D Kingcome) 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55" calcext:value-type="float">
            <text:p>5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8706" calcext:value-type="float">
            <text:p>248706</text:p>
          </table:table-cell>
          <table:table-cell table:style-name="ce3" office:value-type="float" office:value="16" calcext:value-type="float">
            <text:p>16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ice, Master. Eugene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" calcext:value-type="float">
            <text:p>2.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2652" calcext:value-type="float">
            <text:p>382652</text:p>
          </table:table-cell>
          <table:table-cell table:style-name="ce3" office:value-type="float" office:value="29.125" calcext:value-type="float">
            <text:p>29.13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illiams, Mr. Charles Eugene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4373" calcext:value-type="float">
            <text:p>244373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ander Planke, Mrs. Julius (Emelia Maria Vandemoortele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1" calcext:value-type="float">
            <text:p>31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5763" calcext:value-type="float">
            <text:p>345763</text:p>
          </table:table-cell>
          <table:table-cell table:style-name="ce3" office:value-type="float" office:value="18" calcext:value-type="float">
            <text:p>18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sselmani, Mrs. Fatima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49" calcext:value-type="float">
            <text:p>2649</text:p>
          </table:table-cell>
          <table:table-cell table:style-name="ce3" office:value-type="float" office:value="7.225" calcext:value-type="float">
            <text:p>7.2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ynney, Mr. Joseph J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5" calcext:value-type="float">
            <text:p>3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9865" calcext:value-type="float">
            <text:p>239865</text:p>
          </table:table-cell>
          <table:table-cell table:style-name="ce3" office:value-type="float" office:value="26" calcext:value-type="float">
            <text:p>26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esley, Mr. Lawrence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4" calcext:value-type="float">
            <text:p>3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8698" calcext:value-type="float">
            <text:p>248698</text:p>
          </table:table-cell>
          <table:table-cell table:style-name="ce3" office:value-type="float" office:value="13" calcext:value-type="float">
            <text:p>13.00</text:p>
          </table:table-cell>
          <table:table-cell table:style-name="ce1" office:value-type="string" calcext:value-type="string">
            <text:p>D56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cGowan, Miss. Anna "Annie"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5" calcext:value-type="float">
            <text:p>1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0923" calcext:value-type="float">
            <text:p>330923</text:p>
          </table:table-cell>
          <table:table-cell table:style-name="ce3" office:value-type="float" office:value="8.0292" calcext:value-type="float">
            <text:p>8.03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loper, Mr. William Thompso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8" calcext:value-type="float">
            <text:p>2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788" calcext:value-type="float">
            <text:p>113788</text:p>
          </table:table-cell>
          <table:table-cell table:style-name="ce3" office:value-type="float" office:value="35.5" calcext:value-type="float">
            <text:p>35.50</text:p>
          </table:table-cell>
          <table:table-cell table:style-name="ce1" office:value-type="string" calcext:value-type="string">
            <text:p>A6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lsson, Miss. Torborg Danir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8" calcext:value-type="float">
            <text:p>8.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49909" calcext:value-type="float">
            <text:p>349909</text:p>
          </table:table-cell>
          <table:table-cell table:style-name="ce3" office:value-type="float" office:value="21.075" calcext:value-type="float">
            <text:p>21.0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splund, Mrs. Carl Oscar (Selma Augusta Emilia Johansson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8" calcext:value-type="float">
            <text:p>38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47077" calcext:value-type="float">
            <text:p>347077</text:p>
          </table:table-cell>
          <table:table-cell table:style-name="ce3" office:value-type="float" office:value="31.3875" calcext:value-type="float">
            <text:p>31.39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mir, Mr. Farred Chehab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31" calcext:value-type="float">
            <text:p>2631</text:p>
          </table:table-cell>
          <table:table-cell table:style-name="ce3" office:value-type="float" office:value="7.225" calcext:value-type="float">
            <text:p>7.2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ortune, Mr. Charles Alexande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9" calcext:value-type="float">
            <text:p>19.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950" calcext:value-type="float">
            <text:p>19950</text:p>
          </table:table-cell>
          <table:table-cell table:style-name="ce3" office:value-type="float" office:value="263" calcext:value-type="float">
            <text:p>263.00</text:p>
          </table:table-cell>
          <table:table-cell table:style-name="ce1" office:value-type="string" calcext:value-type="string">
            <text:p>C23 C25 C27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'Dwyer, Miss. Ellen "Nellie"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0959" calcext:value-type="float">
            <text:p>330959</text:p>
          </table:table-cell>
          <table:table-cell table:style-name="ce3" office:value-type="float" office:value="7.8792" calcext:value-type="float">
            <text:p>7.88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odoroff, Mr. Lalio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16" calcext:value-type="float">
            <text:p>349216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ruchurtu, Don. Manuel E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0" calcext:value-type="float">
            <text:p>4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601</text:p>
          </table:table-cell>
          <table:table-cell table:style-name="ce3" office:value-type="float" office:value="27.7208" calcext:value-type="float">
            <text:p>27.72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pencer, Mrs. William Augustus (Marie Eugenie)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569</text:p>
          </table:table-cell>
          <table:table-cell table:style-name="ce3" office:value-type="float" office:value="146.5208" calcext:value-type="float">
            <text:p>146.52</text:p>
          </table:table-cell>
          <table:table-cell table:style-name="ce1" office:value-type="string" calcext:value-type="string">
            <text:p>B78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lynn, Miss. Mary Agatha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5677" calcext:value-type="float">
            <text:p>335677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headon, Mr. Edward H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66" calcext:value-type="float">
            <text:p>6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24579</text:p>
          </table:table-cell>
          <table:table-cell table:style-name="ce3" office:value-type="float" office:value="10.5" calcext:value-type="float">
            <text:p>10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eyer, Mr. Edgar Joseph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8" calcext:value-type="float">
            <text:p>28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604</text:p>
          </table:table-cell>
          <table:table-cell table:style-name="ce3" office:value-type="float" office:value="82.1708" calcext:value-type="float">
            <text:p>82.17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olverson, Mr. Alexander Oska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2" calcext:value-type="float">
            <text:p>42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3789" calcext:value-type="float">
            <text:p>113789</text:p>
          </table:table-cell>
          <table:table-cell table:style-name="ce3" office:value-type="float" office:value="52" calcext:value-type="float">
            <text:p>52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mee, Mr. Hanna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77" calcext:value-type="float">
            <text:p>2677</text:p>
          </table:table-cell>
          <table:table-cell table:style-name="ce3" office:value-type="float" office:value="7.2292" calcext:value-type="float">
            <text:p>7.2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nn, Mr. Ernest Charle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1" calcext:value-type="float">
            <text:p>2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./5. 2152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ander Planke, Miss. Augusta Mari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8" calcext:value-type="float">
            <text:p>18.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5764" calcext:value-type="float">
            <text:p>345764</text:p>
          </table:table-cell>
          <table:table-cell table:style-name="ce3" office:value-type="float" office:value="18" calcext:value-type="float">
            <text:p>18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icola-Yarred, Miss. Jamil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4" calcext:value-type="float">
            <text:p>14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51" calcext:value-type="float">
            <text:p>2651</text:p>
          </table:table-cell>
          <table:table-cell table:style-name="ce3" office:value-type="float" office:value="11.2417" calcext:value-type="float">
            <text:p>11.24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hlin, Mrs. Johan (Johanna Persdotter Larsson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0" calcext:value-type="float">
            <text:p>40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46" calcext:value-type="float">
            <text:p>7546</text:p>
          </table:table-cell>
          <table:table-cell table:style-name="ce3" office:value-type="float" office:value="9.475" calcext:value-type="float">
            <text:p>9.4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urpin, Mrs. William John Robert (Dorothy Ann Wonnacott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7" calcext:value-type="float">
            <text:p>27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668" calcext:value-type="float">
            <text:p>11668</text:p>
          </table:table-cell>
          <table:table-cell table:style-name="ce3" office:value-type="float" office:value="21" calcext:value-type="float">
            <text:p>21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raeff, Mr. Theodor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53" calcext:value-type="float">
            <text:p>349253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roche, Miss. Simonne Marie Anne Andre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" calcext:value-type="float">
            <text:p>3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C/Paris 2123</text:p>
          </table:table-cell>
          <table:table-cell table:style-name="ce3" office:value-type="float" office:value="41.5792" calcext:value-type="float">
            <text:p>41.58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vaney, Miss. Margaret Deli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9" calcext:value-type="float">
            <text:p>1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0958" calcext:value-type="float">
            <text:p>330958</text:p>
          </table:table-cell>
          <table:table-cell table:style-name="ce3" office:value-type="float" office:value="7.8792" calcext:value-type="float">
            <text:p>7.88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ogers, Mr. William John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.C./A.4. 23567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ennon, Mr. Denis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0371" calcext:value-type="float">
            <text:p>370371</text:p>
          </table:table-cell>
          <table:table-cell table:style-name="ce3" office:value-type="float" office:value="15.5" calcext:value-type="float">
            <text:p>15.50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'Driscoll, Miss. Bridget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311" calcext:value-type="float">
            <text:p>14311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maan, Mr. Youssef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62" calcext:value-type="float">
            <text:p>2662</text:p>
          </table:table-cell>
          <table:table-cell table:style-name="ce3" office:value-type="float" office:value="21.6792" calcext:value-type="float">
            <text:p>21.68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rnold-Franchi, Mrs. Josef (Josefine Franchi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8" calcext:value-type="float">
            <text:p>18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9237" calcext:value-type="float">
            <text:p>349237</text:p>
          </table:table-cell>
          <table:table-cell table:style-name="ce3" office:value-type="float" office:value="17.8" calcext:value-type="float">
            <text:p>17.8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nula, Master. Juha Niilo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7" calcext:value-type="float">
            <text:p>7.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01295" calcext:value-type="float">
            <text:p>3101295</text:p>
          </table:table-cell>
          <table:table-cell table:style-name="ce3" office:value-type="float" office:value="39.6875" calcext:value-type="float">
            <text:p>39.69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osworthy, Mr. Richard Cate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1" calcext:value-type="float">
            <text:p>2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4. 39886</text:p>
          </table:table-cell>
          <table:table-cell table:style-name="ce3" office:value-type="float" office:value="7.8" calcext:value-type="float">
            <text:p>7.8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rper, Mrs. Henry Sleeper (Myna Haxtun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9" calcext:value-type="float">
            <text:p>49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572</text:p>
          </table:table-cell>
          <table:table-cell table:style-name="ce3" office:value-type="float" office:value="76.7292" calcext:value-type="float">
            <text:p>76.73</text:p>
          </table:table-cell>
          <table:table-cell table:style-name="ce1" office:value-type="string" calcext:value-type="string">
            <text:p>D33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aunthorpe, Mrs. Lizzie (Elizabeth Anne Wilkinson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9" calcext:value-type="float">
            <text:p>29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26" calcext:value-type="float">
            <text:p>2926</text:p>
          </table:table-cell>
          <table:table-cell table:style-name="ce3" office:value-type="float" office:value="26" calcext:value-type="float">
            <text:p>26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stby, Mr. Engelhart Corneliu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65" calcext:value-type="float">
            <text:p>65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3509" calcext:value-type="float">
            <text:p>113509</text:p>
          </table:table-cell>
          <table:table-cell table:style-name="ce3" office:value-type="float" office:value="61.9792" calcext:value-type="float">
            <text:p>61.98</text:p>
          </table:table-cell>
          <table:table-cell table:style-name="ce1" office:value-type="string" calcext:value-type="string">
            <text:p>B30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oolner, Mr. Hugh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9947" calcext:value-type="float">
            <text:p>19947</text:p>
          </table:table-cell>
          <table:table-cell table:style-name="ce3" office:value-type="float" office:value="35.5" calcext:value-type="float">
            <text:p>35.50</text:p>
          </table:table-cell>
          <table:table-cell table:style-name="ce1" office:value-type="string" calcext:value-type="string">
            <text:p>C52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ugg, Miss. Emily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1" calcext:value-type="float">
            <text:p>2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31026</text:p>
          </table:table-cell>
          <table:table-cell table:style-name="ce3" office:value-type="float" office:value="10.5" calcext:value-type="float">
            <text:p>10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ovel, Mr. Mansoue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8.5" calcext:value-type="float">
            <text:p>28.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97" calcext:value-type="float">
            <text:p>2697</text:p>
          </table:table-cell>
          <table:table-cell table:style-name="ce3" office:value-type="float" office:value="7.2292" calcext:value-type="float">
            <text:p>7.2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est, Miss. Constance Mirium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5" calcext:value-type="float">
            <text:p>5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.A. 34651</text:p>
          </table:table-cell>
          <table:table-cell table:style-name="ce3" office:value-type="float" office:value="27.75" calcext:value-type="float">
            <text:p>27.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oodwin, Master. William Frederick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1" calcext:value-type="float">
            <text:p>11.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 2144</text:p>
          </table:table-cell>
          <table:table-cell table:style-name="ce3" office:value-type="float" office:value="46.9" calcext:value-type="float">
            <text:p>46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irayanian, Mr. Orse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2" calcext:value-type="float">
            <text:p>2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69" calcext:value-type="float">
            <text:p>2669</text:p>
          </table:table-cell>
          <table:table-cell table:style-name="ce3" office:value-type="float" office:value="7.2292" calcext:value-type="float">
            <text:p>7.2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card, Miss. Ameli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8" calcext:value-type="float">
            <text:p>3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572" calcext:value-type="float">
            <text:p>113572</text:p>
          </table:table-cell>
          <table:table-cell table:style-name="ce3" office:value-type="float" office:value="80" calcext:value-type="float">
            <text:p>80.00</text:p>
          </table:table-cell>
          <table:table-cell table:style-name="ce1" office:value-type="string" calcext:value-type="string">
            <text:p>B28</text:p>
          </table:table-cell>
          <table:table-cell/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rris, Mr. Henry Birkhardt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5" calcext:value-type="float">
            <text:p>45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973" calcext:value-type="float">
            <text:p>36973</text:p>
          </table:table-cell>
          <table:table-cell table:style-name="ce3" office:value-type="float" office:value="83.475" calcext:value-type="float">
            <text:p>83.48</text:p>
          </table:table-cell>
          <table:table-cell table:style-name="ce1" office:value-type="string" calcext:value-type="string">
            <text:p>C83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koog, Master. Haral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" calcext:value-type="float">
            <text:p>4.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7088" calcext:value-type="float">
            <text:p>347088</text:p>
          </table:table-cell>
          <table:table-cell table:style-name="ce3" office:value-type="float" office:value="27.9" calcext:value-type="float">
            <text:p>2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ewart, Mr. Albert A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605</text:p>
          </table:table-cell>
          <table:table-cell table:style-name="ce3" office:value-type="float" office:value="27.7208" calcext:value-type="float">
            <text:p>27.72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oubarek, Master. Gerios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661" calcext:value-type="float">
            <text:p>2661</text:p>
          </table:table-cell>
          <table:table-cell table:style-name="ce3" office:value-type="float" office:value="15.2458" calcext:value-type="float">
            <text:p>15.2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ye, Mrs. (Elizabeth Ramell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9" calcext:value-type="float">
            <text:p>2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29395</text:p>
          </table:table-cell>
          <table:table-cell table:style-name="ce3" office:value-type="float" office:value="10.5" calcext:value-type="float">
            <text:p>10.50</text:p>
          </table:table-cell>
          <table:table-cell table:style-name="ce1" office:value-type="string" calcext:value-type="string">
            <text:p>F33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rease, Mr. Ernest Jame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9" calcext:value-type="float">
            <text:p>1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.P. 3464</text:p>
          </table:table-cell>
          <table:table-cell table:style-name="ce3" office:value-type="float" office:value="8.1583" calcext:value-type="float">
            <text:p>8.1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dersson, Miss. Erna Alexandr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7" calcext:value-type="float">
            <text:p>17.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101281" calcext:value-type="float">
            <text:p>3101281</text:p>
          </table:table-cell>
          <table:table-cell table:style-name="ce3" office:value-type="float" office:value="7.925" calcext:value-type="float">
            <text:p>7.9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ink, Mr. Vincenz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6" calcext:value-type="float">
            <text:p>26.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5151" calcext:value-type="float">
            <text:p>315151</text:p>
          </table:table-cell>
          <table:table-cell table:style-name="ce3" office:value-type="float" office:value="8.6625" calcext:value-type="float">
            <text:p>8.6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Jenkin, Mr. Stephen Curnow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2" calcext:value-type="float">
            <text:p>3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33111</text:p>
          </table:table-cell>
          <table:table-cell table:style-name="ce3" office:value-type="float" office:value="10.5" calcext:value-type="float">
            <text:p>10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oodwin, Miss. Lillian Amy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6" calcext:value-type="float">
            <text:p>16.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 2144</text:p>
          </table:table-cell>
          <table:table-cell table:style-name="ce3" office:value-type="float" office:value="46.9" calcext:value-type="float">
            <text:p>46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ood, Mr. Ambrose J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1" calcext:value-type="float">
            <text:p>2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.O.C. 14879</text:p>
          </table:table-cell>
          <table:table-cell table:style-name="ce3" office:value-type="float" office:value="73.5" calcext:value-type="float">
            <text:p>73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ronopoulos, Mr. Apostolo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6" calcext:value-type="float">
            <text:p>26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80" calcext:value-type="float">
            <text:p>2680</text:p>
          </table:table-cell>
          <table:table-cell table:style-name="ce3" office:value-type="float" office:value="14.4542" calcext:value-type="float">
            <text:p>14.4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ing, Mr. Lee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2" calcext:value-type="float">
            <text:p>3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01" calcext:value-type="float">
            <text:p>1601</text:p>
          </table:table-cell>
          <table:table-cell table:style-name="ce3" office:value-type="float" office:value="56.4958" calcext:value-type="float">
            <text:p>56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oen, Mr. Sigurd Hanse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5" calcext:value-type="float">
            <text:p>2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8123" calcext:value-type="float">
            <text:p>348123</text:p>
          </table:table-cell>
          <table:table-cell table:style-name="ce3" office:value-type="float" office:value="7.65" calcext:value-type="float">
            <text:p>7.65</text:p>
          </table:table-cell>
          <table:table-cell table:style-name="ce1" office:value-type="string" calcext:value-type="string">
            <text:p>F G73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aneff, Mr. Ivan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08" calcext:value-type="float">
            <text:p>349208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outal, Mr. Rahamin Haim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4746" calcext:value-type="float">
            <text:p>374746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ldwell, Master. Alden Gate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0.83" calcext:value-type="float">
            <text:p>0.8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738" calcext:value-type="float">
            <text:p>248738</text:p>
          </table:table-cell>
          <table:table-cell table:style-name="ce3" office:value-type="float" office:value="29" calcext:value-type="float">
            <text:p>29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owdell, Miss. Elizabeth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0" calcext:value-type="float">
            <text:p>3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4516" calcext:value-type="float">
            <text:p>364516</text:p>
          </table:table-cell>
          <table:table-cell table:style-name="ce3" office:value-type="float" office:value="12.475" calcext:value-type="float">
            <text:p>12.4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aelens, Mr. Achille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2" calcext:value-type="float">
            <text:p>2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5767" calcext:value-type="float">
            <text:p>345767</text:p>
          </table:table-cell>
          <table:table-cell table:style-name="ce3" office:value-type="float" office:value="9" calcext:value-type="float">
            <text:p>9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heerlinck, Mr. Jan Baptist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9" calcext:value-type="float">
            <text:p>2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5779" calcext:value-type="float">
            <text:p>345779</text:p>
          </table:table-cell>
          <table:table-cell table:style-name="ce3" office:value-type="float" office:value="9.5" calcext:value-type="float">
            <text:p>9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cDermott, Miss. Brigdet Delia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0932" calcext:value-type="float">
            <text:p>330932</text:p>
          </table:table-cell>
          <table:table-cell table:style-name="ce3" office:value-type="float" office:value="7.7875" calcext:value-type="float">
            <text:p>7.79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rrau, Mr. Francisco M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8" calcext:value-type="float">
            <text:p>2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059" calcext:value-type="float">
            <text:p>113059</text:p>
          </table:table-cell>
          <table:table-cell table:style-name="ce3" office:value-type="float" office:value="47.1" calcext:value-type="float">
            <text:p>47.1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Ilett, Miss. Berth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7" calcext:value-type="float">
            <text:p>17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/C 14885</text:p>
          </table:table-cell>
          <table:table-cell table:style-name="ce3" office:value-type="float" office:value="10.5" calcext:value-type="float">
            <text:p>10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kstrom, Mrs. Karl Alfred (Maria Mathilda Gustafsson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3" calcext:value-type="float">
            <text:p>33.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01278" calcext:value-type="float">
            <text:p>3101278</text:p>
          </table:table-cell>
          <table:table-cell table:style-name="ce3" office:value-type="float" office:value="15.85" calcext:value-type="float">
            <text:p>15.8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ord, Mr. William Neal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6" calcext:value-type="float">
            <text:p>16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./C. 6608</text:p>
          </table:table-cell>
          <table:table-cell table:style-name="ce3" office:value-type="float" office:value="34.375" calcext:value-type="float">
            <text:p>34.3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locovski, Mr. Selman Francis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TON/OQ 392086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ortune, Miss. Mabel Helen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3" calcext:value-type="float">
            <text:p>23.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950" calcext:value-type="float">
            <text:p>19950</text:p>
          </table:table-cell>
          <table:table-cell table:style-name="ce3" office:value-type="float" office:value="263" calcext:value-type="float">
            <text:p>263.00</text:p>
          </table:table-cell>
          <table:table-cell table:style-name="ce1" office:value-type="string" calcext:value-type="string">
            <text:p>C23 C25 C27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elotti, Mr. Francesco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4" calcext:value-type="float">
            <text:p>2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3275" calcext:value-type="float">
            <text:p>343275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ristmann, Mr. Emil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9" calcext:value-type="float">
            <text:p>2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3276" calcext:value-type="float">
            <text:p>343276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dreasson, Mr. Paul Edvi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0" calcext:value-type="float">
            <text:p>2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466" calcext:value-type="float">
            <text:p>347466</text:p>
          </table:table-cell>
          <table:table-cell table:style-name="ce3" office:value-type="float" office:value="7.8542" calcext:value-type="float">
            <text:p>7.8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affee, Mr. Herbert Fulle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6" calcext:value-type="float">
            <text:p>46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W.E.P. 5734</text:p>
          </table:table-cell>
          <table:table-cell table:style-name="ce3" office:value-type="float" office:value="61.175" calcext:value-type="float">
            <text:p>61.18</text:p>
          </table:table-cell>
          <table:table-cell table:style-name="ce1" office:value-type="string" calcext:value-type="string">
            <text:p>E31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an, Mr. Bertram Frank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6" calcext:value-type="float">
            <text:p>26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.A. 2315</text:p>
          </table:table-cell>
          <table:table-cell table:style-name="ce3" office:value-type="float" office:value="20.575" calcext:value-type="float">
            <text:p>20.5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xon, Mr. Daniel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59" calcext:value-type="float">
            <text:p>5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4500" calcext:value-type="float">
            <text:p>364500</text:p>
          </table:table-cell>
          <table:table-cell table:style-name="ce3" office:value-type="float" office:value="7.25" calcext:value-type="float">
            <text:p>7.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horney, Mr. Charles Joseph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4910" calcext:value-type="float">
            <text:p>374910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oldschmidt, Mr. George B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71" calcext:value-type="float">
            <text:p>7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754</text:p>
          </table:table-cell>
          <table:table-cell table:style-name="ce3" office:value-type="float" office:value="34.6542" calcext:value-type="float">
            <text:p>34.65</text:p>
          </table:table-cell>
          <table:table-cell table:style-name="ce1" office:value-type="string" calcext:value-type="string">
            <text:p>A5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eenfield, Mr. William Bertram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3" calcext:value-type="float">
            <text:p>23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 17759</text:p>
          </table:table-cell>
          <table:table-cell table:style-name="ce3" office:value-type="float" office:value="63.3583" calcext:value-type="float">
            <text:p>63.36</text:p>
          </table:table-cell>
          <table:table-cell table:style-name="ce1" office:value-type="string" calcext:value-type="string">
            <text:p>D10 D12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oling, Mrs. John T (Ada Julia Bone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4" calcext:value-type="float">
            <text:p>34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1919" calcext:value-type="float">
            <text:p>231919</text:p>
          </table:table-cell>
          <table:table-cell table:style-name="ce3" office:value-type="float" office:value="23" calcext:value-type="float">
            <text:p>2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Kantor, Mr. Sinai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4" calcext:value-type="float">
            <text:p>34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367" calcext:value-type="float">
            <text:p>244367</text:p>
          </table:table-cell>
          <table:table-cell table:style-name="ce3" office:value-type="float" office:value="26" calcext:value-type="float">
            <text:p>26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tranec, Miss. Matild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8" calcext:value-type="float">
            <text:p>2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45" calcext:value-type="float">
            <text:p>349245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troff, Mr. Pastcho ("Pentcho")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15" calcext:value-type="float">
            <text:p>349215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hite, Mr. Richard Frasa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1" calcext:value-type="float">
            <text:p>21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5281" calcext:value-type="float">
            <text:p>35281</text:p>
          </table:table-cell>
          <table:table-cell table:style-name="ce3" office:value-type="float" office:value="77.2875" calcext:value-type="float">
            <text:p>77.29</text:p>
          </table:table-cell>
          <table:table-cell table:style-name="ce1" office:value-type="string" calcext:value-type="string">
            <text:p>D26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ohansson, Mr. Gustaf Joel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3" calcext:value-type="float">
            <text:p>33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540" calcext:value-type="float">
            <text:p>7540</text:p>
          </table:table-cell>
          <table:table-cell table:style-name="ce3" office:value-type="float" office:value="8.6542" calcext:value-type="float">
            <text:p>8.6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ustafsson, Mr. Anders Vilhelm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7" calcext:value-type="float">
            <text:p>37.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01276" calcext:value-type="float">
            <text:p>3101276</text:p>
          </table:table-cell>
          <table:table-cell table:style-name="ce3" office:value-type="float" office:value="7.925" calcext:value-type="float">
            <text:p>7.9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ionoff, Mr. Stoytcho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8" calcext:value-type="float">
            <text:p>2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07" calcext:value-type="float">
            <text:p>349207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lkjelsvik, Miss. Anna Kristin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1" calcext:value-type="float">
            <text:p>2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3120" calcext:value-type="float">
            <text:p>343120</text:p>
          </table:table-cell>
          <table:table-cell table:style-name="ce3" office:value-type="float" office:value="7.65" calcext:value-type="float">
            <text:p>7.6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oss, Mr. Albert Johan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2991" calcext:value-type="float">
            <text:p>312991</text:p>
          </table:table-cell>
          <table:table-cell table:style-name="ce3" office:value-type="float" office:value="7.775" calcext:value-type="float">
            <text:p>7.7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ekic, Mr. Tido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8" calcext:value-type="float">
            <text:p>3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49" calcext:value-type="float">
            <text:p>349249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oran, Miss. Bertha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1110" calcext:value-type="float">
            <text:p>371110</text:p>
          </table:table-cell>
          <table:table-cell table:style-name="ce3" office:value-type="float" office:value="24.15" calcext:value-type="float">
            <text:p>24.1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orter, Mr. Walter Chamberlai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7" calcext:value-type="float">
            <text:p>47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0465" calcext:value-type="float">
            <text:p>110465</text:p>
          </table:table-cell>
          <table:table-cell table:style-name="ce3" office:value-type="float" office:value="52" calcext:value-type="float">
            <text:p>52.00</text:p>
          </table:table-cell>
          <table:table-cell table:style-name="ce1" office:value-type="string" calcext:value-type="string">
            <text:p>C110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Zabour, Miss. Hileni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4.5" calcext:value-type="float">
            <text:p>14.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65" calcext:value-type="float">
            <text:p>2665</text:p>
          </table:table-cell>
          <table:table-cell table:style-name="ce3" office:value-type="float" office:value="14.4542" calcext:value-type="float">
            <text:p>14.4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rton, Mr. David Joh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2" calcext:value-type="float">
            <text:p>2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24669" calcext:value-type="float">
            <text:p>324669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ussila, Miss. Katriin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0" calcext:value-type="float">
            <text:p>20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36" calcext:value-type="float">
            <text:p>4136</text:p>
          </table:table-cell>
          <table:table-cell table:style-name="ce3" office:value-type="float" office:value="9.825" calcext:value-type="float">
            <text:p>9.8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ttalah, Miss. Malak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7" calcext:value-type="float">
            <text:p>17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27" calcext:value-type="float">
            <text:p>2627</text:p>
          </table:table-cell>
          <table:table-cell table:style-name="ce3" office:value-type="float" office:value="14.4583" calcext:value-type="float">
            <text:p>14.46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koniemi, Mr. Edvar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1" calcext:value-type="float">
            <text:p>2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ON/O 2. 3101294</text:p>
          </table:table-cell>
          <table:table-cell table:style-name="ce3" office:value-type="float" office:value="7.925" calcext:value-type="float">
            <text:p>7.9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nnors, Mr. Patrick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70.5" calcext:value-type="float">
            <text:p>70.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0369" calcext:value-type="float">
            <text:p>370369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urpin, Mr. William John Robert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9" calcext:value-type="float">
            <text:p>29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668" calcext:value-type="float">
            <text:p>11668</text:p>
          </table:table-cell>
          <table:table-cell table:style-name="ce3" office:value-type="float" office:value="21" calcext:value-type="float">
            <text:p>21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xter, Mr. Quigg Edmon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4" calcext:value-type="float">
            <text:p>24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 17558</text:p>
          </table:table-cell>
          <table:table-cell table:style-name="ce3" office:value-type="float" office:value="247.5208" calcext:value-type="float">
            <text:p>247.52</text:p>
          </table:table-cell>
          <table:table-cell table:style-name="ce1" office:value-type="string" calcext:value-type="string">
            <text:p>B58 B60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dersson, Miss. Ellis Anna Mari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" calcext:value-type="float">
            <text:p>2.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7082" calcext:value-type="float">
            <text:p>347082</text:p>
          </table:table-cell>
          <table:table-cell table:style-name="ce3" office:value-type="float" office:value="31.275" calcext:value-type="float">
            <text:p>31.2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ckman, Mr. Stanley George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1" calcext:value-type="float">
            <text:p>21.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.O.C. 14879</text:p>
          </table:table-cell>
          <table:table-cell table:style-name="ce3" office:value-type="float" office:value="73.5" calcext:value-type="float">
            <text:p>73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oore, Mr. Leonard Charles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4. 54510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asser, Mr. Nichola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2.5" calcext:value-type="float">
            <text:p>32.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7736" calcext:value-type="float">
            <text:p>237736</text:p>
          </table:table-cell>
          <table:table-cell table:style-name="ce3" office:value-type="float" office:value="30.0708" calcext:value-type="float">
            <text:p>30.07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ebber, Miss. Susan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2.5" calcext:value-type="float">
            <text:p>32.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7267" calcext:value-type="float">
            <text:p>27267</text:p>
          </table:table-cell>
          <table:table-cell table:style-name="ce3" office:value-type="float" office:value="13" calcext:value-type="float">
            <text:p>13.00</text:p>
          </table:table-cell>
          <table:table-cell table:style-name="ce1" office:value-type="string" calcext:value-type="string">
            <text:p>E101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hite, Mr. Percival Waylan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54" calcext:value-type="float">
            <text:p>54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5281" calcext:value-type="float">
            <text:p>35281</text:p>
          </table:table-cell>
          <table:table-cell table:style-name="ce3" office:value-type="float" office:value="77.2875" calcext:value-type="float">
            <text:p>77.29</text:p>
          </table:table-cell>
          <table:table-cell table:style-name="ce1" office:value-type="string" calcext:value-type="string">
            <text:p>D26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icola-Yarred, Master. Elia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2" calcext:value-type="float">
            <text:p>12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51" calcext:value-type="float">
            <text:p>2651</text:p>
          </table:table-cell>
          <table:table-cell table:style-name="ce3" office:value-type="float" office:value="11.2417" calcext:value-type="float">
            <text:p>11.24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cMahon, Mr. Martin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0372" calcext:value-type="float">
            <text:p>370372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dsen, Mr. Fridtjof Arne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4" calcext:value-type="float">
            <text:p>2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 17369</text:p>
          </table:table-cell>
          <table:table-cell table:style-name="ce3" office:value-type="float" office:value="7.1417" calcext:value-type="float">
            <text:p>7.14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ter, Miss. Anna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668" calcext:value-type="float">
            <text:p>2668</text:p>
          </table:table-cell>
          <table:table-cell table:style-name="ce3" office:value-type="float" office:value="22.3583" calcext:value-type="float">
            <text:p>22.36</text:p>
          </table:table-cell>
          <table:table-cell table:style-name="ce1" office:value-type="string" calcext:value-type="string">
            <text:p>F E69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kstrom, Mr. Joha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5" calcext:value-type="float">
            <text:p>4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061" calcext:value-type="float">
            <text:p>347061</text:p>
          </table:table-cell>
          <table:table-cell table:style-name="ce3" office:value-type="float" office:value="6.975" calcext:value-type="float">
            <text:p>6.9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razenoic, Mr. Jozef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3" calcext:value-type="float">
            <text:p>33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41" calcext:value-type="float">
            <text:p>349241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elho, Mr. Domingos Fernandeo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0" calcext:value-type="float">
            <text:p>2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TON/O.Q. 3101307</text:p>
          </table:table-cell>
          <table:table-cell table:style-name="ce3" office:value-type="float" office:value="7.05" calcext:value-type="float">
            <text:p>7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obins, Mrs. Alexander A (Grace Charity Laury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7" calcext:value-type="float">
            <text:p>47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5. 3337</text:p>
          </table:table-cell>
          <table:table-cell table:style-name="ce3" office:value-type="float" office:value="14.5" calcext:value-type="float">
            <text:p>14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eisz, Mrs. Leopold (Mathilde Francoise Pede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9" calcext:value-type="float">
            <text:p>29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8414" calcext:value-type="float">
            <text:p>228414</text:p>
          </table:table-cell>
          <table:table-cell table:style-name="ce3" office:value-type="float" office:value="26" calcext:value-type="float">
            <text:p>26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obey, Mr. Samuel James Hayde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5" calcext:value-type="float">
            <text:p>2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29178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ichard, Mr. Emile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3" calcext:value-type="float">
            <text:p>23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C/PARIS 2133</text:p>
          </table:table-cell>
          <table:table-cell table:style-name="ce3" office:value-type="float" office:value="15.0458" calcext:value-type="float">
            <text:p>15.0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ewsom, Miss. Helen Monypeny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9" calcext:value-type="float">
            <text:p>19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752" calcext:value-type="float">
            <text:p>11752</text:p>
          </table:table-cell>
          <table:table-cell table:style-name="ce3" office:value-type="float" office:value="26.2833" calcext:value-type="float">
            <text:p>26.28</text:p>
          </table:table-cell>
          <table:table-cell table:style-name="ce1" office:value-type="string" calcext:value-type="string">
            <text:p>D47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utrelle, Mr. Jacques Heath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7" calcext:value-type="float">
            <text:p>37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3803" calcext:value-type="float">
            <text:p>113803</text:p>
          </table:table-cell>
          <table:table-cell table:style-name="ce3" office:value-type="float" office:value="53.1" calcext:value-type="float">
            <text:p>53.10</text:p>
          </table:table-cell>
          <table:table-cell table:style-name="ce1" office:value-type="string" calcext:value-type="string">
            <text:p>C123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sen, Mr. Olaf Elo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6" calcext:value-type="float">
            <text:p>1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534" calcext:value-type="float">
            <text:p>7534</text:p>
          </table:table-cell>
          <table:table-cell table:style-name="ce3" office:value-type="float" office:value="9.2167" calcext:value-type="float">
            <text:p>9.22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iglio, Mr. Victo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4" calcext:value-type="float">
            <text:p>2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593</text:p>
          </table:table-cell>
          <table:table-cell table:style-name="ce3" office:value-type="float" office:value="79.2" calcext:value-type="float">
            <text:p>79.20</text:p>
          </table:table-cell>
          <table:table-cell table:style-name="ce1" office:value-type="string" calcext:value-type="string">
            <text:p>B86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oulos, Mrs. Joseph (Sultana)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78" calcext:value-type="float">
            <text:p>2678</text:p>
          </table:table-cell>
          <table:table-cell table:style-name="ce3" office:value-type="float" office:value="15.2458" calcext:value-type="float">
            <text:p>15.2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ysten, Miss. Anna Sofi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2" calcext:value-type="float">
            <text:p>2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081" calcext:value-type="float">
            <text:p>347081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akkarainen, Mrs. Pekka Pietari (Elin Matilda Dolck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4" calcext:value-type="float">
            <text:p>24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ON/O2. 3101279</text:p>
          </table:table-cell>
          <table:table-cell table:style-name="ce3" office:value-type="float" office:value="15.85" calcext:value-type="float">
            <text:p>15.8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urke, Mr. Jeremiah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9" calcext:value-type="float">
            <text:p>1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5222" calcext:value-type="float">
            <text:p>365222</text:p>
          </table:table-cell>
          <table:table-cell table:style-name="ce3" office:value-type="float" office:value="6.75" calcext:value-type="float">
            <text:p>6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drew, Mr. Edgardo Samuel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8" calcext:value-type="float">
            <text:p>1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1945" calcext:value-type="float">
            <text:p>231945</text:p>
          </table:table-cell>
          <table:table-cell table:style-name="ce3" office:value-type="float" office:value="11.5" calcext:value-type="float">
            <text:p>11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icholls, Mr. Joseph Charle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9" calcext:value-type="float">
            <text:p>19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.A. 33112</text:p>
          </table:table-cell>
          <table:table-cell table:style-name="ce3" office:value-type="float" office:value="36.75" calcext:value-type="float">
            <text:p>36.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dersson, Mr. August Edvard ("Wennerstrom")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7" calcext:value-type="float">
            <text:p>27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043" calcext:value-type="float">
            <text:p>350043</text:p>
          </table:table-cell>
          <table:table-cell table:style-name="ce3" office:value-type="float" office:value="7.7958" calcext:value-type="float">
            <text:p>7.8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ord, Miss. Robina Maggie "Ruby"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9" calcext:value-type="float">
            <text:p>9.00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./C. 6608</text:p>
          </table:table-cell>
          <table:table-cell table:style-name="ce3" office:value-type="float" office:value="34.375" calcext:value-type="float">
            <text:p>34.3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avratil, Mr. Michel ("Louis M Hoffman")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6.5" calcext:value-type="float">
            <text:p>36.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0080" calcext:value-type="float">
            <text:p>230080</text:p>
          </table:table-cell>
          <table:table-cell table:style-name="ce3" office:value-type="float" office:value="26" calcext:value-type="float">
            <text:p>26.00</text:p>
          </table:table-cell>
          <table:table-cell table:style-name="ce1" office:value-type="string" calcext:value-type="string">
            <text:p>F2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yles, Rev. Thomas Roussel David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2" calcext:value-type="float">
            <text:p>4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4310" calcext:value-type="float">
            <text:p>244310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teman, Rev. Robert Jame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51" calcext:value-type="float">
            <text:p>5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.O.P. 1166</text:p>
          </table:table-cell>
          <table:table-cell table:style-name="ce3" office:value-type="float" office:value="12.525" calcext:value-type="float">
            <text:p>12.5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ars, Mrs. Thomas (Edith Wearne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2" calcext:value-type="float">
            <text:p>22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3776" calcext:value-type="float">
            <text:p>113776</text:p>
          </table:table-cell>
          <table:table-cell table:style-name="ce3" office:value-type="float" office:value="66.6" calcext:value-type="float">
            <text:p>66.60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eo, Mr. Alfonzo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55.5" calcext:value-type="float">
            <text:p>55.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.5. 11206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an Billiard, Mr. Austin Blyle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0.5" calcext:value-type="float">
            <text:p>40.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/5. 851</text:p>
          </table:table-cell>
          <table:table-cell table:style-name="ce3" office:value-type="float" office:value="14.5" calcext:value-type="float">
            <text:p>14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lsen, Mr. Ole Martin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a 265302</text:p>
          </table:table-cell>
          <table:table-cell table:style-name="ce3" office:value-type="float" office:value="7.3125" calcext:value-type="float">
            <text:p>7.31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illiams, Mr. Charles Duane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51" calcext:value-type="float">
            <text:p>51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 17597</text:p>
          </table:table-cell>
          <table:table-cell table:style-name="ce3" office:value-type="float" office:value="61.3792" calcext:value-type="float">
            <text:p>61.38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ilnagh, Miss. Katherine "Katie"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6" calcext:value-type="float">
            <text:p>1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851" calcext:value-type="float">
            <text:p>35851</text:p>
          </table:table-cell>
          <table:table-cell table:style-name="ce3" office:value-type="float" office:value="7.7333" calcext:value-type="float">
            <text:p>7.73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rn, Mr. Harry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0" calcext:value-type="float">
            <text:p>3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TON/OQ 392090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miljanic, Mr. Mile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5037" calcext:value-type="float">
            <text:p>315037</text:p>
          </table:table-cell>
          <table:table-cell table:style-name="ce3" office:value-type="float" office:value="8.6625" calcext:value-type="float">
            <text:p>8.6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ge, Master. Thomas Henry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. 2343</text:p>
          </table:table-cell>
          <table:table-cell table:style-name="ce3" office:value-type="float" office:value="69.55" calcext:value-type="float">
            <text:p>69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ribb, Mr. John Hatfiel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4" calcext:value-type="float">
            <text:p>44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71362" calcext:value-type="float">
            <text:p>371362</text:p>
          </table:table-cell>
          <table:table-cell table:style-name="ce3" office:value-type="float" office:value="16.1" calcext:value-type="float">
            <text:p>16.1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att, Mrs. James (Elizabeth "Bessie" Inglis Milne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0" calcext:value-type="float">
            <text:p>4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33595</text:p>
          </table:table-cell>
          <table:table-cell table:style-name="ce3" office:value-type="float" office:value="15.75" calcext:value-type="float">
            <text:p>15.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gtsson, Mr. John Vikto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6" calcext:value-type="float">
            <text:p>2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068" calcext:value-type="float">
            <text:p>347068</text:p>
          </table:table-cell>
          <table:table-cell table:style-name="ce3" office:value-type="float" office:value="7.775" calcext:value-type="float">
            <text:p>7.7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lic, Mr. Jovo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7" calcext:value-type="float">
            <text:p>17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5093" calcext:value-type="float">
            <text:p>315093</text:p>
          </table:table-cell>
          <table:table-cell table:style-name="ce3" office:value-type="float" office:value="8.6625" calcext:value-type="float">
            <text:p>8.6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nula, Master. Eino Viljami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" calcext:value-type="float">
            <text:p>1.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01295" calcext:value-type="float">
            <text:p>3101295</text:p>
          </table:table-cell>
          <table:table-cell table:style-name="ce3" office:value-type="float" office:value="39.6875" calcext:value-type="float">
            <text:p>39.69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oldsmith, Master. Frank John William "Frankie"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9" calcext:value-type="float">
            <text:p>9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3291" calcext:value-type="float">
            <text:p>363291</text:p>
          </table:table-cell>
          <table:table-cell table:style-name="ce3" office:value-type="float" office:value="20.525" calcext:value-type="float">
            <text:p>20.5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ibnall, Mrs. (Edith Martha Bowerman)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3505" calcext:value-type="float">
            <text:p>113505</text:p>
          </table:table-cell>
          <table:table-cell table:style-name="ce3" office:value-type="float" office:value="55" calcext:value-type="float">
            <text:p>55.00</text:p>
          </table:table-cell>
          <table:table-cell table:style-name="ce1" office:value-type="string" calcext:value-type="string">
            <text:p>E33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koog, Mrs. William (Anna Bernhardina Karlsson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5" calcext:value-type="float">
            <text:p>45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47088" calcext:value-type="float">
            <text:p>347088</text:p>
          </table:table-cell>
          <table:table-cell table:style-name="ce3" office:value-type="float" office:value="27.9" calcext:value-type="float">
            <text:p>2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umann, Mr. John D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318</text:p>
          </table:table-cell>
          <table:table-cell table:style-name="ce3" office:value-type="float" office:value="25.925" calcext:value-type="float">
            <text:p>25.9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ing, Mr. Lee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8" calcext:value-type="float">
            <text:p>2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01" calcext:value-type="float">
            <text:p>1601</text:p>
          </table:table-cell>
          <table:table-cell table:style-name="ce3" office:value-type="float" office:value="56.4958" calcext:value-type="float">
            <text:p>56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an der hoef, Mr. Wyckoff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61" calcext:value-type="float">
            <text:p>6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1240" calcext:value-type="float">
            <text:p>111240</text:p>
          </table:table-cell>
          <table:table-cell table:style-name="ce3" office:value-type="float" office:value="33.5" calcext:value-type="float">
            <text:p>33.50</text:p>
          </table:table-cell>
          <table:table-cell table:style-name="ce1" office:value-type="string" calcext:value-type="string">
            <text:p>B19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ice, Master. Arthu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" calcext:value-type="float">
            <text:p>4.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2652" calcext:value-type="float">
            <text:p>382652</text:p>
          </table:table-cell>
          <table:table-cell table:style-name="ce3" office:value-type="float" office:value="29.125" calcext:value-type="float">
            <text:p>29.13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ohnson, Miss. Eleanor Ileen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" calcext:value-type="float">
            <text:p>1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47742" calcext:value-type="float">
            <text:p>347742</text:p>
          </table:table-cell>
          <table:table-cell table:style-name="ce3" office:value-type="float" office:value="11.1333" calcext:value-type="float">
            <text:p>11.1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ivola, Mr. Antti Wilhelm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1" calcext:value-type="float">
            <text:p>2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ON/O 2. 3101280</text:p>
          </table:table-cell>
          <table:table-cell table:style-name="ce3" office:value-type="float" office:value="7.925" calcext:value-type="float">
            <text:p>7.9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mith, Mr. James Clinch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56" calcext:value-type="float">
            <text:p>5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764" calcext:value-type="float">
            <text:p>17764</text:p>
          </table:table-cell>
          <table:table-cell table:style-name="ce3" office:value-type="float" office:value="30.6958" calcext:value-type="float">
            <text:p>30.70</text:p>
          </table:table-cell>
          <table:table-cell table:style-name="ce1" office:value-type="string" calcext:value-type="string">
            <text:p>A7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lasen, Mr. Klas Albi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8" calcext:value-type="float">
            <text:p>18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50404" calcext:value-type="float">
            <text:p>350404</text:p>
          </table:table-cell>
          <table:table-cell table:style-name="ce3" office:value-type="float" office:value="7.8542" calcext:value-type="float">
            <text:p>7.8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efebre, Master. Henry Forbes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133" calcext:value-type="float">
            <text:p>4133</text:p>
          </table:table-cell>
          <table:table-cell table:style-name="ce3" office:value-type="float" office:value="25.4667" calcext:value-type="float">
            <text:p>25.47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sham, Miss. Ann Elizabeth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50" calcext:value-type="float">
            <text:p>5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595</text:p>
          </table:table-cell>
          <table:table-cell table:style-name="ce3" office:value-type="float" office:value="28.7125" calcext:value-type="float">
            <text:p>28.71</text:p>
          </table:table-cell>
          <table:table-cell table:style-name="ce1" office:value-type="string" calcext:value-type="string">
            <text:p>C49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ale, Mr. Reginal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0" calcext:value-type="float">
            <text:p>3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50653" calcext:value-type="float">
            <text:p>250653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eonard, Mr. Lionel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6" calcext:value-type="float">
            <text:p>3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INE</text:p>
          </table:table-cell>
          <table:table-cell table:style-name="ce3" office:value-type="float" office:value="0" calcext:value-type="float">
            <text:p>0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ge, Miss. Constance Gladys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. 2343</text:p>
          </table:table-cell>
          <table:table-cell table:style-name="ce3" office:value-type="float" office:value="69.55" calcext:value-type="float">
            <text:p>69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ernot, Mr. Rene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C/PARIS 2131</text:p>
          </table:table-cell>
          <table:table-cell table:style-name="ce3" office:value-type="float" office:value="15.05" calcext:value-type="float">
            <text:p>15.0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splund, Master. Clarence Gustaf Hugo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9" calcext:value-type="float">
            <text:p>9.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7077" calcext:value-type="float">
            <text:p>347077</text:p>
          </table:table-cell>
          <table:table-cell table:style-name="ce3" office:value-type="float" office:value="31.3875" calcext:value-type="float">
            <text:p>31.39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cker, Master. Richard F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" calcext:value-type="float">
            <text:p>1.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0136" calcext:value-type="float">
            <text:p>230136</text:p>
          </table:table-cell>
          <table:table-cell table:style-name="ce3" office:value-type="float" office:value="39" calcext:value-type="float">
            <text:p>39.00</text:p>
          </table:table-cell>
          <table:table-cell table:style-name="ce1" office:value-type="string" calcext:value-type="string">
            <text:p>F4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ink-Heilmann, Miss. Luise Gretchen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" calcext:value-type="float">
            <text:p>4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15153" calcext:value-type="float">
            <text:p>315153</text:p>
          </table:table-cell>
          <table:table-cell table:style-name="ce3" office:value-type="float" office:value="22.025" calcext:value-type="float">
            <text:p>22.0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od, Mr. Hugh Roscoe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767" calcext:value-type="float">
            <text:p>113767</text:p>
          </table:table-cell>
          <table:table-cell table:style-name="ce3" office:value-type="float" office:value="50" calcext:value-type="float">
            <text:p>50.00</text:p>
          </table:table-cell>
          <table:table-cell table:style-name="ce1" office:value-type="string" calcext:value-type="string">
            <text:p>A32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'Brien, Mrs. Thomas (Johanna "Hannah" Godfrey)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0365" calcext:value-type="float">
            <text:p>370365</text:p>
          </table:table-cell>
          <table:table-cell table:style-name="ce3" office:value-type="float" office:value="15.5" calcext:value-type="float">
            <text:p>15.50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maine, Mr. Charles Hallace ("Mr C Rolmane")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5" calcext:value-type="float">
            <text:p>4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1428" calcext:value-type="float">
            <text:p>111428</text:p>
          </table:table-cell>
          <table:table-cell table:style-name="ce3" office:value-type="float" office:value="26.55" calcext:value-type="float">
            <text:p>26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ourke, Mr. Joh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0" calcext:value-type="float">
            <text:p>40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64849" calcext:value-type="float">
            <text:p>364849</text:p>
          </table:table-cell>
          <table:table-cell table:style-name="ce3" office:value-type="float" office:value="15.5" calcext:value-type="float">
            <text:p>15.50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urcin, Mr. Stjepa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6" calcext:value-type="float">
            <text:p>3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47" calcext:value-type="float">
            <text:p>349247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insky, Mrs. (Rosa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2" calcext:value-type="float">
            <text:p>3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4604" calcext:value-type="float">
            <text:p>234604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rbines, Mr. William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9" calcext:value-type="float">
            <text:p>1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424" calcext:value-type="float">
            <text:p>28424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dersen-Jensen, Miss. Carla Christine Nielsin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9" calcext:value-type="float">
            <text:p>19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0046" calcext:value-type="float">
            <text:p>350046</text:p>
          </table:table-cell>
          <table:table-cell table:style-name="ce3" office:value-type="float" office:value="7.8542" calcext:value-type="float">
            <text:p>7.8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avratil, Master. Michel M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" calcext:value-type="float">
            <text:p>3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30080" calcext:value-type="float">
            <text:p>230080</text:p>
          </table:table-cell>
          <table:table-cell table:style-name="ce3" office:value-type="float" office:value="26" calcext:value-type="float">
            <text:p>26.00</text:p>
          </table:table-cell>
          <table:table-cell table:style-name="ce1" office:value-type="string" calcext:value-type="string">
            <text:p>F2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own, Mrs. James Joseph (Margaret Tobin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4" calcext:value-type="float">
            <text:p>4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610</text:p>
          </table:table-cell>
          <table:table-cell table:style-name="ce3" office:value-type="float" office:value="27.7208" calcext:value-type="float">
            <text:p>27.72</text:p>
          </table:table-cell>
          <table:table-cell table:style-name="ce1" office:value-type="string" calcext:value-type="string">
            <text:p>B4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urette, Miss. Elis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58" calcext:value-type="float">
            <text:p>5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569</text:p>
          </table:table-cell>
          <table:table-cell table:style-name="ce3" office:value-type="float" office:value="146.5208" calcext:value-type="float">
            <text:p>146.52</text:p>
          </table:table-cell>
          <table:table-cell table:style-name="ce1" office:value-type="string" calcext:value-type="string">
            <text:p>B80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ernagh, Mr. Robert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8703" calcext:value-type="float">
            <text:p>368703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lsen, Mr. Karl Siegwart Andrea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2" calcext:value-type="float">
            <text:p>42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579" calcext:value-type="float">
            <text:p>4579</text:p>
          </table:table-cell>
          <table:table-cell table:style-name="ce3" office:value-type="float" office:value="8.4042" calcext:value-type="float">
            <text:p>8.4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digan, Miss. Margaret "Maggie"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0370" calcext:value-type="float">
            <text:p>370370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rois, Miss. Henriette ("Mrs Harbeck"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4" calcext:value-type="float">
            <text:p>2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8747" calcext:value-type="float">
            <text:p>248747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ande Walle, Mr. Nestor Cyriel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8" calcext:value-type="float">
            <text:p>2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5770" calcext:value-type="float">
            <text:p>345770</text:p>
          </table:table-cell>
          <table:table-cell table:style-name="ce3" office:value-type="float" office:value="9.5" calcext:value-type="float">
            <text:p>9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ge, Mr. Frederick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. 2343</text:p>
          </table:table-cell>
          <table:table-cell table:style-name="ce3" office:value-type="float" office:value="69.55" calcext:value-type="float">
            <text:p>69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ohanson, Mr. Jakob Alfre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4" calcext:value-type="float">
            <text:p>3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01264" calcext:value-type="float">
            <text:p>3101264</text:p>
          </table:table-cell>
          <table:table-cell table:style-name="ce3" office:value-type="float" office:value="6.4958" calcext:value-type="float">
            <text:p>6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ouseff, Mr. Geriou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5.5" calcext:value-type="float">
            <text:p>45.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28" calcext:value-type="float">
            <text:p>2628</text:p>
          </table:table-cell>
          <table:table-cell table:style-name="ce3" office:value-type="float" office:value="7.225" calcext:value-type="float">
            <text:p>7.2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hen, Mr. Gurshon "Gus"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8" calcext:value-type="float">
            <text:p>1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5 3540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rom, Miss. Telma Matild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" calcext:value-type="float">
            <text:p>2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47054" calcext:value-type="float">
            <text:p>347054</text:p>
          </table:table-cell>
          <table:table-cell table:style-name="ce3" office:value-type="float" office:value="10.4625" calcext:value-type="float">
            <text:p>10.46</text:p>
          </table:table-cell>
          <table:table-cell table:style-name="ce1" office:value-type="string" calcext:value-type="string">
            <text:p>G6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kstrom, Mr. Karl Alfre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2" calcext:value-type="float">
            <text:p>32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01278" calcext:value-type="float">
            <text:p>3101278</text:p>
          </table:table-cell>
          <table:table-cell table:style-name="ce3" office:value-type="float" office:value="15.85" calcext:value-type="float">
            <text:p>15.8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bimona, Mr. Nassef Cassem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6" calcext:value-type="float">
            <text:p>2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99" calcext:value-type="float">
            <text:p>2699</text:p>
          </table:table-cell>
          <table:table-cell table:style-name="ce3" office:value-type="float" office:value="18.7875" calcext:value-type="float">
            <text:p>18.79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rr, Miss. Helen "Ellen"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6" calcext:value-type="float">
            <text:p>1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7231" calcext:value-type="float">
            <text:p>367231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lank, Mr. Henry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0" calcext:value-type="float">
            <text:p>4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2277" calcext:value-type="float">
            <text:p>112277</text:p>
          </table:table-cell>
          <table:table-cell table:style-name="ce3" office:value-type="float" office:value="31" calcext:value-type="float">
            <text:p>31.00</text:p>
          </table:table-cell>
          <table:table-cell table:style-name="ce1" office:value-type="string" calcext:value-type="string">
            <text:p>A31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i, Mr. Ahme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4" calcext:value-type="float">
            <text:p>2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TON/O.Q. 3101311</text:p>
          </table:table-cell>
          <table:table-cell table:style-name="ce3" office:value-type="float" office:value="7.05" calcext:value-type="float">
            <text:p>7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meron, Miss. Clear Anni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5" calcext:value-type="float">
            <text:p>3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.C.C. 13528</text:p>
          </table:table-cell>
          <table:table-cell table:style-name="ce3" office:value-type="float" office:value="21" calcext:value-type="float">
            <text:p>21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rkin, Mr. John Henry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2" calcext:value-type="float">
            <text:p>2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5 21174</text:p>
          </table:table-cell>
          <table:table-cell table:style-name="ce3" office:value-type="float" office:value="7.25" calcext:value-type="float">
            <text:p>7.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ivard, Mr. Hans Kristense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0" calcext:value-type="float">
            <text:p>3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50646" calcext:value-type="float">
            <text:p>250646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iernan, Mr. Philip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7229" calcext:value-type="float">
            <text:p>367229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ewell, Miss. Madelein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1" calcext:value-type="float">
            <text:p>31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273" calcext:value-type="float">
            <text:p>35273</text:p>
          </table:table-cell>
          <table:table-cell table:style-name="ce3" office:value-type="float" office:value="113.275" calcext:value-type="float">
            <text:p>113.28</text:p>
          </table:table-cell>
          <table:table-cell table:style-name="ce1" office:value-type="string" calcext:value-type="string">
            <text:p>D36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onkanen, Miss. Eliin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7" calcext:value-type="float">
            <text:p>27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ON/O2. 3101283</text:p>
          </table:table-cell>
          <table:table-cell table:style-name="ce3" office:value-type="float" office:value="7.925" calcext:value-type="float">
            <text:p>7.9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Jacobsohn, Mr. Sidney Samuel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2" calcext:value-type="float">
            <text:p>42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3847" calcext:value-type="float">
            <text:p>243847</text:p>
          </table:table-cell>
          <table:table-cell table:style-name="ce3" office:value-type="float" office:value="27" calcext:value-type="float">
            <text:p>27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zzani, Miss. Albin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2" calcext:value-type="float">
            <text:p>3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813" calcext:value-type="float">
            <text:p>11813</text:p>
          </table:table-cell>
          <table:table-cell table:style-name="ce3" office:value-type="float" office:value="76.2917" calcext:value-type="float">
            <text:p>76.29</text:p>
          </table:table-cell>
          <table:table-cell table:style-name="ce1" office:value-type="string" calcext:value-type="string">
            <text:p>D15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arris, Mr. Walte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0" calcext:value-type="float">
            <text:p>3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W/C 14208</text:p>
          </table:table-cell>
          <table:table-cell table:style-name="ce3" office:value-type="float" office:value="10.5" calcext:value-type="float">
            <text:p>10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underland, Mr. Victor Franci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6" calcext:value-type="float">
            <text:p>1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TON/OQ 392089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cken, Mr. James H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7" calcext:value-type="float">
            <text:p>27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0367" calcext:value-type="float">
            <text:p>220367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een, Mr. George Henry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51" calcext:value-type="float">
            <text:p>5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440" calcext:value-type="float">
            <text:p>21440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enkoff, Mr. Christo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34" calcext:value-type="float">
            <text:p>349234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oyt, Mr. Frederick Maxfiel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8" calcext:value-type="float">
            <text:p>38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943" calcext:value-type="float">
            <text:p>19943</text:p>
          </table:table-cell>
          <table:table-cell table:style-name="ce3" office:value-type="float" office:value="90" calcext:value-type="float">
            <text:p>90.00</text:p>
          </table:table-cell>
          <table:table-cell table:style-name="ce1" office:value-type="string" calcext:value-type="string">
            <text:p>C93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rglund, Mr. Karl Ivar Sve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2" calcext:value-type="float">
            <text:p>2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P 4348</text:p>
          </table:table-cell>
          <table:table-cell table:style-name="ce3" office:value-type="float" office:value="9.35" calcext:value-type="float">
            <text:p>9.3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ellors, Mr. William Joh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9" calcext:value-type="float">
            <text:p>1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W/PP 751</text:p>
          </table:table-cell>
          <table:table-cell table:style-name="ce3" office:value-type="float" office:value="10.5" calcext:value-type="float">
            <text:p>10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ovell, Mr. John Hall ("Henry")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0.5" calcext:value-type="float">
            <text:p>20.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5 21173</text:p>
          </table:table-cell>
          <table:table-cell table:style-name="ce3" office:value-type="float" office:value="7.25" calcext:value-type="float">
            <text:p>7.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ahlstrom, Mr. Arne Jona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8" calcext:value-type="float">
            <text:p>1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6171" calcext:value-type="float">
            <text:p>236171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efebre, Miss. Mathilde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133" calcext:value-type="float">
            <text:p>4133</text:p>
          </table:table-cell>
          <table:table-cell table:style-name="ce3" office:value-type="float" office:value="25.4667" calcext:value-type="float">
            <text:p>25.47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rris, Mrs. Henry Birkhardt (Irene Wallach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5" calcext:value-type="float">
            <text:p>35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973" calcext:value-type="float">
            <text:p>36973</text:p>
          </table:table-cell>
          <table:table-cell table:style-name="ce3" office:value-type="float" office:value="83.475" calcext:value-type="float">
            <text:p>83.48</text:p>
          </table:table-cell>
          <table:table-cell table:style-name="ce1" office:value-type="string" calcext:value-type="string">
            <text:p>C83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rsson, Mr. Bengt Edvi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9" calcext:value-type="float">
            <text:p>2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067" calcext:value-type="float">
            <text:p>347067</text:p>
          </table:table-cell>
          <table:table-cell table:style-name="ce3" office:value-type="float" office:value="7.775" calcext:value-type="float">
            <text:p>7.7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jostedt, Mr. Ernst Adolf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59" calcext:value-type="float">
            <text:p>5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7442" calcext:value-type="float">
            <text:p>237442</text:p>
          </table:table-cell>
          <table:table-cell table:style-name="ce3" office:value-type="float" office:value="13.5" calcext:value-type="float">
            <text:p>13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splund, Miss. Lillian Gertrud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5" calcext:value-type="float">
            <text:p>5.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7077" calcext:value-type="float">
            <text:p>347077</text:p>
          </table:table-cell>
          <table:table-cell table:style-name="ce3" office:value-type="float" office:value="31.3875" calcext:value-type="float">
            <text:p>31.39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eyson, Mr. Robert William Norma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4" calcext:value-type="float">
            <text:p>2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29566</text:p>
          </table:table-cell>
          <table:table-cell table:style-name="ce3" office:value-type="float" office:value="10.5" calcext:value-type="float">
            <text:p>10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arknett, Miss. Alice Phoebe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W./C. 6609</text:p>
          </table:table-cell>
          <table:table-cell table:style-name="ce3" office:value-type="float" office:value="7.55" calcext:value-type="float">
            <text:p>7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old, Mr. Stephe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4" calcext:value-type="float">
            <text:p>44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707" calcext:value-type="float">
            <text:p>26707</text:p>
          </table:table-cell>
          <table:table-cell table:style-name="ce3" office:value-type="float" office:value="26" calcext:value-type="float">
            <text:p>26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38" calcext:value-type="float">
            <text:p>2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llyer, Miss. Marjorie "Lottie"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8" calcext:value-type="float">
            <text:p>8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.A. 31921</text:p>
          </table:table-cell>
          <table:table-cell table:style-name="ce3" office:value-type="float" office:value="26.25" calcext:value-type="float">
            <text:p>26.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engelly, Mr. Frederick William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9" calcext:value-type="float">
            <text:p>1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665" calcext:value-type="float">
            <text:p>28665</text:p>
          </table:table-cell>
          <table:table-cell table:style-name="ce3" office:value-type="float" office:value="10.5" calcext:value-type="float">
            <text:p>10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unt, Mr. George Henry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3" calcext:value-type="float">
            <text:p>33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CO/W 1585</text:p>
          </table:table-cell>
          <table:table-cell table:style-name="ce3" office:value-type="float" office:value="12.275" calcext:value-type="float">
            <text:p>12.2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Zabour, Miss. Thamine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65" calcext:value-type="float">
            <text:p>2665</text:p>
          </table:table-cell>
          <table:table-cell table:style-name="ce3" office:value-type="float" office:value="14.4542" calcext:value-type="float">
            <text:p>14.4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urphy, Miss. Katherine "Kate"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7230" calcext:value-type="float">
            <text:p>367230</text:p>
          </table:table-cell>
          <table:table-cell table:style-name="ce3" office:value-type="float" office:value="15.5" calcext:value-type="float">
            <text:p>15.50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leridge, Mr. Reginald Charle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9" calcext:value-type="float">
            <text:p>2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W./C. 14263</text:p>
          </table:table-cell>
          <table:table-cell table:style-name="ce3" office:value-type="float" office:value="10.5" calcext:value-type="float">
            <text:p>10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enpaa, Mr. Matti Alexanteri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2" calcext:value-type="float">
            <text:p>2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ON/O 2. 3101275</text:p>
          </table:table-cell>
          <table:table-cell table:style-name="ce3" office:value-type="float" office:value="7.125" calcext:value-type="float">
            <text:p>7.1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ttalah, Mr. Sleima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0" calcext:value-type="float">
            <text:p>3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94" calcext:value-type="float">
            <text:p>2694</text:p>
          </table:table-cell>
          <table:table-cell table:style-name="ce3" office:value-type="float" office:value="7.225" calcext:value-type="float">
            <text:p>7.2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nahan, Dr. William Edwar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4" calcext:value-type="float">
            <text:p>44.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928" calcext:value-type="float">
            <text:p>19928</text:p>
          </table:table-cell>
          <table:table-cell table:style-name="ce3" office:value-type="float" office:value="90" calcext:value-type="float">
            <text:p>90.00</text:p>
          </table:table-cell>
          <table:table-cell table:style-name="ce1" office:value-type="string" calcext:value-type="string">
            <text:p>C78</text:p>
          </table:table-cell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indahl, Miss. Agda Thorilda Viktori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5" calcext:value-type="float">
            <text:p>2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071" calcext:value-type="float">
            <text:p>347071</text:p>
          </table:table-cell>
          <table:table-cell table:style-name="ce3" office:value-type="float" office:value="7.775" calcext:value-type="float">
            <text:p>7.7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amalainen, Mrs. William (Anna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4" calcext:value-type="float">
            <text:p>24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0649" calcext:value-type="float">
            <text:p>250649</text:p>
          </table:table-cell>
          <table:table-cell table:style-name="ce3" office:value-type="float" office:value="14.5" calcext:value-type="float">
            <text:p>14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ckwith, Mr. Richard Leonar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7" calcext:value-type="float">
            <text:p>37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1751" calcext:value-type="float">
            <text:p>11751</text:p>
          </table:table-cell>
          <table:table-cell table:style-name="ce3" office:value-type="float" office:value="52.5542" calcext:value-type="float">
            <text:p>52.55</text:p>
          </table:table-cell>
          <table:table-cell table:style-name="ce1" office:value-type="string" calcext:value-type="string">
            <text:p>D35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rter, Rev. Ernest Courtenay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54" calcext:value-type="float">
            <text:p>54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252" calcext:value-type="float">
            <text:p>244252</text:p>
          </table:table-cell>
          <table:table-cell table:style-name="ce3" office:value-type="float" office:value="26" calcext:value-type="float">
            <text:p>26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eed, Mr. James George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2316" calcext:value-type="float">
            <text:p>362316</text:p>
          </table:table-cell>
          <table:table-cell table:style-name="ce3" office:value-type="float" office:value="7.25" calcext:value-type="float">
            <text:p>7.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rom, Mrs. Wilhelm (Elna Matilda Persson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9" calcext:value-type="float">
            <text:p>29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47054" calcext:value-type="float">
            <text:p>347054</text:p>
          </table:table-cell>
          <table:table-cell table:style-name="ce3" office:value-type="float" office:value="10.4625" calcext:value-type="float">
            <text:p>10.46</text:p>
          </table:table-cell>
          <table:table-cell table:style-name="ce1" office:value-type="string" calcext:value-type="string">
            <text:p>G6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ead, Mr. William Thoma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62" calcext:value-type="float">
            <text:p>6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514" calcext:value-type="float">
            <text:p>113514</text:p>
          </table:table-cell>
          <table:table-cell table:style-name="ce3" office:value-type="float" office:value="26.55" calcext:value-type="float">
            <text:p>26.55</text:p>
          </table:table-cell>
          <table:table-cell table:style-name="ce1" office:value-type="string" calcext:value-type="string">
            <text:p>C87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obb, Mr. William Arthu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0" calcext:value-type="float">
            <text:p>30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5. 3336</text:p>
          </table:table-cell>
          <table:table-cell table:style-name="ce3" office:value-type="float" office:value="16.1" calcext:value-type="float">
            <text:p>16.1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osblom, Mrs. Viktor (Helena Wilhelmina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1" calcext:value-type="float">
            <text:p>41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70129" calcext:value-type="float">
            <text:p>370129</text:p>
          </table:table-cell>
          <table:table-cell table:style-name="ce3" office:value-type="float" office:value="20.2125" calcext:value-type="float">
            <text:p>20.21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ouma, Mrs. Darwis (Hanne Youssef Razi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9" calcext:value-type="float">
            <text:p>29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50" calcext:value-type="float">
            <text:p>2650</text:p>
          </table:table-cell>
          <table:table-cell table:style-name="ce3" office:value-type="float" office:value="15.2458" calcext:value-type="float">
            <text:p>15.2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horne, Mrs. Gertrude Maybelle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585</text:p>
          </table:table-cell>
          <table:table-cell table:style-name="ce3" office:value-type="float" office:value="79.2" calcext:value-type="float">
            <text:p>79.20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58" calcext:value-type="float">
            <text:p>2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erry, Miss. Gladys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0" calcext:value-type="float">
            <text:p>3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0152" calcext:value-type="float">
            <text:p>110152</text:p>
          </table:table-cell>
          <table:table-cell table:style-name="ce3" office:value-type="float" office:value="86.5" calcext:value-type="float">
            <text:p>86.50</text:p>
          </table:table-cell>
          <table:table-cell table:style-name="ce1" office:value-type="string" calcext:value-type="string">
            <text:p>B77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ard, Miss. Ann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5" calcext:value-type="float">
            <text:p>3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755</text:p>
          </table:table-cell>
          <table:table-cell table:style-name="ce3" office:value-type="float" office:value="512.3292" calcext:value-type="float">
            <text:p>512.3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rish, Mrs. (Lutie Davis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50" calcext:value-type="float">
            <text:p>50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0433" calcext:value-type="float">
            <text:p>230433</text:p>
          </table:table-cell>
          <table:table-cell table:style-name="ce3" office:value-type="float" office:value="26" calcext:value-type="float">
            <text:p>26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mith, Mr. Thomas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4461" calcext:value-type="float">
            <text:p>384461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splund, Master. Edvin Rojj Felix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" calcext:value-type="float">
            <text:p>3.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7077" calcext:value-type="float">
            <text:p>347077</text:p>
          </table:table-cell>
          <table:table-cell table:style-name="ce3" office:value-type="float" office:value="31.3875" calcext:value-type="float">
            <text:p>31.39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ussig, Mr. Emil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52" calcext:value-type="float">
            <text:p>52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10413" calcext:value-type="float">
            <text:p>110413</text:p>
          </table:table-cell>
          <table:table-cell table:style-name="ce3" office:value-type="float" office:value="79.65" calcext:value-type="float">
            <text:p>79.65</text:p>
          </table:table-cell>
          <table:table-cell table:style-name="ce1" office:value-type="string" calcext:value-type="string">
            <text:p>E67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rrison, Mr. William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0" calcext:value-type="float">
            <text:p>4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2059" calcext:value-type="float">
            <text:p>112059</text:p>
          </table:table-cell>
          <table:table-cell table:style-name="ce3" office:value-type="float" office:value="0" calcext:value-type="float">
            <text:p>0.00</text:p>
          </table:table-cell>
          <table:table-cell table:style-name="ce1" office:value-type="string" calcext:value-type="string">
            <text:p>B94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enry, Miss. Delia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2649" calcext:value-type="float">
            <text:p>382649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eves, Mr. Davi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6" calcext:value-type="float">
            <text:p>3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17248</text:p>
          </table:table-cell>
          <table:table-cell table:style-name="ce3" office:value-type="float" office:value="10.5" calcext:value-type="float">
            <text:p>10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67" calcext:value-type="float">
            <text:p>26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nula, Mr. Ernesti Arvi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6" calcext:value-type="float">
            <text:p>16.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01295" calcext:value-type="float">
            <text:p>3101295</text:p>
          </table:table-cell>
          <table:table-cell table:style-name="ce3" office:value-type="float" office:value="39.6875" calcext:value-type="float">
            <text:p>39.69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rsson, Mr. Ernst Ulrik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5" calcext:value-type="float">
            <text:p>25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7083" calcext:value-type="float">
            <text:p>347083</text:p>
          </table:table-cell>
          <table:table-cell table:style-name="ce3" office:value-type="float" office:value="7.775" calcext:value-type="float">
            <text:p>7.7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ham, Mrs. William Thompson (Edith Junkins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58" calcext:value-type="float">
            <text:p>58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 17582</text:p>
          </table:table-cell>
          <table:table-cell table:style-name="ce3" office:value-type="float" office:value="153.4625" calcext:value-type="float">
            <text:p>153.46</text:p>
          </table:table-cell>
          <table:table-cell table:style-name="ce1" office:value-type="string" calcext:value-type="string">
            <text:p>C125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issette, Miss. Ameli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5" calcext:value-type="float">
            <text:p>3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760</text:p>
          </table:table-cell>
          <table:table-cell table:style-name="ce3" office:value-type="float" office:value="135.6333" calcext:value-type="float">
            <text:p>135.63</text:p>
          </table:table-cell>
          <table:table-cell table:style-name="ce1" office:value-type="string" calcext:value-type="string">
            <text:p>C99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irns, Mr. Alexander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798" calcext:value-type="float">
            <text:p>113798</text:p>
          </table:table-cell>
          <table:table-cell table:style-name="ce3" office:value-type="float" office:value="31" calcext:value-type="float">
            <text:p>31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ornquist, Mr. William Henry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5" calcext:value-type="float">
            <text:p>2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INE</text:p>
          </table:table-cell>
          <table:table-cell table:style-name="ce3" office:value-type="float" office:value="0" calcext:value-type="float">
            <text:p>0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ellinger, Mrs. (Elizabeth Anne Maidment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1" calcext:value-type="float">
            <text:p>41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0644" calcext:value-type="float">
            <text:p>250644</text:p>
          </table:table-cell>
          <table:table-cell table:style-name="ce3" office:value-type="float" office:value="19.5" calcext:value-type="float">
            <text:p>19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sch, Mr. Charles H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7" calcext:value-type="float">
            <text:p>37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 17596</text:p>
          </table:table-cell>
          <table:table-cell table:style-name="ce3" office:value-type="float" office:value="29.7" calcext:value-type="float">
            <text:p>29.70</text:p>
          </table:table-cell>
          <table:table-cell table:style-name="ce1" office:value-type="string" calcext:value-type="string">
            <text:p>C118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ealy, Miss. Hanora "Nora"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0375" calcext:value-type="float">
            <text:p>370375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ndrews, Miss. Kornelia Theodosi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63" calcext:value-type="float">
            <text:p>63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502" calcext:value-type="float">
            <text:p>13502</text:p>
          </table:table-cell>
          <table:table-cell table:style-name="ce3" office:value-type="float" office:value="77.9583" calcext:value-type="float">
            <text:p>77.96</text:p>
          </table:table-cell>
          <table:table-cell table:style-name="ce1" office:value-type="string" calcext:value-type="string">
            <text:p>D7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indblom, Miss. Augusta Charlott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5" calcext:value-type="float">
            <text:p>4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073" calcext:value-type="float">
            <text:p>347073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kes, Mr. Francis "Frank"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9853" calcext:value-type="float">
            <text:p>239853</text:p>
          </table:table-cell>
          <table:table-cell table:style-name="ce3" office:value-type="float" office:value="0" calcext:value-type="float">
            <text:p>0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ice, Master. Eric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7" calcext:value-type="float">
            <text:p>7.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2652" calcext:value-type="float">
            <text:p>382652</text:p>
          </table:table-cell>
          <table:table-cell table:style-name="ce3" office:value-type="float" office:value="29.125" calcext:value-type="float">
            <text:p>29.13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bbott, Mrs. Stanton (Rosa Hunt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5" calcext:value-type="float">
            <text:p>35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.A. 2673</text:p>
          </table:table-cell>
          <table:table-cell table:style-name="ce3" office:value-type="float" office:value="20.25" calcext:value-type="float">
            <text:p>20.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uane, Mr. Frank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65" calcext:value-type="float">
            <text:p>6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6439" calcext:value-type="float">
            <text:p>336439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82" calcext:value-type="float">
            <text:p>28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lsson, Mr. Nils Johan Goransso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8" calcext:value-type="float">
            <text:p>2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464" calcext:value-type="float">
            <text:p>347464</text:p>
          </table:table-cell>
          <table:table-cell table:style-name="ce3" office:value-type="float" office:value="7.8542" calcext:value-type="float">
            <text:p>7.8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 Pelsmaeker, Mr. Alfon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6" calcext:value-type="float">
            <text:p>1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5778" calcext:value-type="float">
            <text:p>345778</text:p>
          </table:table-cell>
          <table:table-cell table:style-name="ce3" office:value-type="float" office:value="9.5" calcext:value-type="float">
            <text:p>9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orking, Mr. Edward Arthu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9" calcext:value-type="float">
            <text:p>1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5. 10482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mith, Mr. Richard William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056" calcext:value-type="float">
            <text:p>113056</text:p>
          </table:table-cell>
          <table:table-cell table:style-name="ce3" office:value-type="float" office:value="26" calcext:value-type="float">
            <text:p>26.00</text:p>
          </table:table-cell>
          <table:table-cell table:style-name="ce1" office:value-type="string" calcext:value-type="string">
            <text:p>A19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ankovic, Mr. Iva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3" calcext:value-type="float">
            <text:p>33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39" calcext:value-type="float">
            <text:p>349239</text:p>
          </table:table-cell>
          <table:table-cell table:style-name="ce3" office:value-type="float" office:value="8.6625" calcext:value-type="float">
            <text:p>8.66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87" calcext:value-type="float">
            <text:p>2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 Mulder, Mr. Theodore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0" calcext:value-type="float">
            <text:p>3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5774" calcext:value-type="float">
            <text:p>345774</text:p>
          </table:table-cell>
          <table:table-cell table:style-name="ce3" office:value-type="float" office:value="9.5" calcext:value-type="float">
            <text:p>9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aidenoff, Mr. Penko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2" calcext:value-type="float">
            <text:p>2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06" calcext:value-type="float">
            <text:p>349206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osono, Mr. Masabumi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2" calcext:value-type="float">
            <text:p>4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7798" calcext:value-type="float">
            <text:p>237798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nnolly, Miss. Kat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2" calcext:value-type="float">
            <text:p>2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0373" calcext:value-type="float">
            <text:p>370373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rber, Miss. Ellen "Nellie"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6" calcext:value-type="float">
            <text:p>2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9877" calcext:value-type="float">
            <text:p>19877</text:p>
          </table:table-cell>
          <table:table-cell table:style-name="ce3" office:value-type="float" office:value="78.85" calcext:value-type="float">
            <text:p>78.8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92" calcext:value-type="float">
            <text:p>2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ishop, Mrs. Dickinson H (Helen Walton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9" calcext:value-type="float">
            <text:p>19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967" calcext:value-type="float">
            <text:p>11967</text:p>
          </table:table-cell>
          <table:table-cell table:style-name="ce3" office:value-type="float" office:value="91.0792" calcext:value-type="float">
            <text:p>91.08</text:p>
          </table:table-cell>
          <table:table-cell table:style-name="ce1" office:value-type="string" calcext:value-type="string">
            <text:p>B49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evy, Mr. Rene Jacque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6" calcext:value-type="float">
            <text:p>3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C/Paris 2163</text:p>
          </table:table-cell>
          <table:table-cell table:style-name="ce3" office:value-type="float" office:value="12.875" calcext:value-type="float">
            <text:p>12.88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aas, Miss. Aloisi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4" calcext:value-type="float">
            <text:p>2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36" calcext:value-type="float">
            <text:p>349236</text:p>
          </table:table-cell>
          <table:table-cell table:style-name="ce3" office:value-type="float" office:value="8.85" calcext:value-type="float">
            <text:p>8.8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ineff, Mr. Iva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4" calcext:value-type="float">
            <text:p>2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33" calcext:value-type="float">
            <text:p>349233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ewy, Mr. Ervin G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612</text:p>
          </table:table-cell>
          <table:table-cell table:style-name="ce3" office:value-type="float" office:value="27.7208" calcext:value-type="float">
            <text:p>27.72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anna, Mr. Mansou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3.5" calcext:value-type="float">
            <text:p>23.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93" calcext:value-type="float">
            <text:p>2693</text:p>
          </table:table-cell>
          <table:table-cell table:style-name="ce3" office:value-type="float" office:value="7.2292" calcext:value-type="float">
            <text:p>7.2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lison, Miss. Helen Lorain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" calcext:value-type="float">
            <text:p>2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3781" calcext:value-type="float">
            <text:p>113781</text:p>
          </table:table-cell>
          <table:table-cell table:style-name="ce3" office:value-type="float" office:value="151.55" calcext:value-type="float">
            <text:p>151.55</text:p>
          </table:table-cell>
          <table:table-cell table:style-name="ce1" office:value-type="string" calcext:value-type="string">
            <text:p>C22 C26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99" calcext:value-type="float">
            <text:p>29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aalfeld, Mr. Adolphe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9988" calcext:value-type="float">
            <text:p>19988</text:p>
          </table:table-cell>
          <table:table-cell table:style-name="ce3" office:value-type="float" office:value="30.5" calcext:value-type="float">
            <text:p>30.50</text:p>
          </table:table-cell>
          <table:table-cell table:style-name="ce1" office:value-type="string" calcext:value-type="string">
            <text:p>C106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xter, Mrs. James (Helene DeLaudeniere Chaput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50" calcext:value-type="float">
            <text:p>50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 17558</text:p>
          </table:table-cell>
          <table:table-cell table:style-name="ce3" office:value-type="float" office:value="247.5208" calcext:value-type="float">
            <text:p>247.52</text:p>
          </table:table-cell>
          <table:table-cell table:style-name="ce1" office:value-type="string" calcext:value-type="string">
            <text:p>B58 B60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elly, Miss. Anna Katherine "Annie Kate"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234" calcext:value-type="float">
            <text:p>9234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cCoy, Mr. Bernard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7226" calcext:value-type="float">
            <text:p>367226</text:p>
          </table:table-cell>
          <table:table-cell table:style-name="ce3" office:value-type="float" office:value="23.25" calcext:value-type="float">
            <text:p>23.2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03" calcext:value-type="float">
            <text:p>3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ohnson, Mr. William Cahoone J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9" calcext:value-type="float">
            <text:p>1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INE</text:p>
          </table:table-cell>
          <table:table-cell table:style-name="ce3" office:value-type="float" office:value="0" calcext:value-type="float">
            <text:p>0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Keane, Miss. Nora A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6593" calcext:value-type="float">
            <text:p>226593</text:p>
          </table:table-cell>
          <table:table-cell table:style-name="ce3" office:value-type="float" office:value="12.35" calcext:value-type="float">
            <text:p>12.35</text:p>
          </table:table-cell>
          <table:table-cell table:style-name="ce1" office:value-type="string" calcext:value-type="string">
            <text:p>E101</text:p>
          </table:table-cell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illiams, Mr. Howard Hugh "Harry"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5 2466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lison, Master. Hudson Trevo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0.92" calcext:value-type="float">
            <text:p>0.9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3781" calcext:value-type="float">
            <text:p>113781</text:p>
          </table:table-cell>
          <table:table-cell table:style-name="ce3" office:value-type="float" office:value="151.55" calcext:value-type="float">
            <text:p>151.55</text:p>
          </table:table-cell>
          <table:table-cell table:style-name="ce1" office:value-type="string" calcext:value-type="string">
            <text:p>C22 C26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07" calcext:value-type="float">
            <text:p>3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leming, Miss. Margaret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421" calcext:value-type="float">
            <text:p>17421</text:p>
          </table:table-cell>
          <table:table-cell table:style-name="ce3" office:value-type="float" office:value="110.8833" calcext:value-type="float">
            <text:p>110.88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nasco y Castellana, Mrs. Victor de Satode (Maria Josefa Perez de Soto y Vallejo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7" calcext:value-type="float">
            <text:p>17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758</text:p>
          </table:table-cell>
          <table:table-cell table:style-name="ce3" office:value-type="float" office:value="108.9" calcext:value-type="float">
            <text:p>108.90</text:p>
          </table:table-cell>
          <table:table-cell table:style-name="ce1" office:value-type="string" calcext:value-type="string">
            <text:p>C65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09" calcext:value-type="float">
            <text:p>3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belson, Mr. Samuel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0" calcext:value-type="float">
            <text:p>30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/PP 3381</text:p>
          </table:table-cell>
          <table:table-cell table:style-name="ce3" office:value-type="float" office:value="24" calcext:value-type="float">
            <text:p>24.00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rancatelli, Miss. Laura Mabel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0" calcext:value-type="float">
            <text:p>3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485</text:p>
          </table:table-cell>
          <table:table-cell table:style-name="ce3" office:value-type="float" office:value="56.9292" calcext:value-type="float">
            <text:p>56.93</text:p>
          </table:table-cell>
          <table:table-cell table:style-name="ce1" office:value-type="string" calcext:value-type="string">
            <text:p>E36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11" calcext:value-type="float">
            <text:p>3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ys, Miss. Margaret Bechstein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4" calcext:value-type="float">
            <text:p>2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767" calcext:value-type="float">
            <text:p>11767</text:p>
          </table:table-cell>
          <table:table-cell table:style-name="ce3" office:value-type="float" office:value="83.1583" calcext:value-type="float">
            <text:p>83.16</text:p>
          </table:table-cell>
          <table:table-cell table:style-name="ce1" office:value-type="string" calcext:value-type="string">
            <text:p>C54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yerson, Miss. Emily Bori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8" calcext:value-type="float">
            <text:p>18.00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C 17608</text:p>
          </table:table-cell>
          <table:table-cell table:style-name="ce3" office:value-type="float" office:value="262.375" calcext:value-type="float">
            <text:p>262.38</text:p>
          </table:table-cell>
          <table:table-cell table:style-name="ce1" office:value-type="string" calcext:value-type="string">
            <text:p>B57 B59 B63 B66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htinen, Mrs. William (Anna Sylfven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6" calcext:value-type="float">
            <text:p>26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50651" calcext:value-type="float">
            <text:p>250651</text:p>
          </table:table-cell>
          <table:table-cell table:style-name="ce3" office:value-type="float" office:value="26" calcext:value-type="float">
            <text:p>26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endekovic, Mr. Ignjac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8" calcext:value-type="float">
            <text:p>2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43" calcext:value-type="float">
            <text:p>349243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art, Mr. Benjami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3" calcext:value-type="float">
            <text:p>43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.C.C. 13529</text:p>
          </table:table-cell>
          <table:table-cell table:style-name="ce3" office:value-type="float" office:value="26.25" calcext:value-type="float">
            <text:p>26.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16" calcext:value-type="float">
            <text:p>3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ilsson, Miss. Helmina Josefin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6" calcext:value-type="float">
            <text:p>2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470" calcext:value-type="float">
            <text:p>347470</text:p>
          </table:table-cell>
          <table:table-cell table:style-name="ce3" office:value-type="float" office:value="7.8542" calcext:value-type="float">
            <text:p>7.8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Kantor, Mrs. Sinai (Miriam Sternin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4" calcext:value-type="float">
            <text:p>24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367" calcext:value-type="float">
            <text:p>244367</text:p>
          </table:table-cell>
          <table:table-cell table:style-name="ce3" office:value-type="float" office:value="26" calcext:value-type="float">
            <text:p>26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18" calcext:value-type="float">
            <text:p>3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oraweck, Dr. Ernest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54" calcext:value-type="float">
            <text:p>5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9011" calcext:value-type="float">
            <text:p>29011</text:p>
          </table:table-cell>
          <table:table-cell table:style-name="ce3" office:value-type="float" office:value="14" calcext:value-type="float">
            <text:p>14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ick, Miss. Mary Natali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1" calcext:value-type="float">
            <text:p>31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928" calcext:value-type="float">
            <text:p>36928</text:p>
          </table:table-cell>
          <table:table-cell table:style-name="ce3" office:value-type="float" office:value="164.8667" calcext:value-type="float">
            <text:p>164.87</text:p>
          </table:table-cell>
          <table:table-cell table:style-name="ce1" office:value-type="string" calcext:value-type="string">
            <text:p>C7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pedden, Mrs. Frederic Oakley (Margaretta Corning Stone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0" calcext:value-type="float">
            <text:p>40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6966" calcext:value-type="float">
            <text:p>16966</text:p>
          </table:table-cell>
          <table:table-cell table:style-name="ce3" office:value-type="float" office:value="134.5" calcext:value-type="float">
            <text:p>134.50</text:p>
          </table:table-cell>
          <table:table-cell table:style-name="ce1" office:value-type="string" calcext:value-type="string">
            <text:p>E34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nnis, Mr. Samuel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2" calcext:value-type="float">
            <text:p>2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5 21172</text:p>
          </table:table-cell>
          <table:table-cell table:style-name="ce3" office:value-type="float" office:value="7.25" calcext:value-type="float">
            <text:p>7.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22" calcext:value-type="float">
            <text:p>3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anoff, Mr. Yoto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7" calcext:value-type="float">
            <text:p>27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19" calcext:value-type="float">
            <text:p>349219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layter, Miss. Hilda Mary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0" calcext:value-type="float">
            <text:p>3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4818" calcext:value-type="float">
            <text:p>234818</text:p>
          </table:table-cell>
          <table:table-cell table:style-name="ce3" office:value-type="float" office:value="12.35" calcext:value-type="float">
            <text:p>12.3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24" calcext:value-type="float">
            <text:p>3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ldwell, Mrs. Albert Francis (Sylvia Mae Harbaugh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2" calcext:value-type="float">
            <text:p>22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48738" calcext:value-type="float">
            <text:p>248738</text:p>
          </table:table-cell>
          <table:table-cell table:style-name="ce3" office:value-type="float" office:value="29" calcext:value-type="float">
            <text:p>29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ge, Mr. George John Jr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. 2343</text:p>
          </table:table-cell>
          <table:table-cell table:style-name="ce3" office:value-type="float" office:value="69.55" calcext:value-type="float">
            <text:p>69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26" calcext:value-type="float">
            <text:p>3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oung, Miss. Marie Gric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6" calcext:value-type="float">
            <text:p>3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760</text:p>
          </table:table-cell>
          <table:table-cell table:style-name="ce3" office:value-type="float" office:value="135.6333" calcext:value-type="float">
            <text:p>135.63</text:p>
          </table:table-cell>
          <table:table-cell table:style-name="ce1" office:value-type="string" calcext:value-type="string">
            <text:p>C32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ysveen, Mr. Johan Hanse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61" calcext:value-type="float">
            <text:p>6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5364" calcext:value-type="float">
            <text:p>345364</text:p>
          </table:table-cell>
          <table:table-cell table:style-name="ce3" office:value-type="float" office:value="6.2375" calcext:value-type="float">
            <text:p>6.24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ll, Mrs. (Ada E Hall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6" calcext:value-type="float">
            <text:p>3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551" calcext:value-type="float">
            <text:p>28551</text:p>
          </table:table-cell>
          <table:table-cell table:style-name="ce3" office:value-type="float" office:value="13" calcext:value-type="float">
            <text:p>13.00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oldsmith, Mrs. Frank John (Emily Alice Brown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1" calcext:value-type="float">
            <text:p>31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63291" calcext:value-type="float">
            <text:p>363291</text:p>
          </table:table-cell>
          <table:table-cell table:style-name="ce3" office:value-type="float" office:value="20.525" calcext:value-type="float">
            <text:p>20.5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ippach, Miss. Jean Gertrud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6" calcext:value-type="float">
            <text:p>16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1361" calcext:value-type="float">
            <text:p>111361</text:p>
          </table:table-cell>
          <table:table-cell table:style-name="ce3" office:value-type="float" office:value="57.9792" calcext:value-type="float">
            <text:p>57.98</text:p>
          </table:table-cell>
          <table:table-cell table:style-name="ce1" office:value-type="string" calcext:value-type="string">
            <text:p>B18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31" calcext:value-type="float">
            <text:p>3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cCoy, Miss. Agnes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7226" calcext:value-type="float">
            <text:p>367226</text:p>
          </table:table-cell>
          <table:table-cell table:style-name="ce3" office:value-type="float" office:value="23.25" calcext:value-type="float">
            <text:p>23.2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32" calcext:value-type="float">
            <text:p>3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ner, Mr. Auste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5.5" calcext:value-type="float">
            <text:p>45.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043" calcext:value-type="float">
            <text:p>113043</text:p>
          </table:table-cell>
          <table:table-cell table:style-name="ce3" office:value-type="float" office:value="28.5" calcext:value-type="float">
            <text:p>28.50</text:p>
          </table:table-cell>
          <table:table-cell table:style-name="ce1" office:value-type="string" calcext:value-type="string">
            <text:p>C124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ham, Mr. George Edwar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8" calcext:value-type="float">
            <text:p>38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 17582</text:p>
          </table:table-cell>
          <table:table-cell table:style-name="ce3" office:value-type="float" office:value="153.4625" calcext:value-type="float">
            <text:p>153.46</text:p>
          </table:table-cell>
          <table:table-cell table:style-name="ce1" office:value-type="string" calcext:value-type="string">
            <text:p>C91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ander Planke, Mr. Leo Edmondu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6" calcext:value-type="float">
            <text:p>16.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5764" calcext:value-type="float">
            <text:p>345764</text:p>
          </table:table-cell>
          <table:table-cell table:style-name="ce3" office:value-type="float" office:value="18" calcext:value-type="float">
            <text:p>18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35" calcext:value-type="float">
            <text:p>3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rauenthal, Mrs. Henry William (Clara Heinsheimer)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611</text:p>
          </table:table-cell>
          <table:table-cell table:style-name="ce3" office:value-type="float" office:value="133.65" calcext:value-type="float">
            <text:p>133.6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36" calcext:value-type="float">
            <text:p>3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nkoff, Mr. Mitto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25" calcext:value-type="float">
            <text:p>349225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ars, Mr. Thomas Clinto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9" calcext:value-type="float">
            <text:p>29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3776" calcext:value-type="float">
            <text:p>113776</text:p>
          </table:table-cell>
          <table:table-cell table:style-name="ce3" office:value-type="float" office:value="66.6" calcext:value-type="float">
            <text:p>66.60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urns, Miss. Elizabeth Margaret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1" calcext:value-type="float">
            <text:p>4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966" calcext:value-type="float">
            <text:p>16966</text:p>
          </table:table-cell>
          <table:table-cell table:style-name="ce3" office:value-type="float" office:value="134.5" calcext:value-type="float">
            <text:p>134.50</text:p>
          </table:table-cell>
          <table:table-cell table:style-name="ce1" office:value-type="string" calcext:value-type="string">
            <text:p>E40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39" calcext:value-type="float">
            <text:p>3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ahl, Mr. Karl Edwart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5" calcext:value-type="float">
            <text:p>4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598" calcext:value-type="float">
            <text:p>7598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lackwell, Mr. Stephen Weart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5" calcext:value-type="float">
            <text:p>4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784" calcext:value-type="float">
            <text:p>113784</text:p>
          </table:table-cell>
          <table:table-cell table:style-name="ce3" office:value-type="float" office:value="35.5" calcext:value-type="float">
            <text:p>35.50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41" calcext:value-type="float">
            <text:p>34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avratil, Master. Edmond Roge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" calcext:value-type="float">
            <text:p>2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30080" calcext:value-type="float">
            <text:p>230080</text:p>
          </table:table-cell>
          <table:table-cell table:style-name="ce3" office:value-type="float" office:value="26" calcext:value-type="float">
            <text:p>26.00</text:p>
          </table:table-cell>
          <table:table-cell table:style-name="ce1" office:value-type="string" calcext:value-type="string">
            <text:p>F2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ortune, Miss. Alice Elizabeth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4" calcext:value-type="float">
            <text:p>24.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950" calcext:value-type="float">
            <text:p>19950</text:p>
          </table:table-cell>
          <table:table-cell table:style-name="ce3" office:value-type="float" office:value="263" calcext:value-type="float">
            <text:p>263.00</text:p>
          </table:table-cell>
          <table:table-cell table:style-name="ce1" office:value-type="string" calcext:value-type="string">
            <text:p>C23 C25 C27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llander, Mr. Erik Gustaf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8" calcext:value-type="float">
            <text:p>2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8740" calcext:value-type="float">
            <text:p>248740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44" calcext:value-type="float">
            <text:p>34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edgwick, Mr. Charles Frederick Waddingto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5" calcext:value-type="float">
            <text:p>2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4361" calcext:value-type="float">
            <text:p>244361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45" calcext:value-type="float">
            <text:p>3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ox, Mr. Stanley Hubert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6" calcext:value-type="float">
            <text:p>3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9236" calcext:value-type="float">
            <text:p>229236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own, Miss. Amelia "Mildred"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4" calcext:value-type="float">
            <text:p>2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8733" calcext:value-type="float">
            <text:p>248733</text:p>
          </table:table-cell>
          <table:table-cell table:style-name="ce3" office:value-type="float" office:value="13" calcext:value-type="float">
            <text:p>13.00</text:p>
          </table:table-cell>
          <table:table-cell table:style-name="ce1" office:value-type="string" calcext:value-type="string">
            <text:p>F33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mith, Miss. Marion Elsi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0" calcext:value-type="float">
            <text:p>4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418" calcext:value-type="float">
            <text:p>31418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48" calcext:value-type="float">
            <text:p>34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avison, Mrs. Thomas Henry (Mary E Finck)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6525" calcext:value-type="float">
            <text:p>386525</text:p>
          </table:table-cell>
          <table:table-cell table:style-name="ce3" office:value-type="float" office:value="16.1" calcext:value-type="float">
            <text:p>16.1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49" calcext:value-type="float">
            <text:p>3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utts, Master. William Loch "William"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" calcext:value-type="float">
            <text:p>3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.A. 37671</text:p>
          </table:table-cell>
          <table:table-cell table:style-name="ce3" office:value-type="float" office:value="15.9" calcext:value-type="float">
            <text:p>15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imic, Mr. Jova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2" calcext:value-type="float">
            <text:p>4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5088" calcext:value-type="float">
            <text:p>315088</text:p>
          </table:table-cell>
          <table:table-cell table:style-name="ce3" office:value-type="float" office:value="8.6625" calcext:value-type="float">
            <text:p>8.6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dahl, Mr. Nils Marti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3" calcext:value-type="float">
            <text:p>23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267" calcext:value-type="float">
            <text:p>7267</text:p>
          </table:table-cell>
          <table:table-cell table:style-name="ce3" office:value-type="float" office:value="9.225" calcext:value-type="float">
            <text:p>9.2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52" calcext:value-type="float">
            <text:p>3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illiams-Lambert, Mr. Fletcher Fellows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510" calcext:value-type="float">
            <text:p>113510</text:p>
          </table:table-cell>
          <table:table-cell table:style-name="ce3" office:value-type="float" office:value="35" calcext:value-type="float">
            <text:p>35.00</text:p>
          </table:table-cell>
          <table:table-cell table:style-name="ce1" office:value-type="string" calcext:value-type="string">
            <text:p>C128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53" calcext:value-type="float">
            <text:p>3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lias, Mr. Tannou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5" calcext:value-type="float">
            <text:p>15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695" calcext:value-type="float">
            <text:p>2695</text:p>
          </table:table-cell>
          <table:table-cell table:style-name="ce3" office:value-type="float" office:value="7.2292" calcext:value-type="float">
            <text:p>7.2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54" calcext:value-type="float">
            <text:p>35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rnold-Franchi, Mr. Josef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5" calcext:value-type="float">
            <text:p>25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9237" calcext:value-type="float">
            <text:p>349237</text:p>
          </table:table-cell>
          <table:table-cell table:style-name="ce3" office:value-type="float" office:value="17.8" calcext:value-type="float">
            <text:p>17.8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55" calcext:value-type="float">
            <text:p>3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ousif, Mr. Wazli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47" calcext:value-type="float">
            <text:p>2647</text:p>
          </table:table-cell>
          <table:table-cell table:style-name="ce3" office:value-type="float" office:value="7.225" calcext:value-type="float">
            <text:p>7.2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anden Steen, Mr. Leo Pete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8" calcext:value-type="float">
            <text:p>2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5783" calcext:value-type="float">
            <text:p>345783</text:p>
          </table:table-cell>
          <table:table-cell table:style-name="ce3" office:value-type="float" office:value="9.5" calcext:value-type="float">
            <text:p>9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owerman, Miss. Elsie Edith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2" calcext:value-type="float">
            <text:p>22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3505" calcext:value-type="float">
            <text:p>113505</text:p>
          </table:table-cell>
          <table:table-cell table:style-name="ce3" office:value-type="float" office:value="55" calcext:value-type="float">
            <text:p>55.00</text:p>
          </table:table-cell>
          <table:table-cell table:style-name="ce1" office:value-type="string" calcext:value-type="string">
            <text:p>E33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58" calcext:value-type="float">
            <text:p>35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unk, Miss. Annie Clemmer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8" calcext:value-type="float">
            <text:p>3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7671" calcext:value-type="float">
            <text:p>237671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59" calcext:value-type="float">
            <text:p>35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cGovern, Miss. Mary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0931" calcext:value-type="float">
            <text:p>330931</text:p>
          </table:table-cell>
          <table:table-cell table:style-name="ce3" office:value-type="float" office:value="7.8792" calcext:value-type="float">
            <text:p>7.88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ockler, Miss. Helen Mary "Ellie"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0980" calcext:value-type="float">
            <text:p>330980</text:p>
          </table:table-cell>
          <table:table-cell table:style-name="ce3" office:value-type="float" office:value="7.8792" calcext:value-type="float">
            <text:p>7.88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61" calcext:value-type="float">
            <text:p>3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koog, Mr. Wilhelm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0" calcext:value-type="float">
            <text:p>40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47088" calcext:value-type="float">
            <text:p>347088</text:p>
          </table:table-cell>
          <table:table-cell table:style-name="ce3" office:value-type="float" office:value="27.9" calcext:value-type="float">
            <text:p>2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62" calcext:value-type="float">
            <text:p>36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l Carlo, Mr. Sebastiano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9" calcext:value-type="float">
            <text:p>29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C/PARIS 2167</text:p>
          </table:table-cell>
          <table:table-cell table:style-name="ce3" office:value-type="float" office:value="27.7208" calcext:value-type="float">
            <text:p>27.72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63" calcext:value-type="float">
            <text:p>36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rbara, Mrs. (Catherine David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5" calcext:value-type="float">
            <text:p>45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91" calcext:value-type="float">
            <text:p>2691</text:p>
          </table:table-cell>
          <table:table-cell table:style-name="ce3" office:value-type="float" office:value="14.4542" calcext:value-type="float">
            <text:p>14.4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sim, Mr. Adola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5" calcext:value-type="float">
            <text:p>3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TON/O.Q. 3101310</text:p>
          </table:table-cell>
          <table:table-cell table:style-name="ce3" office:value-type="float" office:value="7.05" calcext:value-type="float">
            <text:p>7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'Brien, Mr. Thomas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0365" calcext:value-type="float">
            <text:p>370365</text:p>
          </table:table-cell>
          <table:table-cell table:style-name="ce3" office:value-type="float" office:value="15.5" calcext:value-type="float">
            <text:p>15.50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66" calcext:value-type="float">
            <text:p>36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dahl, Mr. Mauritz Nils Marti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0" calcext:value-type="float">
            <text:p>3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 7076</text:p>
          </table:table-cell>
          <table:table-cell table:style-name="ce3" office:value-type="float" office:value="7.25" calcext:value-type="float">
            <text:p>7.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67" calcext:value-type="float">
            <text:p>3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arren, Mrs. Frank Manley (Anna Sophia Atkinson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60" calcext:value-type="float">
            <text:p>60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0813" calcext:value-type="float">
            <text:p>110813</text:p>
          </table:table-cell>
          <table:table-cell table:style-name="ce3" office:value-type="float" office:value="75.25" calcext:value-type="float">
            <text:p>75.25</text:p>
          </table:table-cell>
          <table:table-cell table:style-name="ce1" office:value-type="string" calcext:value-type="string">
            <text:p>D37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oussa, Mrs. (Mantoura Boulos)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26" calcext:value-type="float">
            <text:p>2626</text:p>
          </table:table-cell>
          <table:table-cell table:style-name="ce3" office:value-type="float" office:value="7.2292" calcext:value-type="float">
            <text:p>7.2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ermyn, Miss. Annie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313" calcext:value-type="float">
            <text:p>14313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ubart, Mme. Leontine Paulin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4" calcext:value-type="float">
            <text:p>2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477</text:p>
          </table:table-cell>
          <table:table-cell table:style-name="ce3" office:value-type="float" office:value="69.3" calcext:value-type="float">
            <text:p>69.30</text:p>
          </table:table-cell>
          <table:table-cell table:style-name="ce1" office:value-type="string" calcext:value-type="string">
            <text:p>B35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71" calcext:value-type="float">
            <text:p>3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rder, Mr. George Achille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5" calcext:value-type="float">
            <text:p>25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765" calcext:value-type="float">
            <text:p>11765</text:p>
          </table:table-cell>
          <table:table-cell table:style-name="ce3" office:value-type="float" office:value="55.4417" calcext:value-type="float">
            <text:p>55.44</text:p>
          </table:table-cell>
          <table:table-cell table:style-name="ce1" office:value-type="string" calcext:value-type="string">
            <text:p>E50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72" calcext:value-type="float">
            <text:p>3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iklund, Mr. Jakob Alfre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8" calcext:value-type="float">
            <text:p>18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01267" calcext:value-type="float">
            <text:p>3101267</text:p>
          </table:table-cell>
          <table:table-cell table:style-name="ce3" office:value-type="float" office:value="6.4958" calcext:value-type="float">
            <text:p>6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avan, Mr. William Thoma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9" calcext:value-type="float">
            <text:p>1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23951" calcext:value-type="float">
            <text:p>323951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74" calcext:value-type="float">
            <text:p>3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inghini, Mr. Sante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2" calcext:value-type="float">
            <text:p>2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760</text:p>
          </table:table-cell>
          <table:table-cell table:style-name="ce3" office:value-type="float" office:value="135.6333" calcext:value-type="float">
            <text:p>135.6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lsson, Miss. Stina Viol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" calcext:value-type="float">
            <text:p>3.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49909" calcext:value-type="float">
            <text:p>349909</text:p>
          </table:table-cell>
          <table:table-cell table:style-name="ce3" office:value-type="float" office:value="21.075" calcext:value-type="float">
            <text:p>21.0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eyer, Mrs. Edgar Joseph (Leila Saks)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604</text:p>
          </table:table-cell>
          <table:table-cell table:style-name="ce3" office:value-type="float" office:value="82.1708" calcext:value-type="float">
            <text:p>82.17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77" calcext:value-type="float">
            <text:p>37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ndergren, Miss. Aurora Adeli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2" calcext:value-type="float">
            <text:p>2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 7077</text:p>
          </table:table-cell>
          <table:table-cell table:style-name="ce3" office:value-type="float" office:value="7.25" calcext:value-type="float">
            <text:p>7.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idener, Mr. Harry Elkin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7" calcext:value-type="float">
            <text:p>27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3503" calcext:value-type="float">
            <text:p>113503</text:p>
          </table:table-cell>
          <table:table-cell table:style-name="ce3" office:value-type="float" office:value="211.5" calcext:value-type="float">
            <text:p>211.50</text:p>
          </table:table-cell>
          <table:table-cell table:style-name="ce1" office:value-type="string" calcext:value-type="string">
            <text:p>C82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79" calcext:value-type="float">
            <text:p>37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tros, Mr. Tannou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0" calcext:value-type="float">
            <text:p>2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48" calcext:value-type="float">
            <text:p>2648</text:p>
          </table:table-cell>
          <table:table-cell table:style-name="ce3" office:value-type="float" office:value="4.0125" calcext:value-type="float">
            <text:p>4.01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ustafsson, Mr. Karl Gideo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9" calcext:value-type="float">
            <text:p>1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069" calcext:value-type="float">
            <text:p>347069</text:p>
          </table:table-cell>
          <table:table-cell table:style-name="ce3" office:value-type="float" office:value="7.775" calcext:value-type="float">
            <text:p>7.7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81" calcext:value-type="float">
            <text:p>38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idois, Miss. Rosali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2" calcext:value-type="float">
            <text:p>4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757</text:p>
          </table:table-cell>
          <table:table-cell table:style-name="ce3" office:value-type="float" office:value="227.525" calcext:value-type="float">
            <text:p>227.5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akid, Miss. Maria ("Mary"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53" calcext:value-type="float">
            <text:p>2653</text:p>
          </table:table-cell>
          <table:table-cell table:style-name="ce3" office:value-type="float" office:value="15.7417" calcext:value-type="float">
            <text:p>15.74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ikkanen, Mr. Juho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2" calcext:value-type="float">
            <text:p>3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ON/O 2. 3101293</text:p>
          </table:table-cell>
          <table:table-cell table:style-name="ce3" office:value-type="float" office:value="7.925" calcext:value-type="float">
            <text:p>7.9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olverson, Mrs. Alexander Oskar (Mary Aline Towner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5" calcext:value-type="float">
            <text:p>35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3789" calcext:value-type="float">
            <text:p>113789</text:p>
          </table:table-cell>
          <table:table-cell table:style-name="ce3" office:value-type="float" office:value="52" calcext:value-type="float">
            <text:p>52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85" calcext:value-type="float">
            <text:p>38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lotcharsky, Mr. Vasil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27" calcext:value-type="float">
            <text:p>349227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86" calcext:value-type="float">
            <text:p>38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avies, Mr. Charles Henry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8" calcext:value-type="float">
            <text:p>1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.O.C. 14879</text:p>
          </table:table-cell>
          <table:table-cell table:style-name="ce3" office:value-type="float" office:value="73.5" calcext:value-type="float">
            <text:p>73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87" calcext:value-type="float">
            <text:p>3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oodwin, Master. Sidney Leonar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" calcext:value-type="float">
            <text:p>1.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 2144</text:p>
          </table:table-cell>
          <table:table-cell table:style-name="ce3" office:value-type="float" office:value="46.9" calcext:value-type="float">
            <text:p>46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88" calcext:value-type="float">
            <text:p>38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uss, Miss. Kat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6" calcext:value-type="float">
            <text:p>3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7849" calcext:value-type="float">
            <text:p>27849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dlier, Mr. Matthew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7655" calcext:value-type="float">
            <text:p>367655</text:p>
          </table:table-cell>
          <table:table-cell table:style-name="ce3" office:value-type="float" office:value="7.7292" calcext:value-type="float">
            <text:p>7.73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ehmann, Miss. Berth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7" calcext:value-type="float">
            <text:p>17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C 1748</text:p>
          </table:table-cell>
          <table:table-cell table:style-name="ce3" office:value-type="float" office:value="12" calcext:value-type="float">
            <text:p>12.00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rter, Mr. William Ernest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6" calcext:value-type="float">
            <text:p>36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3760" calcext:value-type="float">
            <text:p>113760</text:p>
          </table:table-cell>
          <table:table-cell table:style-name="ce3" office:value-type="float" office:value="120" calcext:value-type="float">
            <text:p>120.00</text:p>
          </table:table-cell>
          <table:table-cell table:style-name="ce1" office:value-type="string" calcext:value-type="string">
            <text:p>B96 B98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ansson, Mr. Carl Olof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1" calcext:value-type="float">
            <text:p>2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034" calcext:value-type="float">
            <text:p>350034</text:p>
          </table:table-cell>
          <table:table-cell table:style-name="ce3" office:value-type="float" office:value="7.7958" calcext:value-type="float">
            <text:p>7.8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ustafsson, Mr. Johan Birge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8" calcext:value-type="float">
            <text:p>28.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01277" calcext:value-type="float">
            <text:p>3101277</text:p>
          </table:table-cell>
          <table:table-cell table:style-name="ce3" office:value-type="float" office:value="7.925" calcext:value-type="float">
            <text:p>7.9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94" calcext:value-type="float">
            <text:p>3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ewell, Miss. Marjori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3" calcext:value-type="float">
            <text:p>23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273" calcext:value-type="float">
            <text:p>35273</text:p>
          </table:table-cell>
          <table:table-cell table:style-name="ce3" office:value-type="float" office:value="113.275" calcext:value-type="float">
            <text:p>113.28</text:p>
          </table:table-cell>
          <table:table-cell table:style-name="ce1" office:value-type="string" calcext:value-type="string">
            <text:p>D36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ndstrom, Mrs. Hjalmar (Agnes Charlotta Bengtsson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4" calcext:value-type="float">
            <text:p>24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P 9549</text:p>
          </table:table-cell>
          <table:table-cell table:style-name="ce3" office:value-type="float" office:value="16.7" calcext:value-type="float">
            <text:p>16.70</text:p>
          </table:table-cell>
          <table:table-cell table:style-name="ce1" office:value-type="string" calcext:value-type="string">
            <text:p>G6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ohansson, Mr. Erik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2" calcext:value-type="float">
            <text:p>2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052" calcext:value-type="float">
            <text:p>350052</text:p>
          </table:table-cell>
          <table:table-cell table:style-name="ce3" office:value-type="float" office:value="7.7958" calcext:value-type="float">
            <text:p>7.8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lsson, Miss. Elin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1" calcext:value-type="float">
            <text:p>3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407" calcext:value-type="float">
            <text:p>350407</text:p>
          </table:table-cell>
          <table:table-cell table:style-name="ce3" office:value-type="float" office:value="7.8542" calcext:value-type="float">
            <text:p>7.8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cKane, Mr. Peter Davi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6" calcext:value-type="float">
            <text:p>4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403" calcext:value-type="float">
            <text:p>28403</text:p>
          </table:table-cell>
          <table:table-cell table:style-name="ce3" office:value-type="float" office:value="26" calcext:value-type="float">
            <text:p>26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in, Dr. Alfre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3" calcext:value-type="float">
            <text:p>23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4278" calcext:value-type="float">
            <text:p>244278</text:p>
          </table:table-cell>
          <table:table-cell table:style-name="ce3" office:value-type="float" office:value="10.5" calcext:value-type="float">
            <text:p>10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rout, Mrs. William H (Jessie L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8" calcext:value-type="float">
            <text:p>2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0929" calcext:value-type="float">
            <text:p>240929</text:p>
          </table:table-cell>
          <table:table-cell table:style-name="ce3" office:value-type="float" office:value="12.65" calcext:value-type="float">
            <text:p>12.6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01" calcext:value-type="float">
            <text:p>4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iskanen, Mr. Juha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9" calcext:value-type="float">
            <text:p>3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ON/O 2. 3101289</text:p>
          </table:table-cell>
          <table:table-cell table:style-name="ce3" office:value-type="float" office:value="7.925" calcext:value-type="float">
            <text:p>7.9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dams, Mr. Joh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6" calcext:value-type="float">
            <text:p>2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1826" calcext:value-type="float">
            <text:p>341826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03" calcext:value-type="float">
            <text:p>4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ussila, Miss. Mari Ain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1" calcext:value-type="float">
            <text:p>21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37" calcext:value-type="float">
            <text:p>4137</text:p>
          </table:table-cell>
          <table:table-cell table:style-name="ce3" office:value-type="float" office:value="9.825" calcext:value-type="float">
            <text:p>9.8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akkarainen, Mr. Pekka Pietari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8" calcext:value-type="float">
            <text:p>28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ON/O2. 3101279</text:p>
          </table:table-cell>
          <table:table-cell table:style-name="ce3" office:value-type="float" office:value="15.85" calcext:value-type="float">
            <text:p>15.8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reskovic, Miss. Marij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0" calcext:value-type="float">
            <text:p>2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5096" calcext:value-type="float">
            <text:p>315096</text:p>
          </table:table-cell>
          <table:table-cell table:style-name="ce3" office:value-type="float" office:value="8.6625" calcext:value-type="float">
            <text:p>8.6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ale, Mr. Shadrach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4" calcext:value-type="float">
            <text:p>34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664" calcext:value-type="float">
            <text:p>28664</text:p>
          </table:table-cell>
          <table:table-cell table:style-name="ce3" office:value-type="float" office:value="21" calcext:value-type="float">
            <text:p>21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07" calcext:value-type="float">
            <text:p>4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idegren, Mr. Carl/Charles Pete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51" calcext:value-type="float">
            <text:p>5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064" calcext:value-type="float">
            <text:p>347064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ichards, Master. William Rowe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" calcext:value-type="float">
            <text:p>3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9106" calcext:value-type="float">
            <text:p>29106</text:p>
          </table:table-cell>
          <table:table-cell table:style-name="ce3" office:value-type="float" office:value="18.75" calcext:value-type="float">
            <text:p>18.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09" calcext:value-type="float">
            <text:p>4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irkeland, Mr. Hans Martin Monse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1" calcext:value-type="float">
            <text:p>2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2992" calcext:value-type="float">
            <text:p>312992</text:p>
          </table:table-cell>
          <table:table-cell table:style-name="ce3" office:value-type="float" office:value="7.775" calcext:value-type="float">
            <text:p>7.7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efebre, Miss. Ida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133" calcext:value-type="float">
            <text:p>4133</text:p>
          </table:table-cell>
          <table:table-cell table:style-name="ce3" office:value-type="float" office:value="25.4667" calcext:value-type="float">
            <text:p>25.47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11" calcext:value-type="float">
            <text:p>4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dycoff, Mr. Todor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22" calcext:value-type="float">
            <text:p>349222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12" calcext:value-type="float">
            <text:p>4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art, Mr. Henry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94140" calcext:value-type="float">
            <text:p>394140</text:p>
          </table:table-cell>
          <table:table-cell table:style-name="ce3" office:value-type="float" office:value="6.8583" calcext:value-type="float">
            <text:p>6.86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13" calcext:value-type="float">
            <text:p>4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nahan, Miss. Daisy 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3" calcext:value-type="float">
            <text:p>33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928" calcext:value-type="float">
            <text:p>19928</text:p>
          </table:table-cell>
          <table:table-cell table:style-name="ce3" office:value-type="float" office:value="90" calcext:value-type="float">
            <text:p>90.00</text:p>
          </table:table-cell>
          <table:table-cell table:style-name="ce1" office:value-type="string" calcext:value-type="string">
            <text:p>C78</text:p>
          </table:table-cell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14" calcext:value-type="float">
            <text:p>4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unningham, Mr. Alfred Fleming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9853" calcext:value-type="float">
            <text:p>239853</text:p>
          </table:table-cell>
          <table:table-cell table:style-name="ce3" office:value-type="float" office:value="0" calcext:value-type="float">
            <text:p>0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undman, Mr. Johan Julia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4" calcext:value-type="float">
            <text:p>4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ON/O 2. 3101269</text:p>
          </table:table-cell>
          <table:table-cell table:style-name="ce3" office:value-type="float" office:value="7.925" calcext:value-type="float">
            <text:p>7.9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eek, Mrs. Thomas (Annie Louise Rowley)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3095" calcext:value-type="float">
            <text:p>343095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17" calcext:value-type="float">
            <text:p>4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rew, Mrs. James Vivian (Lulu Thorne Christian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4" calcext:value-type="float">
            <text:p>34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8220" calcext:value-type="float">
            <text:p>28220</text:p>
          </table:table-cell>
          <table:table-cell table:style-name="ce3" office:value-type="float" office:value="32.5" calcext:value-type="float">
            <text:p>32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18" calcext:value-type="float">
            <text:p>4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ilven, Miss. Lyyli Karoliin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8" calcext:value-type="float">
            <text:p>18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0652" calcext:value-type="float">
            <text:p>250652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19" calcext:value-type="float">
            <text:p>4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tthews, Mr. William Joh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0" calcext:value-type="float">
            <text:p>3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228" calcext:value-type="float">
            <text:p>28228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an Impe, Miss. Catharin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0" calcext:value-type="float">
            <text:p>10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5773" calcext:value-type="float">
            <text:p>345773</text:p>
          </table:table-cell>
          <table:table-cell table:style-name="ce3" office:value-type="float" office:value="24.15" calcext:value-type="float">
            <text:p>24.1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21" calcext:value-type="float">
            <text:p>4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heorgheff, Mr. Stanio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54" calcext:value-type="float">
            <text:p>349254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22" calcext:value-type="float">
            <text:p>4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arters, Mr. Davi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1" calcext:value-type="float">
            <text:p>2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5. 13032</text:p>
          </table:table-cell>
          <table:table-cell table:style-name="ce3" office:value-type="float" office:value="7.7333" calcext:value-type="float">
            <text:p>7.73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Zimmerman, Mr. Leo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9" calcext:value-type="float">
            <text:p>2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5082" calcext:value-type="float">
            <text:p>315082</text:p>
          </table:table-cell>
          <table:table-cell table:style-name="ce3" office:value-type="float" office:value="7.875" calcext:value-type="float">
            <text:p>7.8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anbom, Mrs. Ernst Gilbert (Anna Sigrid Maria Brogren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8" calcext:value-type="float">
            <text:p>28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47080" calcext:value-type="float">
            <text:p>347080</text:p>
          </table:table-cell>
          <table:table-cell table:style-name="ce3" office:value-type="float" office:value="14.4" calcext:value-type="float">
            <text:p>14.4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osblom, Mr. Viktor Richar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8" calcext:value-type="float">
            <text:p>18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70129" calcext:value-type="float">
            <text:p>370129</text:p>
          </table:table-cell>
          <table:table-cell table:style-name="ce3" office:value-type="float" office:value="20.2125" calcext:value-type="float">
            <text:p>20.21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iseman, Mr. Phillippe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4. 34244</text:p>
          </table:table-cell>
          <table:table-cell table:style-name="ce3" office:value-type="float" office:value="7.25" calcext:value-type="float">
            <text:p>7.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larke, Mrs. Charles V (Ada Maria Winfield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8" calcext:value-type="float">
            <text:p>28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3" calcext:value-type="float">
            <text:p>2003</text:p>
          </table:table-cell>
          <table:table-cell table:style-name="ce3" office:value-type="float" office:value="26" calcext:value-type="float">
            <text:p>26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hillips, Miss. Kate Florence ("Mrs Kate Louise Phillips Marshall"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9" calcext:value-type="float">
            <text:p>1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50655" calcext:value-type="float">
            <text:p>250655</text:p>
          </table:table-cell>
          <table:table-cell table:style-name="ce3" office:value-type="float" office:value="26" calcext:value-type="float">
            <text:p>26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lynn, Mr. James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4851" calcext:value-type="float">
            <text:p>364851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ickard, Mr. Berk (Berk Trembisky)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2" calcext:value-type="float">
            <text:p>3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TON/O.Q. 392078</text:p>
          </table:table-cell>
          <table:table-cell table:style-name="ce3" office:value-type="float" office:value="8.05" calcext:value-type="float">
            <text:p>8.05</text:p>
          </table:table-cell>
          <table:table-cell table:style-name="ce1" office:value-type="string" calcext:value-type="string">
            <text:p>E10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31" calcext:value-type="float">
            <text:p>4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jornstrom-Steffansson, Mr. Mauritz Haka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8" calcext:value-type="float">
            <text:p>2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0564" calcext:value-type="float">
            <text:p>110564</text:p>
          </table:table-cell>
          <table:table-cell table:style-name="ce3" office:value-type="float" office:value="26.55" calcext:value-type="float">
            <text:p>26.55</text:p>
          </table:table-cell>
          <table:table-cell table:style-name="ce1" office:value-type="string" calcext:value-type="string">
            <text:p>C52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32" calcext:value-type="float">
            <text:p>4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horneycroft, Mrs. Percival (Florence Kate White)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6564" calcext:value-type="float">
            <text:p>376564</text:p>
          </table:table-cell>
          <table:table-cell table:style-name="ce3" office:value-type="float" office:value="16.1" calcext:value-type="float">
            <text:p>16.1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33" calcext:value-type="float">
            <text:p>4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ouch, Mrs. Charles Alexander (Alice Adelaide Slow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2" calcext:value-type="float">
            <text:p>42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C/AH 3085</text:p>
          </table:table-cell>
          <table:table-cell table:style-name="ce3" office:value-type="float" office:value="26" calcext:value-type="float">
            <text:p>26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34" calcext:value-type="float">
            <text:p>4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allio, Mr. Nikolai Erlan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7" calcext:value-type="float">
            <text:p>17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ON/O 2. 3101274</text:p>
          </table:table-cell>
          <table:table-cell table:style-name="ce3" office:value-type="float" office:value="7.125" calcext:value-type="float">
            <text:p>7.1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35" calcext:value-type="float">
            <text:p>4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ilvey, Mr. William Bair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50" calcext:value-type="float">
            <text:p>50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507" calcext:value-type="float">
            <text:p>13507</text:p>
          </table:table-cell>
          <table:table-cell table:style-name="ce3" office:value-type="float" office:value="55.9" calcext:value-type="float">
            <text:p>55.90</text:p>
          </table:table-cell>
          <table:table-cell table:style-name="ce1" office:value-type="string" calcext:value-type="string">
            <text:p>E44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36" calcext:value-type="float">
            <text:p>4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rter, Miss. Lucile Polk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4" calcext:value-type="float">
            <text:p>14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3760" calcext:value-type="float">
            <text:p>113760</text:p>
          </table:table-cell>
          <table:table-cell table:style-name="ce3" office:value-type="float" office:value="120" calcext:value-type="float">
            <text:p>120.00</text:p>
          </table:table-cell>
          <table:table-cell table:style-name="ce1" office:value-type="string" calcext:value-type="string">
            <text:p>B96 B98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37" calcext:value-type="float">
            <text:p>4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ord, Miss. Doolina Margaret "Daisy"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1" calcext:value-type="float">
            <text:p>21.00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./C. 6608</text:p>
          </table:table-cell>
          <table:table-cell table:style-name="ce3" office:value-type="float" office:value="34.375" calcext:value-type="float">
            <text:p>34.3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38" calcext:value-type="float">
            <text:p>4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ichards, Mrs. Sidney (Emily Hocking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4" calcext:value-type="float">
            <text:p>24.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9106" calcext:value-type="float">
            <text:p>29106</text:p>
          </table:table-cell>
          <table:table-cell table:style-name="ce3" office:value-type="float" office:value="18.75" calcext:value-type="float">
            <text:p>18.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39" calcext:value-type="float">
            <text:p>4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ortune, Mr. Mark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64" calcext:value-type="float">
            <text:p>64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950" calcext:value-type="float">
            <text:p>19950</text:p>
          </table:table-cell>
          <table:table-cell table:style-name="ce3" office:value-type="float" office:value="263" calcext:value-type="float">
            <text:p>263.00</text:p>
          </table:table-cell>
          <table:table-cell table:style-name="ce1" office:value-type="string" calcext:value-type="string">
            <text:p>C23 C25 C27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Kvillner, Mr. Johan Henrik Johannesso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1" calcext:value-type="float">
            <text:p>3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18723</text:p>
          </table:table-cell>
          <table:table-cell table:style-name="ce3" office:value-type="float" office:value="10.5" calcext:value-type="float">
            <text:p>10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art, Mrs. Benjamin (Esther Ada Bloomfield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5" calcext:value-type="float">
            <text:p>45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.C.C. 13529</text:p>
          </table:table-cell>
          <table:table-cell table:style-name="ce3" office:value-type="float" office:value="26.25" calcext:value-type="float">
            <text:p>26.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42" calcext:value-type="float">
            <text:p>44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ampe, Mr. Leo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0" calcext:value-type="float">
            <text:p>2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5769" calcext:value-type="float">
            <text:p>345769</text:p>
          </table:table-cell>
          <table:table-cell table:style-name="ce3" office:value-type="float" office:value="9.5" calcext:value-type="float">
            <text:p>9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tterson, Mr. Johan Emil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5" calcext:value-type="float">
            <text:p>25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7076" calcext:value-type="float">
            <text:p>347076</text:p>
          </table:table-cell>
          <table:table-cell table:style-name="ce3" office:value-type="float" office:value="7.775" calcext:value-type="float">
            <text:p>7.7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ynaldo, Ms. Encarnacion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8" calcext:value-type="float">
            <text:p>2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0434" calcext:value-type="float">
            <text:p>230434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45" calcext:value-type="float">
            <text:p>44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ohannesen-Bratthammer, Mr. Bernt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5306" calcext:value-type="float">
            <text:p>65306</text:p>
          </table:table-cell>
          <table:table-cell table:style-name="ce3" office:value-type="float" office:value="8.1125" calcext:value-type="float">
            <text:p>8.11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46" calcext:value-type="float">
            <text:p>4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dge, Master. Washingto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" calcext:value-type="float">
            <text:p>4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3638" calcext:value-type="float">
            <text:p>33638</text:p>
          </table:table-cell>
          <table:table-cell table:style-name="ce3" office:value-type="float" office:value="81.8583" calcext:value-type="float">
            <text:p>81.86</text:p>
          </table:table-cell>
          <table:table-cell table:style-name="ce1" office:value-type="string" calcext:value-type="string">
            <text:p>A34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47" calcext:value-type="float">
            <text:p>44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ellinger, Miss. Madeleine Violet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3" calcext:value-type="float">
            <text:p>13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0644" calcext:value-type="float">
            <text:p>250644</text:p>
          </table:table-cell>
          <table:table-cell table:style-name="ce3" office:value-type="float" office:value="19.5" calcext:value-type="float">
            <text:p>19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48" calcext:value-type="float">
            <text:p>4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eward, Mr. Frederic Kimbe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4" calcext:value-type="float">
            <text:p>3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794" calcext:value-type="float">
            <text:p>113794</text:p>
          </table:table-cell>
          <table:table-cell table:style-name="ce3" office:value-type="float" office:value="26.55" calcext:value-type="float">
            <text:p>26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lini, Miss. Marie Catherin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5" calcext:value-type="float">
            <text:p>5.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66" calcext:value-type="float">
            <text:p>2666</text:p>
          </table:table-cell>
          <table:table-cell table:style-name="ce3" office:value-type="float" office:value="19.2583" calcext:value-type="float">
            <text:p>19.26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uchen, Major. Arthur Godfrey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52" calcext:value-type="float">
            <text:p>5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786" calcext:value-type="float">
            <text:p>113786</text:p>
          </table:table-cell>
          <table:table-cell table:style-name="ce3" office:value-type="float" office:value="30.5" calcext:value-type="float">
            <text:p>30.50</text:p>
          </table:table-cell>
          <table:table-cell table:style-name="ce1" office:value-type="string" calcext:value-type="string">
            <text:p>C104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est, Mr. Edwy Arthu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6" calcext:value-type="float">
            <text:p>36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.A. 34651</text:p>
          </table:table-cell>
          <table:table-cell table:style-name="ce3" office:value-type="float" office:value="27.75" calcext:value-type="float">
            <text:p>27.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52" calcext:value-type="float">
            <text:p>4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agland, Mr. Ingvald Olai Olsen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5303" calcext:value-type="float">
            <text:p>65303</text:p>
          </table:table-cell>
          <table:table-cell table:style-name="ce3" office:value-type="float" office:value="19.9667" calcext:value-type="float">
            <text:p>19.97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53" calcext:value-type="float">
            <text:p>4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oreman, Mr. Benjamin Laventall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0" calcext:value-type="float">
            <text:p>3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051" calcext:value-type="float">
            <text:p>113051</text:p>
          </table:table-cell>
          <table:table-cell table:style-name="ce3" office:value-type="float" office:value="27.75" calcext:value-type="float">
            <text:p>27.75</text:p>
          </table:table-cell>
          <table:table-cell table:style-name="ce1" office:value-type="string" calcext:value-type="string">
            <text:p>C111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54" calcext:value-type="float">
            <text:p>4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oldenberg, Mr. Samuel L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9" calcext:value-type="float">
            <text:p>49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453" calcext:value-type="float">
            <text:p>17453</text:p>
          </table:table-cell>
          <table:table-cell table:style-name="ce3" office:value-type="float" office:value="89.1042" calcext:value-type="float">
            <text:p>89.10</text:p>
          </table:table-cell>
          <table:table-cell table:style-name="ce1" office:value-type="string" calcext:value-type="string">
            <text:p>C92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55" calcext:value-type="float">
            <text:p>4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duzzi, Mr. Joseph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5 2817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56" calcext:value-type="float">
            <text:p>45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alsevac, Mr. Iva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9" calcext:value-type="float">
            <text:p>2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40" calcext:value-type="float">
            <text:p>349240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57" calcext:value-type="float">
            <text:p>4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llet, Mr. Francis Davi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65" calcext:value-type="float">
            <text:p>6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509" calcext:value-type="float">
            <text:p>13509</text:p>
          </table:table-cell>
          <table:table-cell table:style-name="ce3" office:value-type="float" office:value="26.55" calcext:value-type="float">
            <text:p>26.55</text:p>
          </table:table-cell>
          <table:table-cell table:style-name="ce1" office:value-type="string" calcext:value-type="string">
            <text:p>E38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58" calcext:value-type="float">
            <text:p>4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enyon, Mrs. Frederick R (Marion)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464" calcext:value-type="float">
            <text:p>17464</text:p>
          </table:table-cell>
          <table:table-cell table:style-name="ce3" office:value-type="float" office:value="51.8625" calcext:value-type="float">
            <text:p>51.86</text:p>
          </table:table-cell>
          <table:table-cell table:style-name="ce1" office:value-type="string" calcext:value-type="string">
            <text:p>D21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59" calcext:value-type="float">
            <text:p>45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oomey, Miss. Ellen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50" calcext:value-type="float">
            <text:p>5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.C.C. 13531</text:p>
          </table:table-cell>
          <table:table-cell table:style-name="ce3" office:value-type="float" office:value="10.5" calcext:value-type="float">
            <text:p>10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'Connor, Mr. Maurice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1060" calcext:value-type="float">
            <text:p>371060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nderson, Mr. Harry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8" calcext:value-type="float">
            <text:p>4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9952" calcext:value-type="float">
            <text:p>19952</text:p>
          </table:table-cell>
          <table:table-cell table:style-name="ce3" office:value-type="float" office:value="26.55" calcext:value-type="float">
            <text:p>26.55</text:p>
          </table:table-cell>
          <table:table-cell table:style-name="ce1" office:value-type="string" calcext:value-type="string">
            <text:p>E12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orley, Mr. William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4" calcext:value-type="float">
            <text:p>3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4506" calcext:value-type="float">
            <text:p>364506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63" calcext:value-type="float">
            <text:p>4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ee, Mr. Arthur H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7" calcext:value-type="float">
            <text:p>47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1320" calcext:value-type="float">
            <text:p>111320</text:p>
          </table:table-cell>
          <table:table-cell table:style-name="ce3" office:value-type="float" office:value="38.5" calcext:value-type="float">
            <text:p>38.50</text:p>
          </table:table-cell>
          <table:table-cell table:style-name="ce1" office:value-type="string" calcext:value-type="string">
            <text:p>E63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illing, Mr. Jacob Christia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8" calcext:value-type="float">
            <text:p>4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4360" calcext:value-type="float">
            <text:p>234360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65" calcext:value-type="float">
            <text:p>46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isner, Mr. Simon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S 2816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66" calcext:value-type="float">
            <text:p>46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oncalves, Mr. Manuel Estansla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8" calcext:value-type="float">
            <text:p>3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TON/O.Q. 3101306</text:p>
          </table:table-cell>
          <table:table-cell table:style-name="ce3" office:value-type="float" office:value="7.05" calcext:value-type="float">
            <text:p>7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67" calcext:value-type="float">
            <text:p>46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mpbell, Mr. William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9853" calcext:value-type="float">
            <text:p>239853</text:p>
          </table:table-cell>
          <table:table-cell table:style-name="ce3" office:value-type="float" office:value="0" calcext:value-type="float">
            <text:p>0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68" calcext:value-type="float">
            <text:p>46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mart, Mr. John Montgomery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56" calcext:value-type="float">
            <text:p>5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792" calcext:value-type="float">
            <text:p>113792</text:p>
          </table:table-cell>
          <table:table-cell table:style-name="ce3" office:value-type="float" office:value="26.55" calcext:value-type="float">
            <text:p>26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69" calcext:value-type="float">
            <text:p>46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canlan, Mr. James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209" calcext:value-type="float">
            <text:p>36209</text:p>
          </table:table-cell>
          <table:table-cell table:style-name="ce3" office:value-type="float" office:value="7.725" calcext:value-type="float">
            <text:p>7.73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lini, Miss. Helene Barbar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0.75" calcext:value-type="float">
            <text:p>0.75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66" calcext:value-type="float">
            <text:p>2666</text:p>
          </table:table-cell>
          <table:table-cell table:style-name="ce3" office:value-type="float" office:value="19.2583" calcext:value-type="float">
            <text:p>19.26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71" calcext:value-type="float">
            <text:p>4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eefe, Mr. Arthur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23592" calcext:value-type="float">
            <text:p>323592</text:p>
          </table:table-cell>
          <table:table-cell table:style-name="ce3" office:value-type="float" office:value="7.25" calcext:value-type="float">
            <text:p>7.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72" calcext:value-type="float">
            <text:p>4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cic, Mr. Luka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8" calcext:value-type="float">
            <text:p>3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5089" calcext:value-type="float">
            <text:p>315089</text:p>
          </table:table-cell>
          <table:table-cell table:style-name="ce3" office:value-type="float" office:value="8.6625" calcext:value-type="float">
            <text:p>8.6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73" calcext:value-type="float">
            <text:p>47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est, Mrs. Edwy Arthur (Ada Mary Worth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3" calcext:value-type="float">
            <text:p>33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.A. 34651</text:p>
          </table:table-cell>
          <table:table-cell table:style-name="ce3" office:value-type="float" office:value="27.75" calcext:value-type="float">
            <text:p>27.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74" calcext:value-type="float">
            <text:p>47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Jerwan, Mrs. Amin S (Marie Marthe Thuillard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3" calcext:value-type="float">
            <text:p>23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C/AH Basle 541</text:p>
          </table:table-cell>
          <table:table-cell table:style-name="ce3" office:value-type="float" office:value="13.7917" calcext:value-type="float">
            <text:p>13.79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75" calcext:value-type="float">
            <text:p>4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randberg, Miss. Ida Sofi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2" calcext:value-type="float">
            <text:p>2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553" calcext:value-type="float">
            <text:p>7553</text:p>
          </table:table-cell>
          <table:table-cell table:style-name="ce3" office:value-type="float" office:value="9.8375" calcext:value-type="float">
            <text:p>9.84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76" calcext:value-type="float">
            <text:p>4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lifford, Mr. George Quincy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0465" calcext:value-type="float">
            <text:p>110465</text:p>
          </table:table-cell>
          <table:table-cell table:style-name="ce3" office:value-type="float" office:value="52" calcext:value-type="float">
            <text:p>52.00</text:p>
          </table:table-cell>
          <table:table-cell table:style-name="ce1" office:value-type="string" calcext:value-type="string">
            <text:p>A14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77" calcext:value-type="float">
            <text:p>47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nouf, Mr. Peter Henry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4" calcext:value-type="float">
            <text:p>34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027" calcext:value-type="float">
            <text:p>31027</text:p>
          </table:table-cell>
          <table:table-cell table:style-name="ce3" office:value-type="float" office:value="21" calcext:value-type="float">
            <text:p>21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78" calcext:value-type="float">
            <text:p>47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raund, Mr. Lewis Richar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9" calcext:value-type="float">
            <text:p>29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60" calcext:value-type="float">
            <text:p>3460</text:p>
          </table:table-cell>
          <table:table-cell table:style-name="ce3" office:value-type="float" office:value="7.0458" calcext:value-type="float">
            <text:p>7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79" calcext:value-type="float">
            <text:p>47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arlsson, Mr. Nils August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2" calcext:value-type="float">
            <text:p>2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060" calcext:value-type="float">
            <text:p>350060</text:p>
          </table:table-cell>
          <table:table-cell table:style-name="ce3" office:value-type="float" office:value="7.5208" calcext:value-type="float">
            <text:p>7.52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irvonen, Miss. Hildur 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" calcext:value-type="float">
            <text:p>2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01298" calcext:value-type="float">
            <text:p>3101298</text:p>
          </table:table-cell>
          <table:table-cell table:style-name="ce3" office:value-type="float" office:value="12.2875" calcext:value-type="float">
            <text:p>12.29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81" calcext:value-type="float">
            <text:p>48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oodwin, Master. Harold Victo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9" calcext:value-type="float">
            <text:p>9.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 2144</text:p>
          </table:table-cell>
          <table:table-cell table:style-name="ce3" office:value-type="float" office:value="46.9" calcext:value-type="float">
            <text:p>46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82" calcext:value-type="float">
            <text:p>48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rost, Mr. Anthony Wood "Archie"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9854" calcext:value-type="float">
            <text:p>239854</text:p>
          </table:table-cell>
          <table:table-cell table:style-name="ce3" office:value-type="float" office:value="0" calcext:value-type="float">
            <text:p>0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83" calcext:value-type="float">
            <text:p>48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ouse, Mr. Richard Henry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50" calcext:value-type="float">
            <text:p>5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5 3594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84" calcext:value-type="float">
            <text:p>4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urkula, Mrs. (Hedwig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63" calcext:value-type="float">
            <text:p>63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134" calcext:value-type="float">
            <text:p>4134</text:p>
          </table:table-cell>
          <table:table-cell table:style-name="ce3" office:value-type="float" office:value="9.5875" calcext:value-type="float">
            <text:p>9.59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85" calcext:value-type="float">
            <text:p>4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ishop, Mr. Dickinson H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5" calcext:value-type="float">
            <text:p>25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967" calcext:value-type="float">
            <text:p>11967</text:p>
          </table:table-cell>
          <table:table-cell table:style-name="ce3" office:value-type="float" office:value="91.0792" calcext:value-type="float">
            <text:p>91.08</text:p>
          </table:table-cell>
          <table:table-cell table:style-name="ce1" office:value-type="string" calcext:value-type="string">
            <text:p>B49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86" calcext:value-type="float">
            <text:p>4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efebre, Miss. Jeannie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133" calcext:value-type="float">
            <text:p>4133</text:p>
          </table:table-cell>
          <table:table-cell table:style-name="ce3" office:value-type="float" office:value="25.4667" calcext:value-type="float">
            <text:p>25.47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87" calcext:value-type="float">
            <text:p>4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oyt, Mrs. Frederick Maxfield (Jane Anne Forby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5" calcext:value-type="float">
            <text:p>35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943" calcext:value-type="float">
            <text:p>19943</text:p>
          </table:table-cell>
          <table:table-cell table:style-name="ce3" office:value-type="float" office:value="90" calcext:value-type="float">
            <text:p>90.00</text:p>
          </table:table-cell>
          <table:table-cell table:style-name="ce1" office:value-type="string" calcext:value-type="string">
            <text:p>C93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88" calcext:value-type="float">
            <text:p>4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ent, Mr. Edward Austi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58" calcext:value-type="float">
            <text:p>5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771" calcext:value-type="float">
            <text:p>11771</text:p>
          </table:table-cell>
          <table:table-cell table:style-name="ce3" office:value-type="float" office:value="29.7" calcext:value-type="float">
            <text:p>29.70</text:p>
          </table:table-cell>
          <table:table-cell table:style-name="ce1" office:value-type="string" calcext:value-type="string">
            <text:p>B37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omerton, Mr. Francis William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0" calcext:value-type="float">
            <text:p>3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.5. 18509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utts, Master. Eden Leslie "Neville"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9" calcext:value-type="float">
            <text:p>9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.A. 37671</text:p>
          </table:table-cell>
          <table:table-cell table:style-name="ce3" office:value-type="float" office:value="15.9" calcext:value-type="float">
            <text:p>15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91" calcext:value-type="float">
            <text:p>4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agland, Mr. Konrad Mathias Reiersen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5304" calcext:value-type="float">
            <text:p>65304</text:p>
          </table:table-cell>
          <table:table-cell table:style-name="ce3" office:value-type="float" office:value="19.9667" calcext:value-type="float">
            <text:p>19.97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92" calcext:value-type="float">
            <text:p>4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indelov, Mr. Eina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1" calcext:value-type="float">
            <text:p>2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TON/OQ 3101317</text:p>
          </table:table-cell>
          <table:table-cell table:style-name="ce3" office:value-type="float" office:value="7.25" calcext:value-type="float">
            <text:p>7.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93" calcext:value-type="float">
            <text:p>49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olson, Mr. Harry Marklan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55" calcext:value-type="float">
            <text:p>5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787" calcext:value-type="float">
            <text:p>113787</text:p>
          </table:table-cell>
          <table:table-cell table:style-name="ce3" office:value-type="float" office:value="30.5" calcext:value-type="float">
            <text:p>30.50</text:p>
          </table:table-cell>
          <table:table-cell table:style-name="ce1" office:value-type="string" calcext:value-type="string">
            <text:p>C30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94" calcext:value-type="float">
            <text:p>4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rtagaveytia, Mr. Ramo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71" calcext:value-type="float">
            <text:p>7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609</text:p>
          </table:table-cell>
          <table:table-cell table:style-name="ce3" office:value-type="float" office:value="49.5042" calcext:value-type="float">
            <text:p>49.50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95" calcext:value-type="float">
            <text:p>49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anley, Mr. Edward Rolan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1" calcext:value-type="float">
            <text:p>2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4 45380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96" calcext:value-type="float">
            <text:p>49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ousseff, Mr. Gerious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27" calcext:value-type="float">
            <text:p>2627</text:p>
          </table:table-cell>
          <table:table-cell table:style-name="ce3" office:value-type="float" office:value="14.4583" calcext:value-type="float">
            <text:p>14.46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ustis, Miss. Elizabeth Mussey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54" calcext:value-type="float">
            <text:p>54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947" calcext:value-type="float">
            <text:p>36947</text:p>
          </table:table-cell>
          <table:table-cell table:style-name="ce3" office:value-type="float" office:value="78.2667" calcext:value-type="float">
            <text:p>78.27</text:p>
          </table:table-cell>
          <table:table-cell table:style-name="ce1" office:value-type="string" calcext:value-type="string">
            <text:p>D20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98" calcext:value-type="float">
            <text:p>49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hellard, Mr. Frederick William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6212</text:p>
          </table:table-cell>
          <table:table-cell table:style-name="ce3" office:value-type="float" office:value="15.1" calcext:value-type="float">
            <text:p>15.1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99" calcext:value-type="float">
            <text:p>49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lison, Mrs. Hudson J C (Bessie Waldo Daniels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5" calcext:value-type="float">
            <text:p>25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3781" calcext:value-type="float">
            <text:p>113781</text:p>
          </table:table-cell>
          <table:table-cell table:style-name="ce3" office:value-type="float" office:value="151.55" calcext:value-type="float">
            <text:p>151.55</text:p>
          </table:table-cell>
          <table:table-cell table:style-name="ce1" office:value-type="string" calcext:value-type="string">
            <text:p>C22 C26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vensson, Mr. Olof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4" calcext:value-type="float">
            <text:p>2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035" calcext:value-type="float">
            <text:p>350035</text:p>
          </table:table-cell>
          <table:table-cell table:style-name="ce3" office:value-type="float" office:value="7.7958" calcext:value-type="float">
            <text:p>7.8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lic, Mr. Peta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7" calcext:value-type="float">
            <text:p>17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5086" calcext:value-type="float">
            <text:p>315086</text:p>
          </table:table-cell>
          <table:table-cell table:style-name="ce3" office:value-type="float" office:value="8.6625" calcext:value-type="float">
            <text:p>8.6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02" calcext:value-type="float">
            <text:p>5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navan, Miss. Mary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1" calcext:value-type="float">
            <text:p>2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4846" calcext:value-type="float">
            <text:p>364846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03" calcext:value-type="float">
            <text:p>5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'Sullivan, Miss. Bridget Mary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0909" calcext:value-type="float">
            <text:p>330909</text:p>
          </table:table-cell>
          <table:table-cell table:style-name="ce3" office:value-type="float" office:value="7.6292" calcext:value-type="float">
            <text:p>7.63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itinen, Miss. Kristina Sofi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7" calcext:value-type="float">
            <text:p>37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135" calcext:value-type="float">
            <text:p>4135</text:p>
          </table:table-cell>
          <table:table-cell table:style-name="ce3" office:value-type="float" office:value="9.5875" calcext:value-type="float">
            <text:p>9.59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05" calcext:value-type="float">
            <text:p>5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ioni, Miss. Robert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6" calcext:value-type="float">
            <text:p>1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0152" calcext:value-type="float">
            <text:p>110152</text:p>
          </table:table-cell>
          <table:table-cell table:style-name="ce3" office:value-type="float" office:value="86.5" calcext:value-type="float">
            <text:p>86.50</text:p>
          </table:table-cell>
          <table:table-cell table:style-name="ce1" office:value-type="string" calcext:value-type="string">
            <text:p>B79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06" calcext:value-type="float">
            <text:p>5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nasco y Castellana, Mr. Victor de Satode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8" calcext:value-type="float">
            <text:p>18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758</text:p>
          </table:table-cell>
          <table:table-cell table:style-name="ce3" office:value-type="float" office:value="108.9" calcext:value-type="float">
            <text:p>108.90</text:p>
          </table:table-cell>
          <table:table-cell table:style-name="ce1" office:value-type="string" calcext:value-type="string">
            <text:p>C65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07" calcext:value-type="float">
            <text:p>5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ck, Mrs. Frederick Charles (Jane Richards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3" calcext:value-type="float">
            <text:p>33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360" calcext:value-type="float">
            <text:p>26360</text:p>
          </table:table-cell>
          <table:table-cell table:style-name="ce3" office:value-type="float" office:value="26" calcext:value-type="float">
            <text:p>26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08" calcext:value-type="float">
            <text:p>5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dley, Mr. George ("George Arthur Brayton")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1427" calcext:value-type="float">
            <text:p>111427</text:p>
          </table:table-cell>
          <table:table-cell table:style-name="ce3" office:value-type="float" office:value="26.55" calcext:value-type="float">
            <text:p>26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lsen, Mr. Henry Margido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8" calcext:value-type="float">
            <text:p>2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 4001</text:p>
          </table:table-cell>
          <table:table-cell table:style-name="ce3" office:value-type="float" office:value="22.525" calcext:value-type="float">
            <text:p>22.5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ng, Mr. Fang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6" calcext:value-type="float">
            <text:p>2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01" calcext:value-type="float">
            <text:p>1601</text:p>
          </table:table-cell>
          <table:table-cell table:style-name="ce3" office:value-type="float" office:value="56.4958" calcext:value-type="float">
            <text:p>56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aly, Mr. Eugene Patrick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9" calcext:value-type="float">
            <text:p>2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2651" calcext:value-type="float">
            <text:p>382651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ebber, Mr. James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TON/OQ 3101316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13" calcext:value-type="float">
            <text:p>5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cGough, Mr. James Robert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6" calcext:value-type="float">
            <text:p>3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473</text:p>
          </table:table-cell>
          <table:table-cell table:style-name="ce3" office:value-type="float" office:value="26.2875" calcext:value-type="float">
            <text:p>26.29</text:p>
          </table:table-cell>
          <table:table-cell table:style-name="ce1" office:value-type="string" calcext:value-type="string">
            <text:p>E25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14" calcext:value-type="float">
            <text:p>5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thschild, Mrs. Martin (Elizabeth L. Barrett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54" calcext:value-type="float">
            <text:p>54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603</text:p>
          </table:table-cell>
          <table:table-cell table:style-name="ce3" office:value-type="float" office:value="59.4" calcext:value-type="float">
            <text:p>59.40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15" calcext:value-type="float">
            <text:p>5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leff, Mr. Satio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4" calcext:value-type="float">
            <text:p>2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09" calcext:value-type="float">
            <text:p>349209</text:p>
          </table:table-cell>
          <table:table-cell table:style-name="ce3" office:value-type="float" office:value="7.4958" calcext:value-type="float">
            <text:p>7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16" calcext:value-type="float">
            <text:p>5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alker, Mr. William Anderso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7" calcext:value-type="float">
            <text:p>47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967" calcext:value-type="float">
            <text:p>36967</text:p>
          </table:table-cell>
          <table:table-cell table:style-name="ce3" office:value-type="float" office:value="34.0208" calcext:value-type="float">
            <text:p>34.02</text:p>
          </table:table-cell>
          <table:table-cell table:style-name="ce1" office:value-type="string" calcext:value-type="string">
            <text:p>D46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17" calcext:value-type="float">
            <text:p>5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emore, Mrs. (Amelia Milley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4" calcext:value-type="float">
            <text:p>3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34260</text:p>
          </table:table-cell>
          <table:table-cell table:style-name="ce3" office:value-type="float" office:value="10.5" calcext:value-type="float">
            <text:p>10.50</text:p>
          </table:table-cell>
          <table:table-cell table:style-name="ce1" office:value-type="string" calcext:value-type="string">
            <text:p>F33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yan, Mr. Patrick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1110" calcext:value-type="float">
            <text:p>371110</text:p>
          </table:table-cell>
          <table:table-cell table:style-name="ce3" office:value-type="float" office:value="24.15" calcext:value-type="float">
            <text:p>24.1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gle, Mrs. William A (Florence "Mary" Agnes Hughes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6" calcext:value-type="float">
            <text:p>36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6875" calcext:value-type="float">
            <text:p>226875</text:p>
          </table:table-cell>
          <table:table-cell table:style-name="ce3" office:value-type="float" office:value="26" calcext:value-type="float">
            <text:p>26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vlovic, Mr. Stefo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2" calcext:value-type="float">
            <text:p>3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42" calcext:value-type="float">
            <text:p>349242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reault, Miss. Ann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0" calcext:value-type="float">
            <text:p>3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749" calcext:value-type="float">
            <text:p>12749</text:p>
          </table:table-cell>
          <table:table-cell table:style-name="ce3" office:value-type="float" office:value="93.5" calcext:value-type="float">
            <text:p>93.50</text:p>
          </table:table-cell>
          <table:table-cell table:style-name="ce1" office:value-type="string" calcext:value-type="string">
            <text:p>B73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22" calcext:value-type="float">
            <text:p>5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ovk, Mr. Janko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2" calcext:value-type="float">
            <text:p>2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52" calcext:value-type="float">
            <text:p>349252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23" calcext:value-type="float">
            <text:p>5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houd, Mr. Sarkis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24" calcext:value-type="float">
            <text:p>2624</text:p>
          </table:table-cell>
          <table:table-cell table:style-name="ce3" office:value-type="float" office:value="7.225" calcext:value-type="float">
            <text:p>7.2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ippach, Mrs. Louis Albert (Ida Sophia Fischer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4" calcext:value-type="float">
            <text:p>44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1361" calcext:value-type="float">
            <text:p>111361</text:p>
          </table:table-cell>
          <table:table-cell table:style-name="ce3" office:value-type="float" office:value="57.9792" calcext:value-type="float">
            <text:p>57.98</text:p>
          </table:table-cell>
          <table:table-cell table:style-name="ce1" office:value-type="string" calcext:value-type="string">
            <text:p>B18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25" calcext:value-type="float">
            <text:p>5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assem, Mr. Fared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700" calcext:value-type="float">
            <text:p>2700</text:p>
          </table:table-cell>
          <table:table-cell table:style-name="ce3" office:value-type="float" office:value="7.2292" calcext:value-type="float">
            <text:p>7.2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26" calcext:value-type="float">
            <text:p>5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arrell, Mr. Jame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0.5" calcext:value-type="float">
            <text:p>40.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7232" calcext:value-type="float">
            <text:p>367232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27" calcext:value-type="float">
            <text:p>5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idsdale, Miss. Lucy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50" calcext:value-type="float">
            <text:p>5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W./C. 14258</text:p>
          </table:table-cell>
          <table:table-cell table:style-name="ce3" office:value-type="float" office:value="10.5" calcext:value-type="float">
            <text:p>10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28" calcext:value-type="float">
            <text:p>5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arthing, Mr. John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483</text:p>
          </table:table-cell>
          <table:table-cell table:style-name="ce3" office:value-type="float" office:value="221.7792" calcext:value-type="float">
            <text:p>221.78</text:p>
          </table:table-cell>
          <table:table-cell table:style-name="ce1" office:value-type="string" calcext:value-type="string">
            <text:p>C95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29" calcext:value-type="float">
            <text:p>5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lonen, Mr. Johan Werne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9" calcext:value-type="float">
            <text:p>3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01296" calcext:value-type="float">
            <text:p>3101296</text:p>
          </table:table-cell>
          <table:table-cell table:style-name="ce3" office:value-type="float" office:value="7.925" calcext:value-type="float">
            <text:p>7.9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ocking, Mr. Richard George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3" calcext:value-type="float">
            <text:p>23.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9104" calcext:value-type="float">
            <text:p>29104</text:p>
          </table:table-cell>
          <table:table-cell table:style-name="ce3" office:value-type="float" office:value="11.5" calcext:value-type="float">
            <text:p>11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31" calcext:value-type="float">
            <text:p>5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ck, Miss. Phyllis May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" calcext:value-type="float">
            <text:p>2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6360" calcext:value-type="float">
            <text:p>26360</text:p>
          </table:table-cell>
          <table:table-cell table:style-name="ce3" office:value-type="float" office:value="26" calcext:value-type="float">
            <text:p>26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oufik, Mr. Nakli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41" calcext:value-type="float">
            <text:p>2641</text:p>
          </table:table-cell>
          <table:table-cell table:style-name="ce3" office:value-type="float" office:value="7.2292" calcext:value-type="float">
            <text:p>7.2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33" calcext:value-type="float">
            <text:p>5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lias, Mr. Joseph J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7" calcext:value-type="float">
            <text:p>17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690" calcext:value-type="float">
            <text:p>2690</text:p>
          </table:table-cell>
          <table:table-cell table:style-name="ce3" office:value-type="float" office:value="7.2292" calcext:value-type="float">
            <text:p>7.2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ter, Mrs. Catherine (Catherine Rizk)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68" calcext:value-type="float">
            <text:p>2668</text:p>
          </table:table-cell>
          <table:table-cell table:style-name="ce3" office:value-type="float" office:value="22.3583" calcext:value-type="float">
            <text:p>22.36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35" calcext:value-type="float">
            <text:p>5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cic, Miss. Marij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0" calcext:value-type="float">
            <text:p>3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5084" calcext:value-type="float">
            <text:p>315084</text:p>
          </table:table-cell>
          <table:table-cell table:style-name="ce3" office:value-type="float" office:value="8.6625" calcext:value-type="float">
            <text:p>8.6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art, Miss. Eva Miriam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7" calcext:value-type="float">
            <text:p>7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.C.C. 13529</text:p>
          </table:table-cell>
          <table:table-cell table:style-name="ce3" office:value-type="float" office:value="26.25" calcext:value-type="float">
            <text:p>26.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37" calcext:value-type="float">
            <text:p>5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utt, Major. Archibald Willingham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5" calcext:value-type="float">
            <text:p>4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050" calcext:value-type="float">
            <text:p>113050</text:p>
          </table:table-cell>
          <table:table-cell table:style-name="ce3" office:value-type="float" office:value="26.55" calcext:value-type="float">
            <text:p>26.55</text:p>
          </table:table-cell>
          <table:table-cell table:style-name="ce1" office:value-type="string" calcext:value-type="string">
            <text:p>B38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38" calcext:value-type="float">
            <text:p>5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eRoy, Miss. Berth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0" calcext:value-type="float">
            <text:p>3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761</text:p>
          </table:table-cell>
          <table:table-cell table:style-name="ce3" office:value-type="float" office:value="106.425" calcext:value-type="float">
            <text:p>106.4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39" calcext:value-type="float">
            <text:p>5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isien, Mr. Samuel Beard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4498" calcext:value-type="float">
            <text:p>364498</text:p>
          </table:table-cell>
          <table:table-cell table:style-name="ce3" office:value-type="float" office:value="14.5" calcext:value-type="float">
            <text:p>14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rolicher, Miss. Hedwig Margarith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2" calcext:value-type="float">
            <text:p>22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568" calcext:value-type="float">
            <text:p>13568</text:p>
          </table:table-cell>
          <table:table-cell table:style-name="ce3" office:value-type="float" office:value="49.5" calcext:value-type="float">
            <text:p>49.50</text:p>
          </table:table-cell>
          <table:table-cell table:style-name="ce1" office:value-type="string" calcext:value-type="string">
            <text:p>B39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41" calcext:value-type="float">
            <text:p>5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rosby, Miss. Harriet R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6" calcext:value-type="float">
            <text:p>36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E/P 5735</text:p>
          </table:table-cell>
          <table:table-cell table:style-name="ce3" office:value-type="float" office:value="71" calcext:value-type="float">
            <text:p>71.00</text:p>
          </table:table-cell>
          <table:table-cell table:style-name="ce1" office:value-type="string" calcext:value-type="string">
            <text:p>B22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dersson, Miss. Ingeborg Constanzi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9" calcext:value-type="float">
            <text:p>9.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7082" calcext:value-type="float">
            <text:p>347082</text:p>
          </table:table-cell>
          <table:table-cell table:style-name="ce3" office:value-type="float" office:value="31.275" calcext:value-type="float">
            <text:p>31.2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dersson, Miss. Sigrid Elisabeth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1" calcext:value-type="float">
            <text:p>11.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7082" calcext:value-type="float">
            <text:p>347082</text:p>
          </table:table-cell>
          <table:table-cell table:style-name="ce3" office:value-type="float" office:value="31.275" calcext:value-type="float">
            <text:p>31.2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44" calcext:value-type="float">
            <text:p>54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ane, Mr. Edwar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2" calcext:value-type="float">
            <text:p>32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08" calcext:value-type="float">
            <text:p>2908</text:p>
          </table:table-cell>
          <table:table-cell table:style-name="ce3" office:value-type="float" office:value="26" calcext:value-type="float">
            <text:p>26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uglas, Mr. Walter Donal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50" calcext:value-type="float">
            <text:p>50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761</text:p>
          </table:table-cell>
          <table:table-cell table:style-name="ce3" office:value-type="float" office:value="106.425" calcext:value-type="float">
            <text:p>106.43</text:p>
          </table:table-cell>
          <table:table-cell table:style-name="ce1" office:value-type="string" calcext:value-type="string">
            <text:p>C86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icholson, Mr. Arthur Ernest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64" calcext:value-type="float">
            <text:p>6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93" calcext:value-type="float">
            <text:p>693</text:p>
          </table:table-cell>
          <table:table-cell table:style-name="ce3" office:value-type="float" office:value="26" calcext:value-type="float">
            <text:p>26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47" calcext:value-type="float">
            <text:p>54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ane, Mrs. Edward (Ethel Clarke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9" calcext:value-type="float">
            <text:p>19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08" calcext:value-type="float">
            <text:p>2908</text:p>
          </table:table-cell>
          <table:table-cell table:style-name="ce3" office:value-type="float" office:value="26" calcext:value-type="float">
            <text:p>26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48" calcext:value-type="float">
            <text:p>54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dro y Manent, Mr. Julian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C/PARIS 2146</text:p>
          </table:table-cell>
          <table:table-cell table:style-name="ce3" office:value-type="float" office:value="13.8625" calcext:value-type="float">
            <text:p>13.86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49" calcext:value-type="float">
            <text:p>5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oldsmith, Mr. Frank Joh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3" calcext:value-type="float">
            <text:p>33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63291" calcext:value-type="float">
            <text:p>363291</text:p>
          </table:table-cell>
          <table:table-cell table:style-name="ce3" office:value-type="float" office:value="20.525" calcext:value-type="float">
            <text:p>20.5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avies, Master. John Morgan J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8" calcext:value-type="float">
            <text:p>8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.A. 33112</text:p>
          </table:table-cell>
          <table:table-cell table:style-name="ce3" office:value-type="float" office:value="36.75" calcext:value-type="float">
            <text:p>36.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hayer, Mr. John Borland J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7" calcext:value-type="float">
            <text:p>17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421" calcext:value-type="float">
            <text:p>17421</text:p>
          </table:table-cell>
          <table:table-cell table:style-name="ce3" office:value-type="float" office:value="110.8833" calcext:value-type="float">
            <text:p>110.88</text:p>
          </table:table-cell>
          <table:table-cell table:style-name="ce1" office:value-type="string" calcext:value-type="string">
            <text:p>C70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harp, Mr. Percival James 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7" calcext:value-type="float">
            <text:p>27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4358" calcext:value-type="float">
            <text:p>244358</text:p>
          </table:table-cell>
          <table:table-cell table:style-name="ce3" office:value-type="float" office:value="26" calcext:value-type="float">
            <text:p>26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53" calcext:value-type="float">
            <text:p>5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'Brien, Mr. Timothy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0979" calcext:value-type="float">
            <text:p>330979</text:p>
          </table:table-cell>
          <table:table-cell table:style-name="ce3" office:value-type="float" office:value="7.8292" calcext:value-type="float">
            <text:p>7.83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54" calcext:value-type="float">
            <text:p>55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eeni, Mr. Fahim ("Philip Zenni")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2" calcext:value-type="float">
            <text:p>2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20" calcext:value-type="float">
            <text:p>2620</text:p>
          </table:table-cell>
          <table:table-cell table:style-name="ce3" office:value-type="float" office:value="7.225" calcext:value-type="float">
            <text:p>7.2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55" calcext:value-type="float">
            <text:p>5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hman, Miss. Velin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2" calcext:value-type="float">
            <text:p>2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085" calcext:value-type="float">
            <text:p>347085</text:p>
          </table:table-cell>
          <table:table-cell table:style-name="ce3" office:value-type="float" office:value="7.775" calcext:value-type="float">
            <text:p>7.7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right, Mr. George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62" calcext:value-type="float">
            <text:p>6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807" calcext:value-type="float">
            <text:p>113807</text:p>
          </table:table-cell>
          <table:table-cell table:style-name="ce3" office:value-type="float" office:value="26.55" calcext:value-type="float">
            <text:p>26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57" calcext:value-type="float">
            <text:p>5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uff Gordon, Lady. (Lucille Christiana Sutherland) ("Mrs Morgan"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8" calcext:value-type="float">
            <text:p>48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755" calcext:value-type="float">
            <text:p>11755</text:p>
          </table:table-cell>
          <table:table-cell table:style-name="ce3" office:value-type="float" office:value="39.6" calcext:value-type="float">
            <text:p>39.60</text:p>
          </table:table-cell>
          <table:table-cell table:style-name="ce1" office:value-type="string" calcext:value-type="string">
            <text:p>A16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58" calcext:value-type="float">
            <text:p>5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bbins, Mr. Victor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757</text:p>
          </table:table-cell>
          <table:table-cell table:style-name="ce3" office:value-type="float" office:value="227.525" calcext:value-type="float">
            <text:p>227.5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ussig, Mrs. Emil (Tillie Mandelbaum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9" calcext:value-type="float">
            <text:p>39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10413" calcext:value-type="float">
            <text:p>110413</text:p>
          </table:table-cell>
          <table:table-cell table:style-name="ce3" office:value-type="float" office:value="79.65" calcext:value-type="float">
            <text:p>79.65</text:p>
          </table:table-cell>
          <table:table-cell table:style-name="ce1" office:value-type="string" calcext:value-type="string">
            <text:p>E67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 Messemaeker, Mrs. Guillaume Joseph (Emma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6" calcext:value-type="float">
            <text:p>36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5572" calcext:value-type="float">
            <text:p>345572</text:p>
          </table:table-cell>
          <table:table-cell table:style-name="ce3" office:value-type="float" office:value="17.4" calcext:value-type="float">
            <text:p>17.4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61" calcext:value-type="float">
            <text:p>5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orrow, Mr. Thomas Rowan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2622" calcext:value-type="float">
            <text:p>372622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62" calcext:value-type="float">
            <text:p>56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ivic, Mr. Husei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0" calcext:value-type="float">
            <text:p>4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51" calcext:value-type="float">
            <text:p>349251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63" calcext:value-type="float">
            <text:p>56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orman, Mr. Robert Dougla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8" calcext:value-type="float">
            <text:p>2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8629" calcext:value-type="float">
            <text:p>218629</text:p>
          </table:table-cell>
          <table:table-cell table:style-name="ce3" office:value-type="float" office:value="13.5" calcext:value-type="float">
            <text:p>13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64" calcext:value-type="float">
            <text:p>5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immons, Mr. John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TON/OQ 392082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65" calcext:value-type="float">
            <text:p>56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eanwell, Miss. (Marion Ogden)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TON/O.Q. 392087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66" calcext:value-type="float">
            <text:p>56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avies, Mr. Alfred J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4" calcext:value-type="float">
            <text:p>24.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4 48871</text:p>
          </table:table-cell>
          <table:table-cell table:style-name="ce3" office:value-type="float" office:value="24.15" calcext:value-type="float">
            <text:p>24.1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67" calcext:value-type="float">
            <text:p>56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oytcheff, Mr. Ilia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9" calcext:value-type="float">
            <text:p>1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05" calcext:value-type="float">
            <text:p>349205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68" calcext:value-type="float">
            <text:p>56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lsson, Mrs. Nils (Alma Cornelia Berglund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9" calcext:value-type="float">
            <text:p>29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49909" calcext:value-type="float">
            <text:p>349909</text:p>
          </table:table-cell>
          <table:table-cell table:style-name="ce3" office:value-type="float" office:value="21.075" calcext:value-type="float">
            <text:p>21.0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69" calcext:value-type="float">
            <text:p>56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oharr, Mr. Tannous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86" calcext:value-type="float">
            <text:p>2686</text:p>
          </table:table-cell>
          <table:table-cell table:style-name="ce3" office:value-type="float" office:value="7.2292" calcext:value-type="float">
            <text:p>7.2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onsson, Mr. Carl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2" calcext:value-type="float">
            <text:p>3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417" calcext:value-type="float">
            <text:p>350417</text:p>
          </table:table-cell>
          <table:table-cell table:style-name="ce3" office:value-type="float" office:value="7.8542" calcext:value-type="float">
            <text:p>7.8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arris, Mr. George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62" calcext:value-type="float">
            <text:p>6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.W./PP 752</text:p>
          </table:table-cell>
          <table:table-cell table:style-name="ce3" office:value-type="float" office:value="10.5" calcext:value-type="float">
            <text:p>10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72" calcext:value-type="float">
            <text:p>57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ppleton, Mrs. Edward Dale (Charlotte Lamson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53" calcext:value-type="float">
            <text:p>53.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769" calcext:value-type="float">
            <text:p>11769</text:p>
          </table:table-cell>
          <table:table-cell table:style-name="ce3" office:value-type="float" office:value="51.4792" calcext:value-type="float">
            <text:p>51.48</text:p>
          </table:table-cell>
          <table:table-cell table:style-name="ce1" office:value-type="string" calcext:value-type="string">
            <text:p>C101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lynn, Mr. John Irwin ("Irving")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6" calcext:value-type="float">
            <text:p>3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474</text:p>
          </table:table-cell>
          <table:table-cell table:style-name="ce3" office:value-type="float" office:value="26.3875" calcext:value-type="float">
            <text:p>26.39</text:p>
          </table:table-cell>
          <table:table-cell table:style-name="ce1" office:value-type="string" calcext:value-type="string">
            <text:p>E25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elly, Miss. Mary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312" calcext:value-type="float">
            <text:p>14312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ush, Mr. Alfred George Joh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6" calcext:value-type="float">
            <text:p>1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4. 20589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tchett, Mr. George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9" calcext:value-type="float">
            <text:p>1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8585" calcext:value-type="float">
            <text:p>358585</text:p>
          </table:table-cell>
          <table:table-cell table:style-name="ce3" office:value-type="float" office:value="14.5" calcext:value-type="float">
            <text:p>14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77" calcext:value-type="float">
            <text:p>57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arside, Miss. Ethel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4" calcext:value-type="float">
            <text:p>3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3880" calcext:value-type="float">
            <text:p>243880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78" calcext:value-type="float">
            <text:p>5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ilvey, Mrs. William Baird (Alice Munger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9" calcext:value-type="float">
            <text:p>39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507" calcext:value-type="float">
            <text:p>13507</text:p>
          </table:table-cell>
          <table:table-cell table:style-name="ce3" office:value-type="float" office:value="55.9" calcext:value-type="float">
            <text:p>55.90</text:p>
          </table:table-cell>
          <table:table-cell table:style-name="ce1" office:value-type="string" calcext:value-type="string">
            <text:p>E44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79" calcext:value-type="float">
            <text:p>57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ram, Mrs. Joseph (Maria Elias)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89" calcext:value-type="float">
            <text:p>2689</text:p>
          </table:table-cell>
          <table:table-cell table:style-name="ce3" office:value-type="float" office:value="14.4583" calcext:value-type="float">
            <text:p>14.46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ussila, Mr. Eiriik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2" calcext:value-type="float">
            <text:p>3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ON/O 2. 3101286</text:p>
          </table:table-cell>
          <table:table-cell table:style-name="ce3" office:value-type="float" office:value="7.925" calcext:value-type="float">
            <text:p>7.9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hristy, Miss. Julie Rachel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5" calcext:value-type="float">
            <text:p>25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37789" calcext:value-type="float">
            <text:p>237789</text:p>
          </table:table-cell>
          <table:table-cell table:style-name="ce3" office:value-type="float" office:value="30" calcext:value-type="float">
            <text:p>30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hayer, Mrs. John Borland (Marian Longstreth Morris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9" calcext:value-type="float">
            <text:p>39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7421" calcext:value-type="float">
            <text:p>17421</text:p>
          </table:table-cell>
          <table:table-cell table:style-name="ce3" office:value-type="float" office:value="110.8833" calcext:value-type="float">
            <text:p>110.88</text:p>
          </table:table-cell>
          <table:table-cell table:style-name="ce1" office:value-type="string" calcext:value-type="string">
            <text:p>C68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83" calcext:value-type="float">
            <text:p>58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ownton, Mr. William Jame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54" calcext:value-type="float">
            <text:p>5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403" calcext:value-type="float">
            <text:p>28403</text:p>
          </table:table-cell>
          <table:table-cell table:style-name="ce3" office:value-type="float" office:value="26" calcext:value-type="float">
            <text:p>26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84" calcext:value-type="float">
            <text:p>5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ss, Mr. John Hugo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6" calcext:value-type="float">
            <text:p>3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049" calcext:value-type="float">
            <text:p>13049</text:p>
          </table:table-cell>
          <table:table-cell table:style-name="ce3" office:value-type="float" office:value="40.125" calcext:value-type="float">
            <text:p>40.13</text:p>
          </table:table-cell>
          <table:table-cell table:style-name="ce1" office:value-type="string" calcext:value-type="string">
            <text:p>A10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85" calcext:value-type="float">
            <text:p>58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ulner, Mr. Uscher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11" calcext:value-type="float">
            <text:p>3411</text:p>
          </table:table-cell>
          <table:table-cell table:style-name="ce3" office:value-type="float" office:value="8.7125" calcext:value-type="float">
            <text:p>8.71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86" calcext:value-type="float">
            <text:p>5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ussig, Miss. Ruth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8" calcext:value-type="float">
            <text:p>18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0413" calcext:value-type="float">
            <text:p>110413</text:p>
          </table:table-cell>
          <table:table-cell table:style-name="ce3" office:value-type="float" office:value="79.65" calcext:value-type="float">
            <text:p>79.65</text:p>
          </table:table-cell>
          <table:table-cell table:style-name="ce1" office:value-type="string" calcext:value-type="string">
            <text:p>E68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87" calcext:value-type="float">
            <text:p>58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Jarvis, Mr. John Denzil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7" calcext:value-type="float">
            <text:p>47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7565" calcext:value-type="float">
            <text:p>237565</text:p>
          </table:table-cell>
          <table:table-cell table:style-name="ce3" office:value-type="float" office:value="15" calcext:value-type="float">
            <text:p>15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rolicher-Stehli, Mr. Maxmillia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60" calcext:value-type="float">
            <text:p>60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3567" calcext:value-type="float">
            <text:p>13567</text:p>
          </table:table-cell>
          <table:table-cell table:style-name="ce3" office:value-type="float" office:value="79.2" calcext:value-type="float">
            <text:p>79.20</text:p>
          </table:table-cell>
          <table:table-cell table:style-name="ce1" office:value-type="string" calcext:value-type="string">
            <text:p>B41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ilinski, Mr. Elieze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2" calcext:value-type="float">
            <text:p>2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973" calcext:value-type="float">
            <text:p>14973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urdlin, Mr. Joseph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./5. 3235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intamaki, Mr. Matti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5" calcext:value-type="float">
            <text:p>3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ON/O 2. 3101273</text:p>
          </table:table-cell>
          <table:table-cell table:style-name="ce3" office:value-type="float" office:value="7.125" calcext:value-type="float">
            <text:p>7.1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ephenson, Mrs. Walter Bertram (Martha Eustis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52" calcext:value-type="float">
            <text:p>52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947" calcext:value-type="float">
            <text:p>36947</text:p>
          </table:table-cell>
          <table:table-cell table:style-name="ce3" office:value-type="float" office:value="78.2667" calcext:value-type="float">
            <text:p>78.27</text:p>
          </table:table-cell>
          <table:table-cell table:style-name="ce1" office:value-type="string" calcext:value-type="string">
            <text:p>D20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93" calcext:value-type="float">
            <text:p>59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lsbury, Mr. William Jame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7" calcext:value-type="float">
            <text:p>47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5 3902</text:p>
          </table:table-cell>
          <table:table-cell table:style-name="ce3" office:value-type="float" office:value="7.25" calcext:value-type="float">
            <text:p>7.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ourke, Miss. Mary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4848" calcext:value-type="float">
            <text:p>364848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hapman, Mr. John Henry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7" calcext:value-type="float">
            <text:p>37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C/AH 29037</text:p>
          </table:table-cell>
          <table:table-cell table:style-name="ce3" office:value-type="float" office:value="26" calcext:value-type="float">
            <text:p>26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96" calcext:value-type="float">
            <text:p>59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an Impe, Mr. Jean Baptiste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6" calcext:value-type="float">
            <text:p>36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45773" calcext:value-type="float">
            <text:p>345773</text:p>
          </table:table-cell>
          <table:table-cell table:style-name="ce3" office:value-type="float" office:value="24.15" calcext:value-type="float">
            <text:p>24.1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eitch, Miss. Jessie Wills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8727" calcext:value-type="float">
            <text:p>248727</text:p>
          </table:table-cell>
          <table:table-cell table:style-name="ce3" office:value-type="float" office:value="33" calcext:value-type="float">
            <text:p>3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98" calcext:value-type="float">
            <text:p>59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ohnson, Mr. Alfre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9" calcext:value-type="float">
            <text:p>4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INE</text:p>
          </table:table-cell>
          <table:table-cell table:style-name="ce3" office:value-type="float" office:value="0" calcext:value-type="float">
            <text:p>0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99" calcext:value-type="float">
            <text:p>5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oulos, Mr. Hanna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64" calcext:value-type="float">
            <text:p>2664</text:p>
          </table:table-cell>
          <table:table-cell table:style-name="ce3" office:value-type="float" office:value="7.225" calcext:value-type="float">
            <text:p>7.2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uff Gordon, Sir. Cosmo Edmund ("Mr Morgan")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9" calcext:value-type="float">
            <text:p>49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485</text:p>
          </table:table-cell>
          <table:table-cell table:style-name="ce3" office:value-type="float" office:value="56.9292" calcext:value-type="float">
            <text:p>56.93</text:p>
          </table:table-cell>
          <table:table-cell table:style-name="ce1" office:value-type="string" calcext:value-type="string">
            <text:p>A20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Jacobsohn, Mrs. Sidney Samuel (Amy Frances Christy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4" calcext:value-type="float">
            <text:p>24.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3847" calcext:value-type="float">
            <text:p>243847</text:p>
          </table:table-cell>
          <table:table-cell table:style-name="ce3" office:value-type="float" office:value="27" calcext:value-type="float">
            <text:p>27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02" calcext:value-type="float">
            <text:p>6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labenoff, Mr. Petco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14" calcext:value-type="float">
            <text:p>349214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03" calcext:value-type="float">
            <text:p>6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rrington, Mr. Charles H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796" calcext:value-type="float">
            <text:p>113796</text:p>
          </table:table-cell>
          <table:table-cell table:style-name="ce3" office:value-type="float" office:value="42.4" calcext:value-type="float">
            <text:p>42.4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orber, Mr. Ernst William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4" calcext:value-type="float">
            <text:p>4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4511" calcext:value-type="float">
            <text:p>364511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omer, Mr. Harry ("Mr E Haven")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5" calcext:value-type="float">
            <text:p>3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1426" calcext:value-type="float">
            <text:p>111426</text:p>
          </table:table-cell>
          <table:table-cell table:style-name="ce3" office:value-type="float" office:value="26.55" calcext:value-type="float">
            <text:p>26.5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06" calcext:value-type="float">
            <text:p>6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indell, Mr. Edvard Bengtsso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6" calcext:value-type="float">
            <text:p>36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9910" calcext:value-type="float">
            <text:p>349910</text:p>
          </table:table-cell>
          <table:table-cell table:style-name="ce3" office:value-type="float" office:value="15.55" calcext:value-type="float">
            <text:p>15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07" calcext:value-type="float">
            <text:p>6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araic, Mr. Mila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0" calcext:value-type="float">
            <text:p>3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46" calcext:value-type="float">
            <text:p>349246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aniel, Mr. Robert William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7" calcext:value-type="float">
            <text:p>27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804" calcext:value-type="float">
            <text:p>113804</text:p>
          </table:table-cell>
          <table:table-cell table:style-name="ce3" office:value-type="float" office:value="30.5" calcext:value-type="float">
            <text:p>30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09" calcext:value-type="float">
            <text:p>6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roche, Mrs. Joseph (Juliette Marie Louise Lafargue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2" calcext:value-type="float">
            <text:p>22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C/Paris 2123</text:p>
          </table:table-cell>
          <table:table-cell table:style-name="ce3" office:value-type="float" office:value="41.5792" calcext:value-type="float">
            <text:p>41.58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hutes, Miss. Elizabeth W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0" calcext:value-type="float">
            <text:p>4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582</text:p>
          </table:table-cell>
          <table:table-cell table:style-name="ce3" office:value-type="float" office:value="153.4625" calcext:value-type="float">
            <text:p>153.46</text:p>
          </table:table-cell>
          <table:table-cell table:style-name="ce1" office:value-type="string" calcext:value-type="string">
            <text:p>C125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11" calcext:value-type="float">
            <text:p>6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dersson, Mrs. Anders Johan (Alfrida Konstantia Brogren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9" calcext:value-type="float">
            <text:p>39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47082" calcext:value-type="float">
            <text:p>347082</text:p>
          </table:table-cell>
          <table:table-cell table:style-name="ce3" office:value-type="float" office:value="31.275" calcext:value-type="float">
            <text:p>31.2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12" calcext:value-type="float">
            <text:p>6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ardin, Mr. Jose Neto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TON/O.Q. 3101305</text:p>
          </table:table-cell>
          <table:table-cell table:style-name="ce3" office:value-type="float" office:value="7.05" calcext:value-type="float">
            <text:p>7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13" calcext:value-type="float">
            <text:p>6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urphy, Miss. Margaret Jane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7230" calcext:value-type="float">
            <text:p>367230</text:p>
          </table:table-cell>
          <table:table-cell table:style-name="ce3" office:value-type="float" office:value="15.5" calcext:value-type="float">
            <text:p>15.50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organ, Mr. John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0377" calcext:value-type="float">
            <text:p>370377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15" calcext:value-type="float">
            <text:p>6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rocklebank, Mr. William Alfre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5" calcext:value-type="float">
            <text:p>3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4512" calcext:value-type="float">
            <text:p>364512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16" calcext:value-type="float">
            <text:p>6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erman, Miss. Alic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4" calcext:value-type="float">
            <text:p>24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0845" calcext:value-type="float">
            <text:p>220845</text:p>
          </table:table-cell>
          <table:table-cell table:style-name="ce3" office:value-type="float" office:value="65" calcext:value-type="float">
            <text:p>65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17" calcext:value-type="float">
            <text:p>6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anbom, Mr. Ernst Gilbert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4" calcext:value-type="float">
            <text:p>34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47080" calcext:value-type="float">
            <text:p>347080</text:p>
          </table:table-cell>
          <table:table-cell table:style-name="ce3" office:value-type="float" office:value="14.4" calcext:value-type="float">
            <text:p>14.4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18" calcext:value-type="float">
            <text:p>6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obb, Mrs. William Arthur (Cordelia K Stanlick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6" calcext:value-type="float">
            <text:p>26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5. 3336</text:p>
          </table:table-cell>
          <table:table-cell table:style-name="ce3" office:value-type="float" office:value="16.1" calcext:value-type="float">
            <text:p>16.1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19" calcext:value-type="float">
            <text:p>6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cker, Miss. Marion Louis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" calcext:value-type="float">
            <text:p>4.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0136" calcext:value-type="float">
            <text:p>230136</text:p>
          </table:table-cell>
          <table:table-cell table:style-name="ce3" office:value-type="float" office:value="39" calcext:value-type="float">
            <text:p>39.00</text:p>
          </table:table-cell>
          <table:table-cell table:style-name="ce1" office:value-type="string" calcext:value-type="string">
            <text:p>F4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avey, Mr. Lawrence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6" calcext:value-type="float">
            <text:p>2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028" calcext:value-type="float">
            <text:p>31028</text:p>
          </table:table-cell>
          <table:table-cell table:style-name="ce3" office:value-type="float" office:value="10.5" calcext:value-type="float">
            <text:p>10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21" calcext:value-type="float">
            <text:p>6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asbeck, Mr. Antoni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7" calcext:value-type="float">
            <text:p>27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59" calcext:value-type="float">
            <text:p>2659</text:p>
          </table:table-cell>
          <table:table-cell table:style-name="ce3" office:value-type="float" office:value="14.4542" calcext:value-type="float">
            <text:p>14.4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22" calcext:value-type="float">
            <text:p>6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imball, Mr. Edwin Nelson J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2" calcext:value-type="float">
            <text:p>42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753" calcext:value-type="float">
            <text:p>11753</text:p>
          </table:table-cell>
          <table:table-cell table:style-name="ce3" office:value-type="float" office:value="52.5542" calcext:value-type="float">
            <text:p>52.55</text:p>
          </table:table-cell>
          <table:table-cell table:style-name="ce1" office:value-type="string" calcext:value-type="string">
            <text:p>D19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23" calcext:value-type="float">
            <text:p>6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akid, Mr. Sahi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0" calcext:value-type="float">
            <text:p>20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653" calcext:value-type="float">
            <text:p>2653</text:p>
          </table:table-cell>
          <table:table-cell table:style-name="ce3" office:value-type="float" office:value="15.7417" calcext:value-type="float">
            <text:p>15.74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24" calcext:value-type="float">
            <text:p>6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ansen, Mr. Henry Damsgaar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1" calcext:value-type="float">
            <text:p>2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029" calcext:value-type="float">
            <text:p>350029</text:p>
          </table:table-cell>
          <table:table-cell table:style-name="ce3" office:value-type="float" office:value="7.8542" calcext:value-type="float">
            <text:p>7.8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25" calcext:value-type="float">
            <text:p>6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owen, Mr. David John "Dai"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1" calcext:value-type="float">
            <text:p>2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4636" calcext:value-type="float">
            <text:p>54636</text:p>
          </table:table-cell>
          <table:table-cell table:style-name="ce3" office:value-type="float" office:value="16.1" calcext:value-type="float">
            <text:p>16.1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26" calcext:value-type="float">
            <text:p>6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tton, Mr. Frederick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61" calcext:value-type="float">
            <text:p>6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963" calcext:value-type="float">
            <text:p>36963</text:p>
          </table:table-cell>
          <table:table-cell table:style-name="ce3" office:value-type="float" office:value="32.3208" calcext:value-type="float">
            <text:p>32.32</text:p>
          </table:table-cell>
          <table:table-cell table:style-name="ce1" office:value-type="string" calcext:value-type="string">
            <text:p>D50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27" calcext:value-type="float">
            <text:p>6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Kirkland, Rev. Charles Leonar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57" calcext:value-type="float">
            <text:p>57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9533" calcext:value-type="float">
            <text:p>219533</text:p>
          </table:table-cell>
          <table:table-cell table:style-name="ce3" office:value-type="float" office:value="12.35" calcext:value-type="float">
            <text:p>12.3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28" calcext:value-type="float">
            <text:p>6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ngley, Miss. Gretchen Fisk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1" calcext:value-type="float">
            <text:p>2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502" calcext:value-type="float">
            <text:p>13502</text:p>
          </table:table-cell>
          <table:table-cell table:style-name="ce3" office:value-type="float" office:value="77.9583" calcext:value-type="float">
            <text:p>77.96</text:p>
          </table:table-cell>
          <table:table-cell table:style-name="ce1" office:value-type="string" calcext:value-type="string">
            <text:p>D9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29" calcext:value-type="float">
            <text:p>6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ostandyeff, Mr. Guentcho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6" calcext:value-type="float">
            <text:p>2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24" calcext:value-type="float">
            <text:p>349224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'Connell, Mr. Patrick D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4912" calcext:value-type="float">
            <text:p>334912</text:p>
          </table:table-cell>
          <table:table-cell table:style-name="ce3" office:value-type="float" office:value="7.7333" calcext:value-type="float">
            <text:p>7.73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31" calcext:value-type="float">
            <text:p>6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rkworth, Mr. Algernon Henry Wilso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80" calcext:value-type="float">
            <text:p>8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7042" calcext:value-type="float">
            <text:p>27042</text:p>
          </table:table-cell>
          <table:table-cell table:style-name="ce3" office:value-type="float" office:value="30" calcext:value-type="float">
            <text:p>30.00</text:p>
          </table:table-cell>
          <table:table-cell table:style-name="ce1" office:value-type="string" calcext:value-type="string">
            <text:p>A23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32" calcext:value-type="float">
            <text:p>6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undahl, Mr. Johan Svensso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51" calcext:value-type="float">
            <text:p>5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743" calcext:value-type="float">
            <text:p>347743</text:p>
          </table:table-cell>
          <table:table-cell table:style-name="ce3" office:value-type="float" office:value="7.0542" calcext:value-type="float">
            <text:p>7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33" calcext:value-type="float">
            <text:p>6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ahelin-Maeglin, Dr. Max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2" calcext:value-type="float">
            <text:p>3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214" calcext:value-type="float">
            <text:p>13214</text:p>
          </table:table-cell>
          <table:table-cell table:style-name="ce3" office:value-type="float" office:value="30.5" calcext:value-type="float">
            <text:p>30.50</text:p>
          </table:table-cell>
          <table:table-cell table:style-name="ce1" office:value-type="string" calcext:value-type="string">
            <text:p>B50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34" calcext:value-type="float">
            <text:p>6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r, Mr. William Henry Marsh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2052" calcext:value-type="float">
            <text:p>112052</text:p>
          </table:table-cell>
          <table:table-cell table:style-name="ce3" office:value-type="float" office:value="0" calcext:value-type="float">
            <text:p>0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35" calcext:value-type="float">
            <text:p>6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koog, Miss. Mabel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9" calcext:value-type="float">
            <text:p>9.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7088" calcext:value-type="float">
            <text:p>347088</text:p>
          </table:table-cell>
          <table:table-cell table:style-name="ce3" office:value-type="float" office:value="27.9" calcext:value-type="float">
            <text:p>2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36" calcext:value-type="float">
            <text:p>6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avis, Miss. Mary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8" calcext:value-type="float">
            <text:p>2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7668" calcext:value-type="float">
            <text:p>237668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einonen, Mr. Antti Gustaf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2" calcext:value-type="float">
            <text:p>3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ON/O 2. 3101292</text:p>
          </table:table-cell>
          <table:table-cell table:style-name="ce3" office:value-type="float" office:value="7.925" calcext:value-type="float">
            <text:p>7.9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38" calcext:value-type="float">
            <text:p>6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llyer, Mr. Harvey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1" calcext:value-type="float">
            <text:p>31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.A. 31921</text:p>
          </table:table-cell>
          <table:table-cell table:style-name="ce3" office:value-type="float" office:value="26.25" calcext:value-type="float">
            <text:p>26.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39" calcext:value-type="float">
            <text:p>6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nula, Mrs. Juha (Maria Emilia Ojala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1" calcext:value-type="float">
            <text:p>41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101295" calcext:value-type="float">
            <text:p>3101295</text:p>
          </table:table-cell>
          <table:table-cell table:style-name="ce3" office:value-type="float" office:value="39.6875" calcext:value-type="float">
            <text:p>39.69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horneycroft, Mr. Percival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6564" calcext:value-type="float">
            <text:p>376564</text:p>
          </table:table-cell>
          <table:table-cell table:style-name="ce3" office:value-type="float" office:value="16.1" calcext:value-type="float">
            <text:p>16.1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41" calcext:value-type="float">
            <text:p>6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ensen, Mr. Hans Pede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0" calcext:value-type="float">
            <text:p>2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050" calcext:value-type="float">
            <text:p>350050</text:p>
          </table:table-cell>
          <table:table-cell table:style-name="ce3" office:value-type="float" office:value="7.8542" calcext:value-type="float">
            <text:p>7.8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42" calcext:value-type="float">
            <text:p>6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agesser, Mlle. Emm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4" calcext:value-type="float">
            <text:p>2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477</text:p>
          </table:table-cell>
          <table:table-cell table:style-name="ce3" office:value-type="float" office:value="69.3" calcext:value-type="float">
            <text:p>69.30</text:p>
          </table:table-cell>
          <table:table-cell table:style-name="ce1" office:value-type="string" calcext:value-type="string">
            <text:p>B35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43" calcext:value-type="float">
            <text:p>6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koog, Miss. Margit Elizabeth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" calcext:value-type="float">
            <text:p>2.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7088" calcext:value-type="float">
            <text:p>347088</text:p>
          </table:table-cell>
          <table:table-cell table:style-name="ce3" office:value-type="float" office:value="27.9" calcext:value-type="float">
            <text:p>2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44" calcext:value-type="float">
            <text:p>6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oo, Mr. Choong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01" calcext:value-type="float">
            <text:p>1601</text:p>
          </table:table-cell>
          <table:table-cell table:style-name="ce3" office:value-type="float" office:value="56.4958" calcext:value-type="float">
            <text:p>56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45" calcext:value-type="float">
            <text:p>64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lini, Miss. Eugeni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0.75" calcext:value-type="float">
            <text:p>0.75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66" calcext:value-type="float">
            <text:p>2666</text:p>
          </table:table-cell>
          <table:table-cell table:style-name="ce3" office:value-type="float" office:value="19.2583" calcext:value-type="float">
            <text:p>19.26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46" calcext:value-type="float">
            <text:p>6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rper, Mr. Henry Sleepe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8" calcext:value-type="float">
            <text:p>48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572</text:p>
          </table:table-cell>
          <table:table-cell table:style-name="ce3" office:value-type="float" office:value="76.7292" calcext:value-type="float">
            <text:p>76.73</text:p>
          </table:table-cell>
          <table:table-cell table:style-name="ce1" office:value-type="string" calcext:value-type="string">
            <text:p>D33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47" calcext:value-type="float">
            <text:p>6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r, Mr. Liudevit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9" calcext:value-type="float">
            <text:p>1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31" calcext:value-type="float">
            <text:p>349231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48" calcext:value-type="float">
            <text:p>6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imonius-Blumer, Col. Oberst Alfon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56" calcext:value-type="float">
            <text:p>5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213" calcext:value-type="float">
            <text:p>13213</text:p>
          </table:table-cell>
          <table:table-cell table:style-name="ce3" office:value-type="float" office:value="35.5" calcext:value-type="float">
            <text:p>35.50</text:p>
          </table:table-cell>
          <table:table-cell table:style-name="ce1" office:value-type="string" calcext:value-type="string">
            <text:p>A26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49" calcext:value-type="float">
            <text:p>6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illey, Mr. Edward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.O./P.P. 751</text:p>
          </table:table-cell>
          <table:table-cell table:style-name="ce3" office:value-type="float" office:value="7.55" calcext:value-type="float">
            <text:p>7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anley, Miss. Amy Zillah Elsi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3" calcext:value-type="float">
            <text:p>23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. 2314</text:p>
          </table:table-cell>
          <table:table-cell table:style-name="ce3" office:value-type="float" office:value="7.55" calcext:value-type="float">
            <text:p>7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51" calcext:value-type="float">
            <text:p>6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itkoff, Mr. Mito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21" calcext:value-type="float">
            <text:p>349221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52" calcext:value-type="float">
            <text:p>65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oling, Miss. Elsi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8" calcext:value-type="float">
            <text:p>18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1919" calcext:value-type="float">
            <text:p>231919</text:p>
          </table:table-cell>
          <table:table-cell table:style-name="ce3" office:value-type="float" office:value="23" calcext:value-type="float">
            <text:p>2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53" calcext:value-type="float">
            <text:p>6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alvik, Mr. Johannes Halvorse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1" calcext:value-type="float">
            <text:p>2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475" calcext:value-type="float">
            <text:p>8475</text:p>
          </table:table-cell>
          <table:table-cell table:style-name="ce3" office:value-type="float" office:value="8.4333" calcext:value-type="float">
            <text:p>8.4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54" calcext:value-type="float">
            <text:p>65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'Leary, Miss. Hanora "Norah"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0919" calcext:value-type="float">
            <text:p>330919</text:p>
          </table:table-cell>
          <table:table-cell table:style-name="ce3" office:value-type="float" office:value="7.8292" calcext:value-type="float">
            <text:p>7.83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55" calcext:value-type="float">
            <text:p>6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egarty, Miss. Hanora "Nora"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8" calcext:value-type="float">
            <text:p>1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5226" calcext:value-type="float">
            <text:p>365226</text:p>
          </table:table-cell>
          <table:table-cell table:style-name="ce3" office:value-type="float" office:value="6.75" calcext:value-type="float">
            <text:p>6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56" calcext:value-type="float">
            <text:p>65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ckman, Mr. Leonard Mark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4" calcext:value-type="float">
            <text:p>24.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.O.C. 14879</text:p>
          </table:table-cell>
          <table:table-cell table:style-name="ce3" office:value-type="float" office:value="73.5" calcext:value-type="float">
            <text:p>73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57" calcext:value-type="float">
            <text:p>65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adeff, Mr. Alexander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23" calcext:value-type="float">
            <text:p>349223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58" calcext:value-type="float">
            <text:p>65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ourke, Mrs. John (Catherine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2" calcext:value-type="float">
            <text:p>32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64849" calcext:value-type="float">
            <text:p>364849</text:p>
          </table:table-cell>
          <table:table-cell table:style-name="ce3" office:value-type="float" office:value="15.5" calcext:value-type="float">
            <text:p>15.50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59" calcext:value-type="float">
            <text:p>65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itemiller, Mr. George Floy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3" calcext:value-type="float">
            <text:p>23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9751" calcext:value-type="float">
            <text:p>29751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60" calcext:value-type="float">
            <text:p>6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ewell, Mr. Arthur Webste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58" calcext:value-type="float">
            <text:p>58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273" calcext:value-type="float">
            <text:p>35273</text:p>
          </table:table-cell>
          <table:table-cell table:style-name="ce3" office:value-type="float" office:value="113.275" calcext:value-type="float">
            <text:p>113.28</text:p>
          </table:table-cell>
          <table:table-cell table:style-name="ce1" office:value-type="string" calcext:value-type="string">
            <text:p>D48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61" calcext:value-type="float">
            <text:p>6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rauenthal, Dr. Henry William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50" calcext:value-type="float">
            <text:p>50.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611</text:p>
          </table:table-cell>
          <table:table-cell table:style-name="ce3" office:value-type="float" office:value="133.65" calcext:value-type="float">
            <text:p>133.6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62" calcext:value-type="float">
            <text:p>66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dt, Mr. Mohame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0" calcext:value-type="float">
            <text:p>4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23" calcext:value-type="float">
            <text:p>2623</text:p>
          </table:table-cell>
          <table:table-cell table:style-name="ce3" office:value-type="float" office:value="7.225" calcext:value-type="float">
            <text:p>7.2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63" calcext:value-type="float">
            <text:p>6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lley, Mr. Edward Pomeroy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7" calcext:value-type="float">
            <text:p>47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727" calcext:value-type="float">
            <text:p>5727</text:p>
          </table:table-cell>
          <table:table-cell table:style-name="ce3" office:value-type="float" office:value="25.5875" calcext:value-type="float">
            <text:p>25.59</text:p>
          </table:table-cell>
          <table:table-cell table:style-name="ce1" office:value-type="string" calcext:value-type="string">
            <text:p>E58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64" calcext:value-type="float">
            <text:p>6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leff, Mr. Peju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6" calcext:value-type="float">
            <text:p>3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10" calcext:value-type="float">
            <text:p>349210</text:p>
          </table:table-cell>
          <table:table-cell table:style-name="ce3" office:value-type="float" office:value="7.4958" calcext:value-type="float">
            <text:p>7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65" calcext:value-type="float">
            <text:p>66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indqvist, Mr. Eino William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0" calcext:value-type="float">
            <text:p>20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ON/O 2. 3101285</text:p>
          </table:table-cell>
          <table:table-cell table:style-name="ce3" office:value-type="float" office:value="7.925" calcext:value-type="float">
            <text:p>7.9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66" calcext:value-type="float">
            <text:p>66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ckman, Mr. Lewi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2" calcext:value-type="float">
            <text:p>32.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.O.C. 14879</text:p>
          </table:table-cell>
          <table:table-cell table:style-name="ce3" office:value-type="float" office:value="73.5" calcext:value-type="float">
            <text:p>73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67" calcext:value-type="float">
            <text:p>66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utler, Mr. Reginald Fento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5" calcext:value-type="float">
            <text:p>2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4686" calcext:value-type="float">
            <text:p>234686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68" calcext:value-type="float">
            <text:p>66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ommetvedt, Mr. Knud Paust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2993" calcext:value-type="float">
            <text:p>312993</text:p>
          </table:table-cell>
          <table:table-cell table:style-name="ce3" office:value-type="float" office:value="7.775" calcext:value-type="float">
            <text:p>7.7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ok, Mr. Jacob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3" calcext:value-type="float">
            <text:p>43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5 3536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70" calcext:value-type="float">
            <text:p>6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ylor, Mrs. Elmer Zebley (Juliet Cummins Wright)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996" calcext:value-type="float">
            <text:p>19996</text:p>
          </table:table-cell>
          <table:table-cell table:style-name="ce3" office:value-type="float" office:value="52" calcext:value-type="float">
            <text:p>52.00</text:p>
          </table:table-cell>
          <table:table-cell table:style-name="ce1" office:value-type="string" calcext:value-type="string">
            <text:p>C126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71" calcext:value-type="float">
            <text:p>67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own, Mrs. Thomas William Solomon (Elizabeth Catherine Ford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0" calcext:value-type="float">
            <text:p>40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9750" calcext:value-type="float">
            <text:p>29750</text:p>
          </table:table-cell>
          <table:table-cell table:style-name="ce3" office:value-type="float" office:value="39" calcext:value-type="float">
            <text:p>39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72" calcext:value-type="float">
            <text:p>67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avidson, Mr. Thornto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1" calcext:value-type="float">
            <text:p>31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.C. 12750</text:p>
          </table:table-cell>
          <table:table-cell table:style-name="ce3" office:value-type="float" office:value="52" calcext:value-type="float">
            <text:p>52.00</text:p>
          </table:table-cell>
          <table:table-cell table:style-name="ce1" office:value-type="string" calcext:value-type="string">
            <text:p>B71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73" calcext:value-type="float">
            <text:p>67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itchell, Mr. Henry Michael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70" calcext:value-type="float">
            <text:p>7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24580</text:p>
          </table:table-cell>
          <table:table-cell table:style-name="ce3" office:value-type="float" office:value="10.5" calcext:value-type="float">
            <text:p>10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74" calcext:value-type="float">
            <text:p>67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ilhelms, Mr. Charle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1" calcext:value-type="float">
            <text:p>3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4270" calcext:value-type="float">
            <text:p>244270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75" calcext:value-type="float">
            <text:p>67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atson, Mr. Ennis Hastings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9856" calcext:value-type="float">
            <text:p>239856</text:p>
          </table:table-cell>
          <table:table-cell table:style-name="ce3" office:value-type="float" office:value="0" calcext:value-type="float">
            <text:p>0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76" calcext:value-type="float">
            <text:p>67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dvardsson, Mr. Gustaf Hjalma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8" calcext:value-type="float">
            <text:p>1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912" calcext:value-type="float">
            <text:p>349912</text:p>
          </table:table-cell>
          <table:table-cell table:style-name="ce3" office:value-type="float" office:value="7.775" calcext:value-type="float">
            <text:p>7.7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77" calcext:value-type="float">
            <text:p>67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wyer, Mr. Frederick Charle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4.5" calcext:value-type="float">
            <text:p>24.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2826" calcext:value-type="float">
            <text:p>342826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78" calcext:value-type="float">
            <text:p>67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urja, Miss. Anna Sofi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8" calcext:value-type="float">
            <text:p>1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138" calcext:value-type="float">
            <text:p>4138</text:p>
          </table:table-cell>
          <table:table-cell table:style-name="ce3" office:value-type="float" office:value="9.8417" calcext:value-type="float">
            <text:p>9.84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79" calcext:value-type="float">
            <text:p>67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oodwin, Mrs. Frederick (Augusta Tyler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3" calcext:value-type="float">
            <text:p>43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A 2144</text:p>
          </table:table-cell>
          <table:table-cell table:style-name="ce3" office:value-type="float" office:value="46.9" calcext:value-type="float">
            <text:p>46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rdeza, Mr. Thomas Drake Martinez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6" calcext:value-type="float">
            <text:p>36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 17755</text:p>
          </table:table-cell>
          <table:table-cell table:style-name="ce3" office:value-type="float" office:value="512.3292" calcext:value-type="float">
            <text:p>512.33</text:p>
          </table:table-cell>
          <table:table-cell table:style-name="ce1" office:value-type="string" calcext:value-type="string">
            <text:p>B51 B53 B55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81" calcext:value-type="float">
            <text:p>68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ters, Miss. Katie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0935" calcext:value-type="float">
            <text:p>330935</text:p>
          </table:table-cell>
          <table:table-cell table:style-name="ce3" office:value-type="float" office:value="8.1375" calcext:value-type="float">
            <text:p>8.14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82" calcext:value-type="float">
            <text:p>68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ssab, Mr. Hamma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7" calcext:value-type="float">
            <text:p>27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572</text:p>
          </table:table-cell>
          <table:table-cell table:style-name="ce3" office:value-type="float" office:value="76.7292" calcext:value-type="float">
            <text:p>76.73</text:p>
          </table:table-cell>
          <table:table-cell table:style-name="ce1" office:value-type="string" calcext:value-type="string">
            <text:p>D49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83" calcext:value-type="float">
            <text:p>68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lsvigen, Mr. Thor Anderso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0" calcext:value-type="float">
            <text:p>2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563" calcext:value-type="float">
            <text:p>6563</text:p>
          </table:table-cell>
          <table:table-cell table:style-name="ce3" office:value-type="float" office:value="9.225" calcext:value-type="float">
            <text:p>9.2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84" calcext:value-type="float">
            <text:p>6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oodwin, Mr. Charles Edwar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4" calcext:value-type="float">
            <text:p>14.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 2144</text:p>
          </table:table-cell>
          <table:table-cell table:style-name="ce3" office:value-type="float" office:value="46.9" calcext:value-type="float">
            <text:p>46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85" calcext:value-type="float">
            <text:p>68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own, Mr. Thomas William Solomo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60" calcext:value-type="float">
            <text:p>60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9750" calcext:value-type="float">
            <text:p>29750</text:p>
          </table:table-cell>
          <table:table-cell table:style-name="ce3" office:value-type="float" office:value="39" calcext:value-type="float">
            <text:p>39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86" calcext:value-type="float">
            <text:p>68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roche, Mr. Joseph Philippe Lemercie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5" calcext:value-type="float">
            <text:p>25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C/Paris 2123</text:p>
          </table:table-cell>
          <table:table-cell table:style-name="ce3" office:value-type="float" office:value="41.5792" calcext:value-type="float">
            <text:p>41.58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87" calcext:value-type="float">
            <text:p>6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nula, Mr. Jaako Arnol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4" calcext:value-type="float">
            <text:p>14.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01295" calcext:value-type="float">
            <text:p>3101295</text:p>
          </table:table-cell>
          <table:table-cell table:style-name="ce3" office:value-type="float" office:value="39.6875" calcext:value-type="float">
            <text:p>39.69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88" calcext:value-type="float">
            <text:p>68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akic, Mr. Branko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9" calcext:value-type="float">
            <text:p>1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28" calcext:value-type="float">
            <text:p>349228</text:p>
          </table:table-cell>
          <table:table-cell table:style-name="ce3" office:value-type="float" office:value="10.1708" calcext:value-type="float">
            <text:p>10.17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89" calcext:value-type="float">
            <text:p>6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ischer, Mr. Eberhard Thelande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8" calcext:value-type="float">
            <text:p>1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036" calcext:value-type="float">
            <text:p>350036</text:p>
          </table:table-cell>
          <table:table-cell table:style-name="ce3" office:value-type="float" office:value="7.7958" calcext:value-type="float">
            <text:p>7.8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dill, Miss. Georgette Alexandr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5" calcext:value-type="float">
            <text:p>15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160" calcext:value-type="float">
            <text:p>24160</text:p>
          </table:table-cell>
          <table:table-cell table:style-name="ce3" office:value-type="float" office:value="211.3375" calcext:value-type="float">
            <text:p>211.34</text:p>
          </table:table-cell>
          <table:table-cell table:style-name="ce1" office:value-type="string" calcext:value-type="string">
            <text:p>B5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91" calcext:value-type="float">
            <text:p>6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ick, Mr. Albert Adria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1" calcext:value-type="float">
            <text:p>31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474" calcext:value-type="float">
            <text:p>17474</text:p>
          </table:table-cell>
          <table:table-cell table:style-name="ce3" office:value-type="float" office:value="57" calcext:value-type="float">
            <text:p>57.00</text:p>
          </table:table-cell>
          <table:table-cell table:style-name="ce1" office:value-type="string" calcext:value-type="string">
            <text:p>B20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92" calcext:value-type="float">
            <text:p>6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arun, Miss. Manc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" calcext:value-type="float">
            <text:p>4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49256" calcext:value-type="float">
            <text:p>349256</text:p>
          </table:table-cell>
          <table:table-cell table:style-name="ce3" office:value-type="float" office:value="13.4167" calcext:value-type="float">
            <text:p>13.42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93" calcext:value-type="float">
            <text:p>69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m, Mr. Ali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01" calcext:value-type="float">
            <text:p>1601</text:p>
          </table:table-cell>
          <table:table-cell table:style-name="ce3" office:value-type="float" office:value="56.4958" calcext:value-type="float">
            <text:p>56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94" calcext:value-type="float">
            <text:p>69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ad, Mr. Khalil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5" calcext:value-type="float">
            <text:p>2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72" calcext:value-type="float">
            <text:p>2672</text:p>
          </table:table-cell>
          <table:table-cell table:style-name="ce3" office:value-type="float" office:value="7.225" calcext:value-type="float">
            <text:p>7.2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95" calcext:value-type="float">
            <text:p>6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eir, Col. Joh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60" calcext:value-type="float">
            <text:p>6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800" calcext:value-type="float">
            <text:p>113800</text:p>
          </table:table-cell>
          <table:table-cell table:style-name="ce3" office:value-type="float" office:value="26.55" calcext:value-type="float">
            <text:p>26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96" calcext:value-type="float">
            <text:p>69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hapman, Mr. Charles Henry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52" calcext:value-type="float">
            <text:p>5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8731" calcext:value-type="float">
            <text:p>248731</text:p>
          </table:table-cell>
          <table:table-cell table:style-name="ce3" office:value-type="float" office:value="13.5" calcext:value-type="float">
            <text:p>13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97" calcext:value-type="float">
            <text:p>69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elly, Mr. Jame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4" calcext:value-type="float">
            <text:p>4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3592" calcext:value-type="float">
            <text:p>363592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98" calcext:value-type="float">
            <text:p>69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ullens, Miss. Katherine "Katie"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852" calcext:value-type="float">
            <text:p>35852</text:p>
          </table:table-cell>
          <table:table-cell table:style-name="ce3" office:value-type="float" office:value="7.7333" calcext:value-type="float">
            <text:p>7.73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99" calcext:value-type="float">
            <text:p>69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hayer, Mr. John Borlan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9" calcext:value-type="float">
            <text:p>49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7421" calcext:value-type="float">
            <text:p>17421</text:p>
          </table:table-cell>
          <table:table-cell table:style-name="ce3" office:value-type="float" office:value="110.8833" calcext:value-type="float">
            <text:p>110.88</text:p>
          </table:table-cell>
          <table:table-cell table:style-name="ce1" office:value-type="string" calcext:value-type="string">
            <text:p>C68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umblen, Mr. Adolf Mathias Nicolai Olse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2" calcext:value-type="float">
            <text:p>4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8121" calcext:value-type="float">
            <text:p>348121</text:p>
          </table:table-cell>
          <table:table-cell table:style-name="ce3" office:value-type="float" office:value="7.65" calcext:value-type="float">
            <text:p>7.65</text:p>
          </table:table-cell>
          <table:table-cell table:style-name="ce1" office:value-type="string" calcext:value-type="string">
            <text:p>F G63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01" calcext:value-type="float">
            <text:p>7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stor, Mrs. John Jacob (Madeleine Talmadge Force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8" calcext:value-type="float">
            <text:p>18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757</text:p>
          </table:table-cell>
          <table:table-cell table:style-name="ce3" office:value-type="float" office:value="227.525" calcext:value-type="float">
            <text:p>227.53</text:p>
          </table:table-cell>
          <table:table-cell table:style-name="ce1" office:value-type="string" calcext:value-type="string">
            <text:p>C62 C64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02" calcext:value-type="float">
            <text:p>7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ilverthorne, Mr. Spencer Victo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5" calcext:value-type="float">
            <text:p>3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475</text:p>
          </table:table-cell>
          <table:table-cell table:style-name="ce3" office:value-type="float" office:value="26.2875" calcext:value-type="float">
            <text:p>26.29</text:p>
          </table:table-cell>
          <table:table-cell table:style-name="ce1" office:value-type="string" calcext:value-type="string">
            <text:p>E24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03" calcext:value-type="float">
            <text:p>7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rbara, Miss. Saiid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8" calcext:value-type="float">
            <text:p>18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91" calcext:value-type="float">
            <text:p>2691</text:p>
          </table:table-cell>
          <table:table-cell table:style-name="ce3" office:value-type="float" office:value="14.4542" calcext:value-type="float">
            <text:p>14.4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04" calcext:value-type="float">
            <text:p>7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allagher, Mr. Marti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5" calcext:value-type="float">
            <text:p>2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864" calcext:value-type="float">
            <text:p>36864</text:p>
          </table:table-cell>
          <table:table-cell table:style-name="ce3" office:value-type="float" office:value="7.7417" calcext:value-type="float">
            <text:p>7.74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05" calcext:value-type="float">
            <text:p>7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ansen, Mr. Henrik Juul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6" calcext:value-type="float">
            <text:p>26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0025" calcext:value-type="float">
            <text:p>350025</text:p>
          </table:table-cell>
          <table:table-cell table:style-name="ce3" office:value-type="float" office:value="7.8542" calcext:value-type="float">
            <text:p>7.8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06" calcext:value-type="float">
            <text:p>7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orley, Mr. Henry Samuel ("Mr Henry Marshall")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9" calcext:value-type="float">
            <text:p>3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50655" calcext:value-type="float">
            <text:p>250655</text:p>
          </table:table-cell>
          <table:table-cell table:style-name="ce3" office:value-type="float" office:value="26" calcext:value-type="float">
            <text:p>26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07" calcext:value-type="float">
            <text:p>7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Kelly, Mrs. Florence "Fannie"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5" calcext:value-type="float">
            <text:p>4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3596" calcext:value-type="float">
            <text:p>223596</text:p>
          </table:table-cell>
          <table:table-cell table:style-name="ce3" office:value-type="float" office:value="13.5" calcext:value-type="float">
            <text:p>13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08" calcext:value-type="float">
            <text:p>7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lderhead, Mr. Edward Penningto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2" calcext:value-type="float">
            <text:p>4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476</text:p>
          </table:table-cell>
          <table:table-cell table:style-name="ce3" office:value-type="float" office:value="26.2875" calcext:value-type="float">
            <text:p>26.29</text:p>
          </table:table-cell>
          <table:table-cell table:style-name="ce1" office:value-type="string" calcext:value-type="string">
            <text:p>E24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09" calcext:value-type="float">
            <text:p>7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leaver, Miss. Alic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2" calcext:value-type="float">
            <text:p>2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781" calcext:value-type="float">
            <text:p>113781</text:p>
          </table:table-cell>
          <table:table-cell table:style-name="ce3" office:value-type="float" office:value="151.55" calcext:value-type="float">
            <text:p>151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oubarek, Master. Halim Gonios ("William George")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661" calcext:value-type="float">
            <text:p>2661</text:p>
          </table:table-cell>
          <table:table-cell table:style-name="ce3" office:value-type="float" office:value="15.2458" calcext:value-type="float">
            <text:p>15.2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yne, Mlle. Berthe Antonine ("Mrs de Villiers"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4" calcext:value-type="float">
            <text:p>2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482</text:p>
          </table:table-cell>
          <table:table-cell table:style-name="ce3" office:value-type="float" office:value="49.5042" calcext:value-type="float">
            <text:p>49.50</text:p>
          </table:table-cell>
          <table:table-cell table:style-name="ce1" office:value-type="string" calcext:value-type="string">
            <text:p>C90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laber, Mr. Herman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028" calcext:value-type="float">
            <text:p>113028</text:p>
          </table:table-cell>
          <table:table-cell table:style-name="ce3" office:value-type="float" office:value="26.55" calcext:value-type="float">
            <text:p>26.55</text:p>
          </table:table-cell>
          <table:table-cell table:style-name="ce1" office:value-type="string" calcext:value-type="string">
            <text:p>C124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13" calcext:value-type="float">
            <text:p>7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ylor, Mr. Elmer Zebley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8" calcext:value-type="float">
            <text:p>48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996" calcext:value-type="float">
            <text:p>19996</text:p>
          </table:table-cell>
          <table:table-cell table:style-name="ce3" office:value-type="float" office:value="52" calcext:value-type="float">
            <text:p>52.00</text:p>
          </table:table-cell>
          <table:table-cell table:style-name="ce1" office:value-type="string" calcext:value-type="string">
            <text:p>C126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14" calcext:value-type="float">
            <text:p>7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rsson, Mr. August Vikto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9" calcext:value-type="float">
            <text:p>2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545" calcext:value-type="float">
            <text:p>7545</text:p>
          </table:table-cell>
          <table:table-cell table:style-name="ce3" office:value-type="float" office:value="9.4833" calcext:value-type="float">
            <text:p>9.4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15" calcext:value-type="float">
            <text:p>7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reenberg, Mr. Samuel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52" calcext:value-type="float">
            <text:p>5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50647" calcext:value-type="float">
            <text:p>250647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16" calcext:value-type="float">
            <text:p>7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oholt, Mr. Peter Andreas Lauritz Anderse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9" calcext:value-type="float">
            <text:p>1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8124" calcext:value-type="float">
            <text:p>348124</text:p>
          </table:table-cell>
          <table:table-cell table:style-name="ce3" office:value-type="float" office:value="7.65" calcext:value-type="float">
            <text:p>7.65</text:p>
          </table:table-cell>
          <table:table-cell table:style-name="ce1" office:value-type="string" calcext:value-type="string">
            <text:p>F G73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17" calcext:value-type="float">
            <text:p>7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ndres, Miss. Caroline Louis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8" calcext:value-type="float">
            <text:p>3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757</text:p>
          </table:table-cell>
          <table:table-cell table:style-name="ce3" office:value-type="float" office:value="227.525" calcext:value-type="float">
            <text:p>227.53</text:p>
          </table:table-cell>
          <table:table-cell table:style-name="ce1" office:value-type="string" calcext:value-type="string">
            <text:p>C45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routt, Miss. Edwina Celia "Winnie"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7" calcext:value-type="float">
            <text:p>27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218" calcext:value-type="float">
            <text:p>34218</text:p>
          </table:table-cell>
          <table:table-cell table:style-name="ce3" office:value-type="float" office:value="10.5" calcext:value-type="float">
            <text:p>10.50</text:p>
          </table:table-cell>
          <table:table-cell table:style-name="ce1" office:value-type="string" calcext:value-type="string">
            <text:p>E101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19" calcext:value-type="float">
            <text:p>7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cEvoy, Mr. Michael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568" calcext:value-type="float">
            <text:p>36568</text:p>
          </table:table-cell>
          <table:table-cell table:style-name="ce3" office:value-type="float" office:value="15.5" calcext:value-type="float">
            <text:p>15.50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ohnson, Mr. Malkolm Joackim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3" calcext:value-type="float">
            <text:p>33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062" calcext:value-type="float">
            <text:p>347062</text:p>
          </table:table-cell>
          <table:table-cell table:style-name="ce3" office:value-type="float" office:value="7.775" calcext:value-type="float">
            <text:p>7.7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21" calcext:value-type="float">
            <text:p>7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arper, Miss. Annie Jessie "Nina"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6" calcext:value-type="float">
            <text:p>6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727" calcext:value-type="float">
            <text:p>248727</text:p>
          </table:table-cell>
          <table:table-cell table:style-name="ce3" office:value-type="float" office:value="33" calcext:value-type="float">
            <text:p>3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22" calcext:value-type="float">
            <text:p>7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ensen, Mr. Svend Lauritz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7" calcext:value-type="float">
            <text:p>17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0048" calcext:value-type="float">
            <text:p>350048</text:p>
          </table:table-cell>
          <table:table-cell table:style-name="ce3" office:value-type="float" office:value="7.0542" calcext:value-type="float">
            <text:p>7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23" calcext:value-type="float">
            <text:p>7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illespie, Mr. William Henry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4" calcext:value-type="float">
            <text:p>3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233" calcext:value-type="float">
            <text:p>12233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24" calcext:value-type="float">
            <text:p>7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odges, Mr. Henry Price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50" calcext:value-type="float">
            <text:p>5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50643" calcext:value-type="float">
            <text:p>250643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25" calcext:value-type="float">
            <text:p>7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ambers, Mr. Norman Campbell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7" calcext:value-type="float">
            <text:p>27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3806" calcext:value-type="float">
            <text:p>113806</text:p>
          </table:table-cell>
          <table:table-cell table:style-name="ce3" office:value-type="float" office:value="53.1" calcext:value-type="float">
            <text:p>53.10</text:p>
          </table:table-cell>
          <table:table-cell table:style-name="ce1" office:value-type="string" calcext:value-type="string">
            <text:p>E8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26" calcext:value-type="float">
            <text:p>7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reskovic, Mr. Luka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0" calcext:value-type="float">
            <text:p>2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5094" calcext:value-type="float">
            <text:p>315094</text:p>
          </table:table-cell>
          <table:table-cell table:style-name="ce3" office:value-type="float" office:value="8.6625" calcext:value-type="float">
            <text:p>8.6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27" calcext:value-type="float">
            <text:p>7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nouf, Mrs. Peter Henry (Lillian Jefferys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0" calcext:value-type="float">
            <text:p>30.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027" calcext:value-type="float">
            <text:p>31027</text:p>
          </table:table-cell>
          <table:table-cell table:style-name="ce3" office:value-type="float" office:value="21" calcext:value-type="float">
            <text:p>21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28" calcext:value-type="float">
            <text:p>7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nnion, Miss. Margareth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866" calcext:value-type="float">
            <text:p>36866</text:p>
          </table:table-cell>
          <table:table-cell table:style-name="ce3" office:value-type="float" office:value="7.7375" calcext:value-type="float">
            <text:p>7.74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29" calcext:value-type="float">
            <text:p>7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yhl, Mr. Kurt Arnold Gottfri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5" calcext:value-type="float">
            <text:p>25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6853" calcext:value-type="float">
            <text:p>236853</text:p>
          </table:table-cell>
          <table:table-cell table:style-name="ce3" office:value-type="float" office:value="26" calcext:value-type="float">
            <text:p>26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30" calcext:value-type="float">
            <text:p>7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lmakangas, Miss. Pieta Sofi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5" calcext:value-type="float">
            <text:p>25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ON/O2. 3101271</text:p>
          </table:table-cell>
          <table:table-cell table:style-name="ce3" office:value-type="float" office:value="7.925" calcext:value-type="float">
            <text:p>7.9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31" calcext:value-type="float">
            <text:p>7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len, Miss. Elisabeth Walton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9" calcext:value-type="float">
            <text:p>2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160" calcext:value-type="float">
            <text:p>24160</text:p>
          </table:table-cell>
          <table:table-cell table:style-name="ce3" office:value-type="float" office:value="211.3375" calcext:value-type="float">
            <text:p>211.34</text:p>
          </table:table-cell>
          <table:table-cell table:style-name="ce1" office:value-type="string" calcext:value-type="string">
            <text:p>B5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32" calcext:value-type="float">
            <text:p>7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assan, Mr. Houssein G 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1" calcext:value-type="float">
            <text:p>1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99" calcext:value-type="float">
            <text:p>2699</text:p>
          </table:table-cell>
          <table:table-cell table:style-name="ce3" office:value-type="float" office:value="18.7875" calcext:value-type="float">
            <text:p>18.79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33" calcext:value-type="float">
            <text:p>7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Knight, Mr. Robert J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9855" calcext:value-type="float">
            <text:p>239855</text:p>
          </table:table-cell>
          <table:table-cell table:style-name="ce3" office:value-type="float" office:value="0" calcext:value-type="float">
            <text:p>0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34" calcext:value-type="float">
            <text:p>73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rriman, Mr. William Joh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3" calcext:value-type="float">
            <text:p>23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425" calcext:value-type="float">
            <text:p>28425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35" calcext:value-type="float">
            <text:p>7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roupiansky, Mr. Moses Aaro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3" calcext:value-type="float">
            <text:p>23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3639" calcext:value-type="float">
            <text:p>233639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36" calcext:value-type="float">
            <text:p>7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illiams, Mr. Leslie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8.5" calcext:value-type="float">
            <text:p>28.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4636" calcext:value-type="float">
            <text:p>54636</text:p>
          </table:table-cell>
          <table:table-cell table:style-name="ce3" office:value-type="float" office:value="16.1" calcext:value-type="float">
            <text:p>16.1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37" calcext:value-type="float">
            <text:p>7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ord, Mrs. Edward (Margaret Ann Watson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8" calcext:value-type="float">
            <text:p>48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./C. 6608</text:p>
          </table:table-cell>
          <table:table-cell table:style-name="ce3" office:value-type="float" office:value="34.375" calcext:value-type="float">
            <text:p>34.3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38" calcext:value-type="float">
            <text:p>7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esurer, Mr. Gustave J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5" calcext:value-type="float">
            <text:p>3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755</text:p>
          </table:table-cell>
          <table:table-cell table:style-name="ce3" office:value-type="float" office:value="512.3292" calcext:value-type="float">
            <text:p>512.33</text:p>
          </table:table-cell>
          <table:table-cell table:style-name="ce1" office:value-type="string" calcext:value-type="string">
            <text:p>B101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39" calcext:value-type="float">
            <text:p>7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vanoff, Mr. Kanio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01" calcext:value-type="float">
            <text:p>349201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40" calcext:value-type="float">
            <text:p>74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ankoff, Mr. Minko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18" calcext:value-type="float">
            <text:p>349218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41" calcext:value-type="float">
            <text:p>7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wksford, Mr. Walter James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988" calcext:value-type="float">
            <text:p>16988</text:p>
          </table:table-cell>
          <table:table-cell table:style-name="ce3" office:value-type="float" office:value="30" calcext:value-type="float">
            <text:p>30.00</text:p>
          </table:table-cell>
          <table:table-cell table:style-name="ce1" office:value-type="string" calcext:value-type="string">
            <text:p>D45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42" calcext:value-type="float">
            <text:p>7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vendish, Mr. Tyrell William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6" calcext:value-type="float">
            <text:p>36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877" calcext:value-type="float">
            <text:p>19877</text:p>
          </table:table-cell>
          <table:table-cell table:style-name="ce3" office:value-type="float" office:value="78.85" calcext:value-type="float">
            <text:p>78.85</text:p>
          </table:table-cell>
          <table:table-cell table:style-name="ce1" office:value-type="string" calcext:value-type="string">
            <text:p>C46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43" calcext:value-type="float">
            <text:p>7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yerson, Miss. Susan Parker "Suzette"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1" calcext:value-type="float">
            <text:p>21.00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C 17608</text:p>
          </table:table-cell>
          <table:table-cell table:style-name="ce3" office:value-type="float" office:value="262.375" calcext:value-type="float">
            <text:p>262.38</text:p>
          </table:table-cell>
          <table:table-cell table:style-name="ce1" office:value-type="string" calcext:value-type="string">
            <text:p>B57 B59 B63 B66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44" calcext:value-type="float">
            <text:p>7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cNamee, Mr. Neal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4" calcext:value-type="float">
            <text:p>24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6566" calcext:value-type="float">
            <text:p>376566</text:p>
          </table:table-cell>
          <table:table-cell table:style-name="ce3" office:value-type="float" office:value="16.1" calcext:value-type="float">
            <text:p>16.1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45" calcext:value-type="float">
            <text:p>74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randen, Mr. Juho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1" calcext:value-type="float">
            <text:p>3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ON/O 2. 3101288</text:p>
          </table:table-cell>
          <table:table-cell table:style-name="ce3" office:value-type="float" office:value="7.925" calcext:value-type="float">
            <text:p>7.9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46" calcext:value-type="float">
            <text:p>7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rosby, Capt. Edward Giffor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70" calcext:value-type="float">
            <text:p>70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E/P 5735</text:p>
          </table:table-cell>
          <table:table-cell table:style-name="ce3" office:value-type="float" office:value="71" calcext:value-type="float">
            <text:p>71.00</text:p>
          </table:table-cell>
          <table:table-cell table:style-name="ce1" office:value-type="string" calcext:value-type="string">
            <text:p>B22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47" calcext:value-type="float">
            <text:p>7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bbott, Mr. Rossmore Edwar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6" calcext:value-type="float">
            <text:p>16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.A. 2673</text:p>
          </table:table-cell>
          <table:table-cell table:style-name="ce3" office:value-type="float" office:value="20.25" calcext:value-type="float">
            <text:p>20.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48" calcext:value-type="float">
            <text:p>74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inkkonen, Miss. Ann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0" calcext:value-type="float">
            <text:p>3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50648" calcext:value-type="float">
            <text:p>250648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49" calcext:value-type="float">
            <text:p>7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rvin, Mr. Daniel Warne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9" calcext:value-type="float">
            <text:p>19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3773" calcext:value-type="float">
            <text:p>113773</text:p>
          </table:table-cell>
          <table:table-cell table:style-name="ce3" office:value-type="float" office:value="53.1" calcext:value-type="float">
            <text:p>53.10</text:p>
          </table:table-cell>
          <table:table-cell table:style-name="ce1" office:value-type="string" calcext:value-type="string">
            <text:p>D30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nnaghton, Mr. Michael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1" calcext:value-type="float">
            <text:p>3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5097" calcext:value-type="float">
            <text:p>335097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51" calcext:value-type="float">
            <text:p>75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ells, Miss. Joan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" calcext:value-type="float">
            <text:p>4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9103" calcext:value-type="float">
            <text:p>29103</text:p>
          </table:table-cell>
          <table:table-cell table:style-name="ce3" office:value-type="float" office:value="23" calcext:value-type="float">
            <text:p>2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52" calcext:value-type="float">
            <text:p>7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oor, Master. Meie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6" calcext:value-type="float">
            <text:p>6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2096" calcext:value-type="float">
            <text:p>392096</text:p>
          </table:table-cell>
          <table:table-cell table:style-name="ce3" office:value-type="float" office:value="12.475" calcext:value-type="float">
            <text:p>12.48</text:p>
          </table:table-cell>
          <table:table-cell table:style-name="ce1" office:value-type="string" calcext:value-type="string">
            <text:p>E121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53" calcext:value-type="float">
            <text:p>7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ande Velde, Mr. Johannes Joseph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3" calcext:value-type="float">
            <text:p>33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5780" calcext:value-type="float">
            <text:p>345780</text:p>
          </table:table-cell>
          <table:table-cell table:style-name="ce3" office:value-type="float" office:value="9.5" calcext:value-type="float">
            <text:p>9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54" calcext:value-type="float">
            <text:p>75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onkoff, Mr. Lalio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3" calcext:value-type="float">
            <text:p>23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04" calcext:value-type="float">
            <text:p>349204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55" calcext:value-type="float">
            <text:p>7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erman, Mrs. Samuel (Jane Laver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8" calcext:value-type="float">
            <text:p>48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0845" calcext:value-type="float">
            <text:p>220845</text:p>
          </table:table-cell>
          <table:table-cell table:style-name="ce3" office:value-type="float" office:value="65" calcext:value-type="float">
            <text:p>65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56" calcext:value-type="float">
            <text:p>75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amalainen, Master. Viljo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0.67" calcext:value-type="float">
            <text:p>0.67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50649" calcext:value-type="float">
            <text:p>250649</text:p>
          </table:table-cell>
          <table:table-cell table:style-name="ce3" office:value-type="float" office:value="14.5" calcext:value-type="float">
            <text:p>14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57" calcext:value-type="float">
            <text:p>75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rlsson, Mr. August Sigfri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8" calcext:value-type="float">
            <text:p>2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042" calcext:value-type="float">
            <text:p>350042</text:p>
          </table:table-cell>
          <table:table-cell table:style-name="ce3" office:value-type="float" office:value="7.7958" calcext:value-type="float">
            <text:p>7.8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58" calcext:value-type="float">
            <text:p>75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iley, Mr. Percy Andrew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8" calcext:value-type="float">
            <text:p>1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9108" calcext:value-type="float">
            <text:p>29108</text:p>
          </table:table-cell>
          <table:table-cell table:style-name="ce3" office:value-type="float" office:value="11.5" calcext:value-type="float">
            <text:p>11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59" calcext:value-type="float">
            <text:p>75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heobald, Mr. Thomas Leonar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4" calcext:value-type="float">
            <text:p>3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3294" calcext:value-type="float">
            <text:p>363294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60" calcext:value-type="float">
            <text:p>7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thes, the Countess. of (Lucy Noel Martha Dyer-Edwards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3" calcext:value-type="float">
            <text:p>33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0152" calcext:value-type="float">
            <text:p>110152</text:p>
          </table:table-cell>
          <table:table-cell table:style-name="ce3" office:value-type="float" office:value="86.5" calcext:value-type="float">
            <text:p>86.50</text:p>
          </table:table-cell>
          <table:table-cell table:style-name="ce1" office:value-type="string" calcext:value-type="string">
            <text:p>B77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61" calcext:value-type="float">
            <text:p>7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arfirth, Mr. John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8585" calcext:value-type="float">
            <text:p>358585</text:p>
          </table:table-cell>
          <table:table-cell table:style-name="ce3" office:value-type="float" office:value="14.5" calcext:value-type="float">
            <text:p>14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62" calcext:value-type="float">
            <text:p>76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irva, Mr. Iisakki Antino Aijo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1" calcext:value-type="float">
            <text:p>4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TON/O2 3101272</text:p>
          </table:table-cell>
          <table:table-cell table:style-name="ce3" office:value-type="float" office:value="7.125" calcext:value-type="float">
            <text:p>7.1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63" calcext:value-type="float">
            <text:p>76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rah, Mr. Hanna Assi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0" calcext:value-type="float">
            <text:p>2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63" calcext:value-type="float">
            <text:p>2663</text:p>
          </table:table-cell>
          <table:table-cell table:style-name="ce3" office:value-type="float" office:value="7.2292" calcext:value-type="float">
            <text:p>7.2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64" calcext:value-type="float">
            <text:p>7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rter, Mrs. William Ernest (Lucile Polk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6" calcext:value-type="float">
            <text:p>36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3760" calcext:value-type="float">
            <text:p>113760</text:p>
          </table:table-cell>
          <table:table-cell table:style-name="ce3" office:value-type="float" office:value="120" calcext:value-type="float">
            <text:p>120.00</text:p>
          </table:table-cell>
          <table:table-cell table:style-name="ce1" office:value-type="string" calcext:value-type="string">
            <text:p>B96 B98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klund, Mr. Hans Linu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6" calcext:value-type="float">
            <text:p>1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074" calcext:value-type="float">
            <text:p>347074</text:p>
          </table:table-cell>
          <table:table-cell table:style-name="ce3" office:value-type="float" office:value="7.775" calcext:value-type="float">
            <text:p>7.7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66" calcext:value-type="float">
            <text:p>7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ogeboom, Mrs. John C (Anna Andrews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51" calcext:value-type="float">
            <text:p>51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502" calcext:value-type="float">
            <text:p>13502</text:p>
          </table:table-cell>
          <table:table-cell table:style-name="ce3" office:value-type="float" office:value="77.9583" calcext:value-type="float">
            <text:p>77.96</text:p>
          </table:table-cell>
          <table:table-cell table:style-name="ce1" office:value-type="string" calcext:value-type="string">
            <text:p>D11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67" calcext:value-type="float">
            <text:p>7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ewe, Dr. Arthur Jackson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2379" calcext:value-type="float">
            <text:p>112379</text:p>
          </table:table-cell>
          <table:table-cell table:style-name="ce3" office:value-type="float" office:value="39.6" calcext:value-type="float">
            <text:p>39.60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68" calcext:value-type="float">
            <text:p>76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ngan, Miss. Mary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0.5" calcext:value-type="float">
            <text:p>30.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4850" calcext:value-type="float">
            <text:p>364850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69" calcext:value-type="float">
            <text:p>76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oran, Mr. Daniel J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1110" calcext:value-type="float">
            <text:p>371110</text:p>
          </table:table-cell>
          <table:table-cell table:style-name="ce3" office:value-type="float" office:value="24.15" calcext:value-type="float">
            <text:p>24.1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70" calcext:value-type="float">
            <text:p>77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onnestad, Mr. Daniel Danielse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2" calcext:value-type="float">
            <text:p>3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471" calcext:value-type="float">
            <text:p>8471</text:p>
          </table:table-cell>
          <table:table-cell table:style-name="ce3" office:value-type="float" office:value="8.3625" calcext:value-type="float">
            <text:p>8.3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71" calcext:value-type="float">
            <text:p>7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ievens, Mr. Rene Aime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4" calcext:value-type="float">
            <text:p>2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5781" calcext:value-type="float">
            <text:p>345781</text:p>
          </table:table-cell>
          <table:table-cell table:style-name="ce3" office:value-type="float" office:value="9.5" calcext:value-type="float">
            <text:p>9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72" calcext:value-type="float">
            <text:p>7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ensen, Mr. Niels Pede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8" calcext:value-type="float">
            <text:p>4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047" calcext:value-type="float">
            <text:p>350047</text:p>
          </table:table-cell>
          <table:table-cell table:style-name="ce3" office:value-type="float" office:value="7.8542" calcext:value-type="float">
            <text:p>7.8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73" calcext:value-type="float">
            <text:p>77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ck, Mrs. (Mary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57" calcext:value-type="float">
            <text:p>57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.O./P.P. 3</text:p>
          </table:table-cell>
          <table:table-cell table:style-name="ce3" office:value-type="float" office:value="10.5" calcext:value-type="float">
            <text:p>10.50</text:p>
          </table:table-cell>
          <table:table-cell table:style-name="ce1" office:value-type="string" calcext:value-type="string">
            <text:p>E77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74" calcext:value-type="float">
            <text:p>7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lias, Mr. Dibo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74" calcext:value-type="float">
            <text:p>2674</text:p>
          </table:table-cell>
          <table:table-cell table:style-name="ce3" office:value-type="float" office:value="7.225" calcext:value-type="float">
            <text:p>7.2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75" calcext:value-type="float">
            <text:p>77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ocking, Mrs. Elizabeth (Eliza Needs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54" calcext:value-type="float">
            <text:p>54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9105" calcext:value-type="float">
            <text:p>29105</text:p>
          </table:table-cell>
          <table:table-cell table:style-name="ce3" office:value-type="float" office:value="23" calcext:value-type="float">
            <text:p>2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76" calcext:value-type="float">
            <text:p>77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yhrman, Mr. Pehr Fabian Oliver Malkolm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8" calcext:value-type="float">
            <text:p>1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078" calcext:value-type="float">
            <text:p>347078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77" calcext:value-type="float">
            <text:p>77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obin, Mr. Roger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3121" calcext:value-type="float">
            <text:p>383121</text:p>
          </table:table-cell>
          <table:table-cell table:style-name="ce3" office:value-type="float" office:value="7.75" calcext:value-type="float">
            <text:p>7.75</text:p>
          </table:table-cell>
          <table:table-cell table:style-name="ce1" office:value-type="string" calcext:value-type="string">
            <text:p>F38</text:p>
          </table:table-cell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78" calcext:value-type="float">
            <text:p>77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manuel, Miss. Virginia Ethel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5" calcext:value-type="float">
            <text:p>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4516" calcext:value-type="float">
            <text:p>364516</text:p>
          </table:table-cell>
          <table:table-cell table:style-name="ce3" office:value-type="float" office:value="12.475" calcext:value-type="float">
            <text:p>12.4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79" calcext:value-type="float">
            <text:p>77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ilgannon, Mr. Thomas J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865" calcext:value-type="float">
            <text:p>36865</text:p>
          </table:table-cell>
          <table:table-cell table:style-name="ce3" office:value-type="float" office:value="7.7375" calcext:value-type="float">
            <text:p>7.74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80" calcext:value-type="float">
            <text:p>7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bert, Mrs. Edward Scott (Elisabeth Walton McMillan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3" calcext:value-type="float">
            <text:p>43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160" calcext:value-type="float">
            <text:p>24160</text:p>
          </table:table-cell>
          <table:table-cell table:style-name="ce3" office:value-type="float" office:value="211.3375" calcext:value-type="float">
            <text:p>211.34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81" calcext:value-type="float">
            <text:p>78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youb, Miss. Banour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3" calcext:value-type="float">
            <text:p>13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87" calcext:value-type="float">
            <text:p>2687</text:p>
          </table:table-cell>
          <table:table-cell table:style-name="ce3" office:value-type="float" office:value="7.2292" calcext:value-type="float">
            <text:p>7.2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ick, Mrs. Albert Adrian (Vera Gillespie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7" calcext:value-type="float">
            <text:p>17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474" calcext:value-type="float">
            <text:p>17474</text:p>
          </table:table-cell>
          <table:table-cell table:style-name="ce3" office:value-type="float" office:value="57" calcext:value-type="float">
            <text:p>57.00</text:p>
          </table:table-cell>
          <table:table-cell table:style-name="ce1" office:value-type="string" calcext:value-type="string">
            <text:p>B20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83" calcext:value-type="float">
            <text:p>7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ng, Mr. Milton Clyde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9" calcext:value-type="float">
            <text:p>2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501" calcext:value-type="float">
            <text:p>113501</text:p>
          </table:table-cell>
          <table:table-cell table:style-name="ce3" office:value-type="float" office:value="30" calcext:value-type="float">
            <text:p>30.00</text:p>
          </table:table-cell>
          <table:table-cell table:style-name="ce1" office:value-type="string" calcext:value-type="string">
            <text:p>D6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84" calcext:value-type="float">
            <text:p>7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ohnston, Mr. Andrew G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./C. 6607</text:p>
          </table:table-cell>
          <table:table-cell table:style-name="ce3" office:value-type="float" office:value="23.45" calcext:value-type="float">
            <text:p>23.4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85" calcext:value-type="float">
            <text:p>78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i, Mr. William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5" calcext:value-type="float">
            <text:p>2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TON/O.Q. 3101312</text:p>
          </table:table-cell>
          <table:table-cell table:style-name="ce3" office:value-type="float" office:value="7.05" calcext:value-type="float">
            <text:p>7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86" calcext:value-type="float">
            <text:p>7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armer, Mr. Abraham (David Lishin)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5" calcext:value-type="float">
            <text:p>2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4887" calcext:value-type="float">
            <text:p>374887</text:p>
          </table:table-cell>
          <table:table-cell table:style-name="ce3" office:value-type="float" office:value="7.25" calcext:value-type="float">
            <text:p>7.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87" calcext:value-type="float">
            <text:p>7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joblom, Miss. Anna Sofi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8" calcext:value-type="float">
            <text:p>1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01265" calcext:value-type="float">
            <text:p>3101265</text:p>
          </table:table-cell>
          <table:table-cell table:style-name="ce3" office:value-type="float" office:value="7.4958" calcext:value-type="float">
            <text:p>7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88" calcext:value-type="float">
            <text:p>78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ice, Master. George Hugh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8" calcext:value-type="float">
            <text:p>8.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2652" calcext:value-type="float">
            <text:p>382652</text:p>
          </table:table-cell>
          <table:table-cell table:style-name="ce3" office:value-type="float" office:value="29.125" calcext:value-type="float">
            <text:p>29.13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89" calcext:value-type="float">
            <text:p>7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an, Master. Bertram Vere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" calcext:value-type="float">
            <text:p>1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.A. 2315</text:p>
          </table:table-cell>
          <table:table-cell table:style-name="ce3" office:value-type="float" office:value="20.575" calcext:value-type="float">
            <text:p>20.5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uggenheim, Mr. Benjami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6" calcext:value-type="float">
            <text:p>4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593</text:p>
          </table:table-cell>
          <table:table-cell table:style-name="ce3" office:value-type="float" office:value="79.2" calcext:value-type="float">
            <text:p>79.20</text:p>
          </table:table-cell>
          <table:table-cell table:style-name="ce1" office:value-type="string" calcext:value-type="string">
            <text:p>B82 B84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91" calcext:value-type="float">
            <text:p>7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eane, Mr. Andrew "Andy"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460" calcext:value-type="float">
            <text:p>12460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92" calcext:value-type="float">
            <text:p>79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askell, Mr. Alfre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6" calcext:value-type="float">
            <text:p>1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9865" calcext:value-type="float">
            <text:p>239865</text:p>
          </table:table-cell>
          <table:table-cell table:style-name="ce3" office:value-type="float" office:value="26" calcext:value-type="float">
            <text:p>26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93" calcext:value-type="float">
            <text:p>79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ge, Miss. Stella Anna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. 2343</text:p>
          </table:table-cell>
          <table:table-cell table:style-name="ce3" office:value-type="float" office:value="69.55" calcext:value-type="float">
            <text:p>69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94" calcext:value-type="float">
            <text:p>7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oyt, Mr. William Fisher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600</text:p>
          </table:table-cell>
          <table:table-cell table:style-name="ce3" office:value-type="float" office:value="30.6958" calcext:value-type="float">
            <text:p>30.70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95" calcext:value-type="float">
            <text:p>79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antcheff, Mr. Ristiu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5" calcext:value-type="float">
            <text:p>2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03" calcext:value-type="float">
            <text:p>349203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96" calcext:value-type="float">
            <text:p>79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tter, Mr. Richar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9" calcext:value-type="float">
            <text:p>3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213" calcext:value-type="float">
            <text:p>28213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97" calcext:value-type="float">
            <text:p>7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eader, Dr. Alice (Farnham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9" calcext:value-type="float">
            <text:p>4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465" calcext:value-type="float">
            <text:p>17465</text:p>
          </table:table-cell>
          <table:table-cell table:style-name="ce3" office:value-type="float" office:value="25.9292" calcext:value-type="float">
            <text:p>25.93</text:p>
          </table:table-cell>
          <table:table-cell table:style-name="ce1" office:value-type="string" calcext:value-type="string">
            <text:p>D17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98" calcext:value-type="float">
            <text:p>79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sman, Mrs. Mar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1" calcext:value-type="float">
            <text:p>3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44" calcext:value-type="float">
            <text:p>349244</text:p>
          </table:table-cell>
          <table:table-cell table:style-name="ce3" office:value-type="float" office:value="8.6833" calcext:value-type="float">
            <text:p>8.6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99" calcext:value-type="float">
            <text:p>7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brahim Shawah, Mr. Yousseff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0" calcext:value-type="float">
            <text:p>3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85" calcext:value-type="float">
            <text:p>2685</text:p>
          </table:table-cell>
          <table:table-cell table:style-name="ce3" office:value-type="float" office:value="7.2292" calcext:value-type="float">
            <text:p>7.2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an Impe, Mrs. Jean Baptiste (Rosalie Paula Govaert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0" calcext:value-type="float">
            <text:p>30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45773" calcext:value-type="float">
            <text:p>345773</text:p>
          </table:table-cell>
          <table:table-cell table:style-name="ce3" office:value-type="float" office:value="24.15" calcext:value-type="float">
            <text:p>24.1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01" calcext:value-type="float">
            <text:p>8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onesell, Mr. Marti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4" calcext:value-type="float">
            <text:p>3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50647" calcext:value-type="float">
            <text:p>250647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02" calcext:value-type="float">
            <text:p>8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llyer, Mrs. Harvey (Charlotte Annie Tate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1" calcext:value-type="float">
            <text:p>31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.A. 31921</text:p>
          </table:table-cell>
          <table:table-cell table:style-name="ce3" office:value-type="float" office:value="26.25" calcext:value-type="float">
            <text:p>26.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03" calcext:value-type="float">
            <text:p>8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rter, Master. William Thornton II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1" calcext:value-type="float">
            <text:p>11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3760" calcext:value-type="float">
            <text:p>113760</text:p>
          </table:table-cell>
          <table:table-cell table:style-name="ce3" office:value-type="float" office:value="120" calcext:value-type="float">
            <text:p>120.00</text:p>
          </table:table-cell>
          <table:table-cell table:style-name="ce1" office:value-type="string" calcext:value-type="string">
            <text:p>B96 B98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04" calcext:value-type="float">
            <text:p>8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homas, Master. Assad Alexande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0.42" calcext:value-type="float">
            <text:p>0.4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25" calcext:value-type="float">
            <text:p>2625</text:p>
          </table:table-cell>
          <table:table-cell table:style-name="ce3" office:value-type="float" office:value="8.5167" calcext:value-type="float">
            <text:p>8.52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05" calcext:value-type="float">
            <text:p>8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edman, Mr. Oskar Arvi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7" calcext:value-type="float">
            <text:p>27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089" calcext:value-type="float">
            <text:p>347089</text:p>
          </table:table-cell>
          <table:table-cell table:style-name="ce3" office:value-type="float" office:value="6.975" calcext:value-type="float">
            <text:p>6.9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06" calcext:value-type="float">
            <text:p>8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ohansson, Mr. Karl Joha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1" calcext:value-type="float">
            <text:p>3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063" calcext:value-type="float">
            <text:p>347063</text:p>
          </table:table-cell>
          <table:table-cell table:style-name="ce3" office:value-type="float" office:value="7.775" calcext:value-type="float">
            <text:p>7.7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07" calcext:value-type="float">
            <text:p>8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ndrews, Mr. Thomas J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9" calcext:value-type="float">
            <text:p>3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2050" calcext:value-type="float">
            <text:p>112050</text:p>
          </table:table-cell>
          <table:table-cell table:style-name="ce3" office:value-type="float" office:value="0" calcext:value-type="float">
            <text:p>0.00</text:p>
          </table:table-cell>
          <table:table-cell table:style-name="ce1" office:value-type="string" calcext:value-type="string">
            <text:p>A36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08" calcext:value-type="float">
            <text:p>8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ttersson, Miss. Ellen Natali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8" calcext:value-type="float">
            <text:p>1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087" calcext:value-type="float">
            <text:p>347087</text:p>
          </table:table-cell>
          <table:table-cell table:style-name="ce3" office:value-type="float" office:value="7.775" calcext:value-type="float">
            <text:p>7.7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09" calcext:value-type="float">
            <text:p>8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eyer, Mr. August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9" calcext:value-type="float">
            <text:p>3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8723" calcext:value-type="float">
            <text:p>248723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10" calcext:value-type="float">
            <text:p>8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ambers, Mrs. Norman Campbell (Bertha Griggs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3" calcext:value-type="float">
            <text:p>33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3806" calcext:value-type="float">
            <text:p>113806</text:p>
          </table:table-cell>
          <table:table-cell table:style-name="ce3" office:value-type="float" office:value="53.1" calcext:value-type="float">
            <text:p>53.10</text:p>
          </table:table-cell>
          <table:table-cell table:style-name="ce1" office:value-type="string" calcext:value-type="string">
            <text:p>E8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11" calcext:value-type="float">
            <text:p>8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exander, Mr. William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6" calcext:value-type="float">
            <text:p>2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4" calcext:value-type="float">
            <text:p>3474</text:p>
          </table:table-cell>
          <table:table-cell table:style-name="ce3" office:value-type="float" office:value="7.8875" calcext:value-type="float">
            <text:p>7.89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12" calcext:value-type="float">
            <text:p>8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ester, Mr. Jame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9" calcext:value-type="float">
            <text:p>3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4 48871</text:p>
          </table:table-cell>
          <table:table-cell table:style-name="ce3" office:value-type="float" office:value="24.15" calcext:value-type="float">
            <text:p>24.1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13" calcext:value-type="float">
            <text:p>8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lemen, Mr. Richard Jame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5" calcext:value-type="float">
            <text:p>3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206" calcext:value-type="float">
            <text:p>28206</text:p>
          </table:table-cell>
          <table:table-cell table:style-name="ce3" office:value-type="float" office:value="10.5" calcext:value-type="float">
            <text:p>10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14" calcext:value-type="float">
            <text:p>8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dersson, Miss. Ebba Iris Alfrid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6" calcext:value-type="float">
            <text:p>6.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7082" calcext:value-type="float">
            <text:p>347082</text:p>
          </table:table-cell>
          <table:table-cell table:style-name="ce3" office:value-type="float" office:value="31.275" calcext:value-type="float">
            <text:p>31.2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15" calcext:value-type="float">
            <text:p>8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omlin, Mr. Ernest Portage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0.5" calcext:value-type="float">
            <text:p>30.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4499" calcext:value-type="float">
            <text:p>364499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ry, Mr. Richard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2058" calcext:value-type="float">
            <text:p>112058</text:p>
          </table:table-cell>
          <table:table-cell table:style-name="ce3" office:value-type="float" office:value="0" calcext:value-type="float">
            <text:p>0.00</text:p>
          </table:table-cell>
          <table:table-cell table:style-name="ce1" office:value-type="string" calcext:value-type="string">
            <text:p>B102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17" calcext:value-type="float">
            <text:p>8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eininen, Miss. Wendla Mari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3" calcext:value-type="float">
            <text:p>23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ON/O2. 3101290</text:p>
          </table:table-cell>
          <table:table-cell table:style-name="ce3" office:value-type="float" office:value="7.925" calcext:value-type="float">
            <text:p>7.9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18" calcext:value-type="float">
            <text:p>8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llet, Mr. Albert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1" calcext:value-type="float">
            <text:p>31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.C./PARIS 2079</text:p>
          </table:table-cell>
          <table:table-cell table:style-name="ce3" office:value-type="float" office:value="37.0042" calcext:value-type="float">
            <text:p>37.00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19" calcext:value-type="float">
            <text:p>8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olm, Mr. John Fredrik Alexande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3" calcext:value-type="float">
            <text:p>43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 7075</text:p>
          </table:table-cell>
          <table:table-cell table:style-name="ce3" office:value-type="float" office:value="6.45" calcext:value-type="float">
            <text:p>6.4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20" calcext:value-type="float">
            <text:p>8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koog, Master. Karl Thorste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0" calcext:value-type="float">
            <text:p>10.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7088" calcext:value-type="float">
            <text:p>347088</text:p>
          </table:table-cell>
          <table:table-cell table:style-name="ce3" office:value-type="float" office:value="27.9" calcext:value-type="float">
            <text:p>2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21" calcext:value-type="float">
            <text:p>8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ys, Mrs. Charles Melville (Clara Jennings Gregg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52" calcext:value-type="float">
            <text:p>52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749" calcext:value-type="float">
            <text:p>12749</text:p>
          </table:table-cell>
          <table:table-cell table:style-name="ce3" office:value-type="float" office:value="93.5" calcext:value-type="float">
            <text:p>93.50</text:p>
          </table:table-cell>
          <table:table-cell table:style-name="ce1" office:value-type="string" calcext:value-type="string">
            <text:p>B69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22" calcext:value-type="float">
            <text:p>8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ulic, Mr. Nikola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7" calcext:value-type="float">
            <text:p>27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5098" calcext:value-type="float">
            <text:p>315098</text:p>
          </table:table-cell>
          <table:table-cell table:style-name="ce3" office:value-type="float" office:value="8.6625" calcext:value-type="float">
            <text:p>8.6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23" calcext:value-type="float">
            <text:p>8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euchlin, Jonkheer. John George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8" calcext:value-type="float">
            <text:p>3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9972" calcext:value-type="float">
            <text:p>19972</text:p>
          </table:table-cell>
          <table:table-cell table:style-name="ce3" office:value-type="float" office:value="0" calcext:value-type="float">
            <text:p>0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24" calcext:value-type="float">
            <text:p>8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oor, Mrs. (Beila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7" calcext:value-type="float">
            <text:p>27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2096" calcext:value-type="float">
            <text:p>392096</text:p>
          </table:table-cell>
          <table:table-cell table:style-name="ce3" office:value-type="float" office:value="12.475" calcext:value-type="float">
            <text:p>12.48</text:p>
          </table:table-cell>
          <table:table-cell table:style-name="ce1" office:value-type="string" calcext:value-type="string">
            <text:p>E121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25" calcext:value-type="float">
            <text:p>8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nula, Master. Urho Abraham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" calcext:value-type="float">
            <text:p>2.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01295" calcext:value-type="float">
            <text:p>3101295</text:p>
          </table:table-cell>
          <table:table-cell table:style-name="ce3" office:value-type="float" office:value="39.6875" calcext:value-type="float">
            <text:p>39.69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26" calcext:value-type="float">
            <text:p>8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lynn, Mr. John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8323" calcext:value-type="float">
            <text:p>368323</text:p>
          </table:table-cell>
          <table:table-cell table:style-name="ce3" office:value-type="float" office:value="6.95" calcext:value-type="float">
            <text:p>6.9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27" calcext:value-type="float">
            <text:p>8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m, Mr. Len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01" calcext:value-type="float">
            <text:p>1601</text:p>
          </table:table-cell>
          <table:table-cell table:style-name="ce3" office:value-type="float" office:value="56.4958" calcext:value-type="float">
            <text:p>56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28" calcext:value-type="float">
            <text:p>8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llet, Master. Andre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.C./PARIS 2079</text:p>
          </table:table-cell>
          <table:table-cell table:style-name="ce3" office:value-type="float" office:value="37.0042" calcext:value-type="float">
            <text:p>37.00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29" calcext:value-type="float">
            <text:p>8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cCormack, Mr. Thomas Joseph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7228" calcext:value-type="float">
            <text:p>367228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30" calcext:value-type="float">
            <text:p>8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one, Mrs. George Nelson (Martha Evelyn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62" calcext:value-type="float">
            <text:p>6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572" calcext:value-type="float">
            <text:p>113572</text:p>
          </table:table-cell>
          <table:table-cell table:style-name="ce3" office:value-type="float" office:value="80" calcext:value-type="float">
            <text:p>80.00</text:p>
          </table:table-cell>
          <table:table-cell table:style-name="ce1" office:value-type="string" calcext:value-type="string">
            <text:p>B28</text:p>
          </table:table-cell>
          <table:table-cell/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31" calcext:value-type="float">
            <text:p>8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asbeck, Mrs. Antoni (Selini Alexander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5" calcext:value-type="float">
            <text:p>15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59" calcext:value-type="float">
            <text:p>2659</text:p>
          </table:table-cell>
          <table:table-cell table:style-name="ce3" office:value-type="float" office:value="14.4542" calcext:value-type="float">
            <text:p>14.4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32" calcext:value-type="float">
            <text:p>83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ichards, Master. George Sibley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0.83" calcext:value-type="float">
            <text:p>0.83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9106" calcext:value-type="float">
            <text:p>29106</text:p>
          </table:table-cell>
          <table:table-cell table:style-name="ce3" office:value-type="float" office:value="18.75" calcext:value-type="float">
            <text:p>18.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ad, Mr. Amin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71" calcext:value-type="float">
            <text:p>2671</text:p>
          </table:table-cell>
          <table:table-cell table:style-name="ce3" office:value-type="float" office:value="7.2292" calcext:value-type="float">
            <text:p>7.2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34" calcext:value-type="float">
            <text:p>8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ugustsson, Mr. Albert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3" calcext:value-type="float">
            <text:p>23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468" calcext:value-type="float">
            <text:p>347468</text:p>
          </table:table-cell>
          <table:table-cell table:style-name="ce3" office:value-type="float" office:value="7.8542" calcext:value-type="float">
            <text:p>7.8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35" calcext:value-type="float">
            <text:p>8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lum, Mr. Owen George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8" calcext:value-type="float">
            <text:p>1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23" calcext:value-type="float">
            <text:p>2223</text:p>
          </table:table-cell>
          <table:table-cell table:style-name="ce3" office:value-type="float" office:value="8.3" calcext:value-type="float">
            <text:p>8.3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36" calcext:value-type="float">
            <text:p>8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mpton, Miss. Sara Rebecc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9" calcext:value-type="float">
            <text:p>39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 17756</text:p>
          </table:table-cell>
          <table:table-cell table:style-name="ce3" office:value-type="float" office:value="83.1583" calcext:value-type="float">
            <text:p>83.16</text:p>
          </table:table-cell>
          <table:table-cell table:style-name="ce1" office:value-type="string" calcext:value-type="string">
            <text:p>E49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sic, Mr. Jakob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1" calcext:value-type="float">
            <text:p>2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5097" calcext:value-type="float">
            <text:p>315097</text:p>
          </table:table-cell>
          <table:table-cell table:style-name="ce3" office:value-type="float" office:value="8.6625" calcext:value-type="float">
            <text:p>8.6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38" calcext:value-type="float">
            <text:p>8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irota, Mr. Maurice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92092" calcext:value-type="float">
            <text:p>392092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39" calcext:value-type="float">
            <text:p>8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ip, Mr. Chang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2" calcext:value-type="float">
            <text:p>3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01" calcext:value-type="float">
            <text:p>1601</text:p>
          </table:table-cell>
          <table:table-cell table:style-name="ce3" office:value-type="float" office:value="56.4958" calcext:value-type="float">
            <text:p>56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40" calcext:value-type="float">
            <text:p>8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rechal, Mr. Pierre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774" calcext:value-type="float">
            <text:p>11774</text:p>
          </table:table-cell>
          <table:table-cell table:style-name="ce3" office:value-type="float" office:value="29.7" calcext:value-type="float">
            <text:p>29.70</text:p>
          </table:table-cell>
          <table:table-cell table:style-name="ce1" office:value-type="string" calcext:value-type="string">
            <text:p>C47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41" calcext:value-type="float">
            <text:p>8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homaki, Mr. Ilmari Rudolf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0" calcext:value-type="float">
            <text:p>2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TON/O2 3101287</text:p>
          </table:table-cell>
          <table:table-cell table:style-name="ce3" office:value-type="float" office:value="7.925" calcext:value-type="float">
            <text:p>7.9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42" calcext:value-type="float">
            <text:p>84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udd, Mr. Thomas Charle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6" calcext:value-type="float">
            <text:p>1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.O./P.P. 3</text:p>
          </table:table-cell>
          <table:table-cell table:style-name="ce3" office:value-type="float" office:value="10.5" calcext:value-type="float">
            <text:p>10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43" calcext:value-type="float">
            <text:p>8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erepeca, Miss. August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0" calcext:value-type="float">
            <text:p>3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798" calcext:value-type="float">
            <text:p>113798</text:p>
          </table:table-cell>
          <table:table-cell table:style-name="ce3" office:value-type="float" office:value="31" calcext:value-type="float">
            <text:p>31.00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44" calcext:value-type="float">
            <text:p>8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emberopolous, Mr. Peter L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4.5" calcext:value-type="float">
            <text:p>34.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83" calcext:value-type="float">
            <text:p>2683</text:p>
          </table:table-cell>
          <table:table-cell table:style-name="ce3" office:value-type="float" office:value="6.4375" calcext:value-type="float">
            <text:p>6.44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45" calcext:value-type="float">
            <text:p>84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ulumovic, Mr. Jeso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7" calcext:value-type="float">
            <text:p>17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5090" calcext:value-type="float">
            <text:p>315090</text:p>
          </table:table-cell>
          <table:table-cell table:style-name="ce3" office:value-type="float" office:value="8.6625" calcext:value-type="float">
            <text:p>8.6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46" calcext:value-type="float">
            <text:p>8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bbing, Mr. Anthony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2" calcext:value-type="float">
            <text:p>4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5547</text:p>
          </table:table-cell>
          <table:table-cell table:style-name="ce3" office:value-type="float" office:value="7.55" calcext:value-type="float">
            <text:p>7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47" calcext:value-type="float">
            <text:p>8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ge, Mr. Douglas Bullen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. 2343</text:p>
          </table:table-cell>
          <table:table-cell table:style-name="ce3" office:value-type="float" office:value="69.55" calcext:value-type="float">
            <text:p>69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48" calcext:value-type="float">
            <text:p>84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rkoff, Mr. Mari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5" calcext:value-type="float">
            <text:p>3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13" calcext:value-type="float">
            <text:p>349213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49" calcext:value-type="float">
            <text:p>84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arper, Rev. Joh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8" calcext:value-type="float">
            <text:p>28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727" calcext:value-type="float">
            <text:p>248727</text:p>
          </table:table-cell>
          <table:table-cell table:style-name="ce3" office:value-type="float" office:value="33" calcext:value-type="float">
            <text:p>3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50" calcext:value-type="float">
            <text:p>8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oldenberg, Mrs. Samuel L (Edwiga Grabowska)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453" calcext:value-type="float">
            <text:p>17453</text:p>
          </table:table-cell>
          <table:table-cell table:style-name="ce3" office:value-type="float" office:value="89.1042" calcext:value-type="float">
            <text:p>89.10</text:p>
          </table:table-cell>
          <table:table-cell table:style-name="ce1" office:value-type="string" calcext:value-type="string">
            <text:p>C92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51" calcext:value-type="float">
            <text:p>8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dersson, Master. Sigvard Harald Elia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" calcext:value-type="float">
            <text:p>4.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7082" calcext:value-type="float">
            <text:p>347082</text:p>
          </table:table-cell>
          <table:table-cell table:style-name="ce3" office:value-type="float" office:value="31.275" calcext:value-type="float">
            <text:p>31.2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52" calcext:value-type="float">
            <text:p>8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vensson, Mr. Joha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74" calcext:value-type="float">
            <text:p>7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060" calcext:value-type="float">
            <text:p>347060</text:p>
          </table:table-cell>
          <table:table-cell table:style-name="ce3" office:value-type="float" office:value="7.775" calcext:value-type="float">
            <text:p>7.7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53" calcext:value-type="float">
            <text:p>8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oulos, Miss. Nourelain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9" calcext:value-type="float">
            <text:p>9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678" calcext:value-type="float">
            <text:p>2678</text:p>
          </table:table-cell>
          <table:table-cell table:style-name="ce3" office:value-type="float" office:value="15.2458" calcext:value-type="float">
            <text:p>15.2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54" calcext:value-type="float">
            <text:p>8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ines, Miss. Mary Conover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6" calcext:value-type="float">
            <text:p>16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 17592</text:p>
          </table:table-cell>
          <table:table-cell table:style-name="ce3" office:value-type="float" office:value="39.4" calcext:value-type="float">
            <text:p>39.40</text:p>
          </table:table-cell>
          <table:table-cell table:style-name="ce1" office:value-type="string" calcext:value-type="string">
            <text:p>D28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55" calcext:value-type="float">
            <text:p>8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rter, Mrs. Ernest Courtenay (Lilian Hughes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4" calcext:value-type="float">
            <text:p>44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252" calcext:value-type="float">
            <text:p>244252</text:p>
          </table:table-cell>
          <table:table-cell table:style-name="ce3" office:value-type="float" office:value="26" calcext:value-type="float">
            <text:p>26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56" calcext:value-type="float">
            <text:p>85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ks, Mrs. Sam (Leah Rosen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8" calcext:value-type="float">
            <text:p>18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2091" calcext:value-type="float">
            <text:p>392091</text:p>
          </table:table-cell>
          <table:table-cell table:style-name="ce3" office:value-type="float" office:value="9.35" calcext:value-type="float">
            <text:p>9.3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57" calcext:value-type="float">
            <text:p>8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ick, Mrs. George Dennick (Mary Hitchcock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5" calcext:value-type="float">
            <text:p>45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6928" calcext:value-type="float">
            <text:p>36928</text:p>
          </table:table-cell>
          <table:table-cell table:style-name="ce3" office:value-type="float" office:value="164.8667" calcext:value-type="float">
            <text:p>164.87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58" calcext:value-type="float">
            <text:p>8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aly, Mr. Peter Denis 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51" calcext:value-type="float">
            <text:p>5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055" calcext:value-type="float">
            <text:p>113055</text:p>
          </table:table-cell>
          <table:table-cell table:style-name="ce3" office:value-type="float" office:value="26.55" calcext:value-type="float">
            <text:p>26.55</text:p>
          </table:table-cell>
          <table:table-cell table:style-name="ce1" office:value-type="string" calcext:value-type="string">
            <text:p>E17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59" calcext:value-type="float">
            <text:p>85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lini, Mrs. Solomon (Latifa Qurban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4" calcext:value-type="float">
            <text:p>24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66" calcext:value-type="float">
            <text:p>2666</text:p>
          </table:table-cell>
          <table:table-cell table:style-name="ce3" office:value-type="float" office:value="19.2583" calcext:value-type="float">
            <text:p>19.26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60" calcext:value-type="float">
            <text:p>8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azi, Mr. Raihed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29" calcext:value-type="float">
            <text:p>2629</text:p>
          </table:table-cell>
          <table:table-cell table:style-name="ce3" office:value-type="float" office:value="7.2292" calcext:value-type="float">
            <text:p>7.2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61" calcext:value-type="float">
            <text:p>8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ansen, Mr. Claus Pete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1" calcext:value-type="float">
            <text:p>41.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0026" calcext:value-type="float">
            <text:p>350026</text:p>
          </table:table-cell>
          <table:table-cell table:style-name="ce3" office:value-type="float" office:value="14.1083" calcext:value-type="float">
            <text:p>14.11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62" calcext:value-type="float">
            <text:p>86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iles, Mr. Frederick Edwar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1" calcext:value-type="float">
            <text:p>21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134" calcext:value-type="float">
            <text:p>28134</text:p>
          </table:table-cell>
          <table:table-cell table:style-name="ce3" office:value-type="float" office:value="11.5" calcext:value-type="float">
            <text:p>11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63" calcext:value-type="float">
            <text:p>8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wift, Mrs. Frederick Joel (Margaret Welles Barron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8" calcext:value-type="float">
            <text:p>4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466" calcext:value-type="float">
            <text:p>17466</text:p>
          </table:table-cell>
          <table:table-cell table:style-name="ce3" office:value-type="float" office:value="25.9292" calcext:value-type="float">
            <text:p>25.93</text:p>
          </table:table-cell>
          <table:table-cell table:style-name="ce1" office:value-type="string" calcext:value-type="string">
            <text:p>D17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64" calcext:value-type="float">
            <text:p>8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ge, Miss. Dorothy Edith "Dolly"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. 2343</text:p>
          </table:table-cell>
          <table:table-cell table:style-name="ce3" office:value-type="float" office:value="69.55" calcext:value-type="float">
            <text:p>69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65" calcext:value-type="float">
            <text:p>86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ill, Mr. John William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4" calcext:value-type="float">
            <text:p>2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3866" calcext:value-type="float">
            <text:p>233866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66" calcext:value-type="float">
            <text:p>86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ystrom, Mrs. (Karolina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2" calcext:value-type="float">
            <text:p>4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6852" calcext:value-type="float">
            <text:p>236852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67" calcext:value-type="float">
            <text:p>86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ran y More, Miss. Asuncion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7" calcext:value-type="float">
            <text:p>27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C/PARIS 2149</text:p>
          </table:table-cell>
          <table:table-cell table:style-name="ce3" office:value-type="float" office:value="13.8583" calcext:value-type="float">
            <text:p>13.86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68" calcext:value-type="float">
            <text:p>86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ebling, Mr. Washington Augustus II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1" calcext:value-type="float">
            <text:p>3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590</text:p>
          </table:table-cell>
          <table:table-cell table:style-name="ce3" office:value-type="float" office:value="50.4958" calcext:value-type="float">
            <text:p>50.50</text:p>
          </table:table-cell>
          <table:table-cell table:style-name="ce1" office:value-type="string" calcext:value-type="string">
            <text:p>A24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69" calcext:value-type="float">
            <text:p>86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an Melkebeke, Mr. Philemon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5777" calcext:value-type="float">
            <text:p>345777</text:p>
          </table:table-cell>
          <table:table-cell table:style-name="ce3" office:value-type="float" office:value="9.5" calcext:value-type="float">
            <text:p>9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70" calcext:value-type="float">
            <text:p>87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ohnson, Master. Harold Theodo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" calcext:value-type="float">
            <text:p>4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47742" calcext:value-type="float">
            <text:p>347742</text:p>
          </table:table-cell>
          <table:table-cell table:style-name="ce3" office:value-type="float" office:value="11.1333" calcext:value-type="float">
            <text:p>11.1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71" calcext:value-type="float">
            <text:p>8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lkic, Mr. Ceri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6" calcext:value-type="float">
            <text:p>2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48" calcext:value-type="float">
            <text:p>349248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72" calcext:value-type="float">
            <text:p>87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ckwith, Mrs. Richard Leonard (Sallie Monypeny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7" calcext:value-type="float">
            <text:p>47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1751" calcext:value-type="float">
            <text:p>11751</text:p>
          </table:table-cell>
          <table:table-cell table:style-name="ce3" office:value-type="float" office:value="52.5542" calcext:value-type="float">
            <text:p>52.55</text:p>
          </table:table-cell>
          <table:table-cell table:style-name="ce1" office:value-type="string" calcext:value-type="string">
            <text:p>D35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73" calcext:value-type="float">
            <text:p>87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rlsson, Mr. Frans Olof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3" calcext:value-type="float">
            <text:p>33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95" calcext:value-type="float">
            <text:p>695</text:p>
          </table:table-cell>
          <table:table-cell table:style-name="ce3" office:value-type="float" office:value="5" calcext:value-type="float">
            <text:p>5.00</text:p>
          </table:table-cell>
          <table:table-cell table:style-name="ce1" office:value-type="string" calcext:value-type="string">
            <text:p>B51 B53 B55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74" calcext:value-type="float">
            <text:p>8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ander Cruyssen, Mr. Victo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7" calcext:value-type="float">
            <text:p>47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5765" calcext:value-type="float">
            <text:p>345765</text:p>
          </table:table-cell>
          <table:table-cell table:style-name="ce3" office:value-type="float" office:value="9" calcext:value-type="float">
            <text:p>9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75" calcext:value-type="float">
            <text:p>87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belson, Mrs. Samuel (Hannah Wizosky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8" calcext:value-type="float">
            <text:p>28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/PP 3381</text:p>
          </table:table-cell>
          <table:table-cell table:style-name="ce3" office:value-type="float" office:value="24" calcext:value-type="float">
            <text:p>24.00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76" calcext:value-type="float">
            <text:p>87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ajib, Miss. Adele Kiamie "Jane"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5" calcext:value-type="float">
            <text:p>1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67" calcext:value-type="float">
            <text:p>2667</text:p>
          </table:table-cell>
          <table:table-cell table:style-name="ce3" office:value-type="float" office:value="7.225" calcext:value-type="float">
            <text:p>7.2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77" calcext:value-type="float">
            <text:p>87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ustafsson, Mr. Alfred Ossia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0" calcext:value-type="float">
            <text:p>2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534" calcext:value-type="float">
            <text:p>7534</text:p>
          </table:table-cell>
          <table:table-cell table:style-name="ce3" office:value-type="float" office:value="9.8458" calcext:value-type="float">
            <text:p>9.8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78" calcext:value-type="float">
            <text:p>87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troff, Mr. Nedelio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9" calcext:value-type="float">
            <text:p>1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12" calcext:value-type="float">
            <text:p>349212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79" calcext:value-type="float">
            <text:p>87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leff, Mr. Kristo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17" calcext:value-type="float">
            <text:p>349217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80" calcext:value-type="float">
            <text:p>8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otter, Mrs. Thomas Jr (Lily Alexenia Wilson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56" calcext:value-type="float">
            <text:p>56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767" calcext:value-type="float">
            <text:p>11767</text:p>
          </table:table-cell>
          <table:table-cell table:style-name="ce3" office:value-type="float" office:value="83.1583" calcext:value-type="float">
            <text:p>83.16</text:p>
          </table:table-cell>
          <table:table-cell table:style-name="ce1" office:value-type="string" calcext:value-type="string">
            <text:p>C50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81" calcext:value-type="float">
            <text:p>88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helley, Mrs. William (Imanita Parrish Hall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5" calcext:value-type="float">
            <text:p>25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0433" calcext:value-type="float">
            <text:p>230433</text:p>
          </table:table-cell>
          <table:table-cell table:style-name="ce3" office:value-type="float" office:value="26" calcext:value-type="float">
            <text:p>26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82" calcext:value-type="float">
            <text:p>88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rkun, Mr. Johan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3" calcext:value-type="float">
            <text:p>33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57" calcext:value-type="float">
            <text:p>349257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83" calcext:value-type="float">
            <text:p>88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ahlberg, Miss. Gerda Ulrik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2" calcext:value-type="float">
            <text:p>2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552" calcext:value-type="float">
            <text:p>7552</text:p>
          </table:table-cell>
          <table:table-cell table:style-name="ce3" office:value-type="float" office:value="10.5167" calcext:value-type="float">
            <text:p>10.52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84" calcext:value-type="float">
            <text:p>88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field, Mr. Frederick Jame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8" calcext:value-type="float">
            <text:p>2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/SOTON 34068</text:p>
          </table:table-cell>
          <table:table-cell table:style-name="ce3" office:value-type="float" office:value="10.5" calcext:value-type="float">
            <text:p>10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85" calcext:value-type="float">
            <text:p>88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utehall, Mr. Henry J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5" calcext:value-type="float">
            <text:p>2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TON/OQ 392076</text:p>
          </table:table-cell>
          <table:table-cell table:style-name="ce3" office:value-type="float" office:value="7.05" calcext:value-type="float">
            <text:p>7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86" calcext:value-type="float">
            <text:p>8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ice, Mrs. William (Margaret Norton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9" calcext:value-type="float">
            <text:p>39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82652" calcext:value-type="float">
            <text:p>382652</text:p>
          </table:table-cell>
          <table:table-cell table:style-name="ce3" office:value-type="float" office:value="29.125" calcext:value-type="float">
            <text:p>29.13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87" calcext:value-type="float">
            <text:p>88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ontvila, Rev. Juoza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7" calcext:value-type="float">
            <text:p>27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1536" calcext:value-type="float">
            <text:p>211536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88" calcext:value-type="float">
            <text:p>8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ham, Miss. Margaret Edith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9" calcext:value-type="float">
            <text:p>1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2053" calcext:value-type="float">
            <text:p>112053</text:p>
          </table:table-cell>
          <table:table-cell table:style-name="ce3" office:value-type="float" office:value="30" calcext:value-type="float">
            <text:p>30.00</text:p>
          </table:table-cell>
          <table:table-cell table:style-name="ce1" office:value-type="string" calcext:value-type="string">
            <text:p>B42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89" calcext:value-type="float">
            <text:p>8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ohnston, Miss. Catherine Helen "Carrie"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./C. 6607</text:p>
          </table:table-cell>
          <table:table-cell table:style-name="ce3" office:value-type="float" office:value="23.45" calcext:value-type="float">
            <text:p>23.4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90" calcext:value-type="float">
            <text:p>8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hr, Mr. Karl Howell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6" calcext:value-type="float">
            <text:p>2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1369" calcext:value-type="float">
            <text:p>111369</text:p>
          </table:table-cell>
          <table:table-cell table:style-name="ce3" office:value-type="float" office:value="30" calcext:value-type="float">
            <text:p>30.00</text:p>
          </table:table-cell>
          <table:table-cell table:style-name="ce1" office:value-type="string" calcext:value-type="string">
            <text:p>C148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91" calcext:value-type="float">
            <text:p>8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ooley, Mr. Patrick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2" calcext:value-type="float">
            <text:p>3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0376" calcext:value-type="float">
            <text:p>370376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2" table:number-rows-repeated="104768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name-asian="Linux Libertine G" style:font-family-asian="'Linux Libertine G'" style:font-family-generic-asian="system" style:font-pitch-asian="variable" style:font-name-complex="Linux Libertine G" style:font-family-complex="'Linux Libertine G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838" meta:object-count="0"/>
    <meta:generator>LibreOfficeDev/6.0.5.2$Linux_X86_64 LibreOffice_project/</meta:generator>
  </office:meta>
</office:document-meta>
</file>